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3" style:family="table">
      <style:table-properties style:width="3.888cm" fo:margin-left="0cm" fo:margin-right="0.4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0.4cm" style:rel-column-width="6749*"/>
    </style:style>
    <style:style style:name="Tableau3.C" style:family="table-column">
      <style:table-column-properties style:column-width="1.028cm" style:rel-column-width="17335*"/>
    </style:style>
    <style:style style:name="Tableau3.D" style:family="table-column">
      <style:table-column-properties style:column-width="1.03cm" style:rel-column-width="17364*"/>
    </style:style>
    <style:style style:name="Tableau3.E" style:family="table-column">
      <style:table-column-properties style:column-width="1.028cm" style:rel-column-width="17338*"/>
    </style:style>
    <style:style style:name="Tableau3.1" style:family="table-row">
      <style:table-row-properties style:row-height="0.75cm" fo:background-color="transparent" fo:keep-together="auto">
        <style:background-image/>
      </style:table-row-properties>
    </style:style>
    <style:style style:name="Tableau3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3.C1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3.B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3.D2" style:family="table-cell" style:data-style-name="N0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3.888cm" fo:margin-left="0cm" fo:margin-right="0.4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402cm" style:rel-column-width="6793*"/>
    </style:style>
    <style:style style:name="Table1.B" style:family="table-column">
      <style:table-column-properties style:column-width="0.404cm" style:rel-column-width="6821*"/>
    </style:style>
    <style:style style:name="Table1.C" style:family="table-column">
      <style:table-column-properties style:column-width="1.028cm" style:rel-column-width="17325*"/>
    </style:style>
    <style:style style:name="Table1.D" style:family="table-column">
      <style:table-column-properties style:column-width="1.025cm" style:rel-column-width="17268*"/>
    </style:style>
    <style:style style:name="Table1.E" style:family="table-column">
      <style:table-column-properties style:column-width="1.028cm" style:rel-column-width="17328*"/>
    </style:style>
    <style:style style:name="Table1.1" style:family="table-row">
      <style:table-row-properties style:row-height="0.75cm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E1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1.C2" style:family="table-cell" style:data-style-name="N0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9" style:family="table">
      <style:table-properties style:width="4.71cm" fo:break-before="auto" fo:break-after="auto" table:align="right" fo:background-color="transparent" fo:keep-with-next="auto" style:may-break-between-rows="true" style:writing-mode="page">
        <style:background-image/>
      </style:table-properties>
    </style:style>
    <style:style style:name="Tableau9.A" style:family="table-column">
      <style:table-column-properties style:column-width="0.395cm"/>
    </style:style>
    <style:style style:name="Tableau9.B" style:family="table-column">
      <style:table-column-properties style:column-width="0.409cm"/>
    </style:style>
    <style:style style:name="Tableau9.C" style:family="table-column">
      <style:table-column-properties style:column-width="0.951cm"/>
    </style:style>
    <style:style style:name="Tableau9.D" style:family="table-column">
      <style:table-column-properties style:column-width="0.984cm"/>
    </style:style>
    <style:style style:name="Tableau9.E" style:family="table-column">
      <style:table-column-properties style:column-width="0.986cm"/>
    </style:style>
    <style:style style:name="Tableau9.1" style:family="table-row">
      <style:table-row-properties style:row-height="0.75cm" fo:background-color="transparent" fo:keep-together="auto">
        <style:background-image/>
      </style:table-row-properties>
    </style:style>
    <style:style style:name="Tableau9.A1" style:family="table-cell">
      <style:table-cell-properties style:vertical-align="middle" fo:padding="0cm" fo:border="none"/>
    </style:style>
    <style:style style:name="Tableau9.C1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9.D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9.A2" style:family="table-cell">
      <style:table-cell-properties style:vertical-align="middle" fo:padding="0.097cm" fo:border-left="none" fo:border-right="none" fo:border-top="none" fo:border-bottom="0.5pt solid #000000"/>
    </style:style>
    <style:style style:name="Tableau9.B2" style:family="table-cell">
      <style:table-cell-properties style:vertical-align="middle" fo:padding="0cm" fo:border-left="none" fo:border-right="none" fo:border-top="none" fo:border-bottom="0.5pt solid #000000"/>
    </style:style>
    <style:style style:name="Tableau9.C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9.D2" style:family="table-cell" style:data-style-name="N0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9.E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9.B3" style:family="table-cell" style:data-style-name="N0">
      <style:table-cell-properties style:vertical-align="middle" fo:padding="0cm" fo:border="none"/>
    </style:style>
    <style:style style:name="Tableau9.F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0" style:family="table">
      <style:table-properties style:width="4.71cm" fo:break-before="auto" fo:break-after="auto" table:align="right" fo:background-color="transparent" fo:keep-with-next="auto" style:may-break-between-rows="true" style:writing-mode="page">
        <style:background-image/>
      </style:table-properties>
    </style:style>
    <style:style style:name="Tableau10.A" style:family="table-column">
      <style:table-column-properties style:column-width="0.494cm"/>
    </style:style>
    <style:style style:name="Tableau10.B" style:family="table-column">
      <style:table-column-properties style:column-width="0.275cm"/>
    </style:style>
    <style:style style:name="Tableau10.C" style:family="table-column">
      <style:table-column-properties style:column-width="0.984cm"/>
    </style:style>
    <style:style style:name="Tableau10.D" style:family="table-column">
      <style:table-column-properties style:column-width="0.988cm"/>
    </style:style>
    <style:style style:name="Tableau10.E" style:family="table-column">
      <style:table-column-properties style:column-width="0.986cm"/>
    </style:style>
    <style:style style:name="Tableau10.F" style:family="table-column">
      <style:table-column-properties style:column-width="0.982cm"/>
    </style:style>
    <style:style style:name="Tableau10.1" style:family="table-row">
      <style:table-row-properties style:row-height="0.75cm" fo:background-color="transparent" fo:keep-together="auto">
        <style:background-image/>
      </style:table-row-properties>
    </style:style>
    <style:style style:name="Tableau10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0.E1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0.B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10.C2" style:family="table-cell" style:data-style-name="N0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10.E2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13" style:family="table">
      <style:table-properties style:width="3.44cm" table:align="center"/>
    </style:style>
    <style:style style:name="Tableau13.A" style:family="table-column">
      <style:table-column-properties style:column-width="0.411cm"/>
    </style:style>
    <style:style style:name="Tableau13.B" style:family="table-column">
      <style:table-column-properties style:column-width="1.009cm"/>
    </style:style>
    <style:style style:name="Tableau13.C" style:family="table-column">
      <style:table-column-properties style:column-width="1.005cm"/>
    </style:style>
    <style:style style:name="Tableau13.D" style:family="table-column">
      <style:table-column-properties style:column-width="1.014cm"/>
    </style:style>
    <style:style style:name="Tableau13.1" style:family="table-row">
      <style:table-row-properties style:row-height="0.75cm"/>
    </style:style>
    <style:style style:name="Tableau13.A1" style:family="table-cell">
      <style:table-cell-properties style:vertical-align="middle" fo:background-color="transparent">
        <style:background-image/>
      </style:table-cell-properties>
    </style:style>
    <style:style style:name="Tableau13.B1" style:family="table-cell" style:data-style-name="N0">
      <style:table-cell-properties style:vertical-align="middle" fo:background-color="transparent">
        <style:background-image/>
      </style:table-cell-properties>
    </style:style>
    <style:style style:name="Tableau13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3.B2" style:family="table-cell" style:data-style-name="N0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4" style:family="table">
      <style:table-properties style:width="3.44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au14.A" style:family="table-column">
      <style:table-column-properties style:column-width="0.407cm"/>
    </style:style>
    <style:style style:name="Tableau14.B" style:family="table-column">
      <style:table-column-properties style:column-width="1.011cm"/>
    </style:style>
    <style:style style:name="Tableau14.C" style:family="table-column">
      <style:table-column-properties style:column-width="1.009cm"/>
    </style:style>
    <style:style style:name="Tableau14.D" style:family="table-column">
      <style:table-column-properties style:column-width="1.012cm"/>
    </style:style>
    <style:style style:name="Tableau14.1" style:family="table-row">
      <style:table-row-properties style:row-height="0.75cm" fo:background-color="transparent" fo:keep-together="auto">
        <style:background-image/>
      </style:table-row-properties>
    </style:style>
    <style:style style:name="Tableau14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4.B1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4.B2" style:family="table-cell" style:data-style-name="N0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4.D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5" style:family="table">
      <style:table-properties style:width="4.48cm" fo:break-before="auto" fo:break-after="auto" table:align="right" fo:background-color="transparent" fo:keep-with-next="auto" style:may-break-between-rows="true" style:writing-mode="page">
        <style:background-image/>
      </style:table-properties>
    </style:style>
    <style:style style:name="Tableau15.A" style:family="table-column">
      <style:table-column-properties style:column-width="0.402cm"/>
    </style:style>
    <style:style style:name="Tableau15.B" style:family="table-column">
      <style:table-column-properties style:column-width="1.02cm"/>
    </style:style>
    <style:style style:name="Tableau15.1" style:family="table-row">
      <style:table-row-properties style:row-height="0.75cm" fo:background-color="transparent" fo:keep-together="auto">
        <style:background-image/>
      </style:table-row-properties>
    </style:style>
    <style:style style:name="Tableau15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5.B1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5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5.B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5.C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5.D2" style:family="table-cell" style:data-style-name="N0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2" style:family="table">
      <style:table-properties style:width="4.531cm" fo:margin-left="0.019cm" fo:margin-right="0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2.A" style:family="table-column">
      <style:table-column-properties style:column-width="0.407cm" style:rel-column-width="5901*"/>
    </style:style>
    <style:style style:name="Tableau12.B" style:family="table-column">
      <style:table-column-properties style:column-width="1.037cm" style:rel-column-width="14999*"/>
    </style:style>
    <style:style style:name="Tableau12.C" style:family="table-column">
      <style:table-column-properties style:column-width="1.039cm" style:rel-column-width="15025*"/>
    </style:style>
    <style:style style:name="Tableau12.E" style:family="table-column">
      <style:table-column-properties style:column-width="1.009cm" style:rel-column-width="14585*"/>
    </style:style>
    <style:style style:name="Tableau12.1" style:family="table-row">
      <style:table-row-properties style:row-height="0.75cm" fo:background-color="transparent" fo:keep-together="auto">
        <style:background-image/>
      </style:table-row-properties>
    </style:style>
    <style:style style:name="Tableau12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2.C1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2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2.B2" style:family="table-cell" style:data-style-name="N0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au12.C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9.149cm" fo:margin-left="0cm" fo:margin-right="0.002cm" table:align="margins"/>
    </style:style>
    <style:style style:name="Table2.A" style:family="table-column">
      <style:table-column-properties style:column-width="3.05cm" style:rel-column-width="21845*"/>
    </style:style>
    <style:style style:name="Table2.1" style:family="table-row">
      <style:table-row-properties style:row-height="4.001cm"/>
    </style:style>
    <style:style style:name="Table2.A1" style:family="table-cell">
      <style:table-cell-properties fo:padding="0.101cm" fo:border-left="0.5pt solid #000000" fo:border-right="none" fo:border-top="0.5pt solid #000000" fo:border-bottom="0.5pt solid #000000"/>
    </style:style>
    <style:style style:name="Table2.C1" style:family="table-cell">
      <style:table-cell-properties fo:padding="0.101cm" fo:border="0.5pt solid #000000"/>
    </style:style>
    <style:style style:name="Table2.A2" style:family="table-cell">
      <style:table-cell-properties fo:padding="0.101cm" fo:border-left="0.5pt solid #000000" fo:border-right="none" fo:border-top="none" fo:border-bottom="0.5pt solid #000000"/>
    </style:style>
    <style:style style:name="Table2.C2" style:family="table-cell">
      <style:table-cell-properties fo:padding="0.101cm" fo:border-left="0.5pt solid #000000" fo:border-right="0.5pt solid #000000" fo:border-top="none" fo:border-bottom="0.5pt solid #000000"/>
    </style:style>
    <style:style style:name="Table3" style:family="table">
      <style:table-properties style:width="9.149cm" fo:margin-left="0cm" fo:margin-right="0.002cm" table:align="margins"/>
    </style:style>
    <style:style style:name="Table3.A" style:family="table-column">
      <style:table-column-properties style:column-width="3.05cm" style:rel-column-width="21845*"/>
    </style:style>
    <style:style style:name="Table3.1" style:family="table-row">
      <style:table-row-properties style:row-height="7.001cm"/>
    </style:style>
    <style:style style:name="Table3.A1" style:family="table-cell">
      <style:table-cell-properties fo:padding="0.101cm" fo:border-left="0.5pt solid #000000" fo:border-right="none" fo:border-top="0.5pt solid #000000" fo:border-bottom="0.5pt solid #000000"/>
    </style:style>
    <style:style style:name="Table3.C1" style:family="table-cell">
      <style:table-cell-properties fo:padding="0.101cm" fo:border="0.5pt solid #000000"/>
    </style:style>
    <style:style style:name="Table4" style:family="table">
      <style:table-properties style:width="9.151cm" table:align="margins" style:may-break-between-rows="false"/>
    </style:style>
    <style:style style:name="Table4.A" style:family="table-column">
      <style:table-column-properties style:column-width="4.576cm" style:rel-column-width="32767*"/>
    </style:style>
    <style:style style:name="Table4.B" style:family="table-column">
      <style:table-column-properties style:column-width="4.576cm" style:rel-column-width="32768*"/>
    </style:style>
    <style:style style:name="Table4.A1" style:family="table-cell">
      <style:table-cell-properties fo:padding-left="0.4cm" fo:padding-right="0.049cm" fo:padding-top="0.049cm" fo:padding-bottom="0.049cm" fo:border="none" style:writing-mode="page"/>
    </style:style>
    <style:style style:name="Table4.B1" style:family="table-cell">
      <style:table-cell-properties fo:padding-left="0.4cm" fo:padding-right="0.049cm" fo:padding-top="0.049cm" fo:padding-bottom="0.049cm" fo:border-left="1pt solid #d7e12c" fo:border-right="none" fo:border-top="none" fo:border-bottom="none" style:writing-mode="page"/>
    </style:style>
    <style:style style:name="Table5" style:family="table">
      <style:table-properties style:width="9.151cm" table:align="margins" style:may-break-between-rows="true"/>
    </style:style>
    <style:style style:name="Table5.A" style:family="table-column">
      <style:table-column-properties style:column-width="4.574cm" style:rel-column-width="32755*"/>
    </style:style>
    <style:style style:name="Table5.B" style:family="table-column">
      <style:table-column-properties style:column-width="4.577cm" style:rel-column-width="32780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-left="0.4cm" fo:padding-right="0.049cm" fo:padding-top="0.049cm" fo:padding-bottom="0.049cm" fo:border="none" style:writing-mode="page"/>
    </style:style>
    <style:style style:name="Table5.B1" style:family="table-cell">
      <style:table-cell-properties fo:padding-left="0.4cm" fo:padding-right="0.049cm" fo:padding-top="0.049cm" fo:padding-bottom="0.049cm" fo:border-left="1pt solid #d7e12c" fo:border-right="none" fo:border-top="none" fo:border-bottom="none" style:writing-mode="page"/>
    </style:style>
    <style:style style:name="Tableau11" style:family="table">
      <style:table-properties style:width="19.009cm" fo:margin-left="0cm" fo:margin-right="-0.009cm" fo:margin-top="0.15cm" fo:margin-bottom="0cm" table:align="margins"/>
    </style:style>
    <style:style style:name="Tableau11.A" style:family="table-column">
      <style:table-column-properties style:column-width="3.708cm" style:rel-column-width="12782*"/>
    </style:style>
    <style:style style:name="Tableau11.B" style:family="table-column">
      <style:table-column-properties style:column-width="10.927cm" style:rel-column-width="37671*"/>
    </style:style>
    <style:style style:name="Tableau11.C" style:family="table-column">
      <style:table-column-properties style:column-width="4.374cm" style:rel-column-width="15082*"/>
    </style:style>
    <style:style style:name="Tableau11.A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1.C1" style:family="table-cell">
      <style:table-cell-properties style:vertical-align="middle" fo:background-color="#ecf191" fo:padding="0cm" fo:border="0.5pt solid #000000">
        <style:background-image/>
      </style:table-cell-properties>
    </style:style>
    <style:style style:name="Tableau11.2" style:family="table-row">
      <style:table-row-properties style:min-row-height="0.85cm"/>
    </style:style>
    <style:style style:name="Tableau11.A2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1.A3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1.A4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4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1.A5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1.A6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1.A7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1.A8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1.A9" style:family="table-cell">
      <style:table-cell-properties style:vertical-align="middle" fo:padding-left="0.199cm" fo:padding-right="0cm" fo:padding-top="0cm" fo:padding-bottom="0cm" fo:border-left="0.5pt solid #000000" fo:border-right="none" fo:border-top="none" fo:border-bottom="0.5pt solid #000000"/>
    </style:style>
    <style:style style:name="Tableau11.B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1.C9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paragraph-properties fo:text-align="end" style:justify-single-word="false"/>
      <style:text-properties officeooo:paragraph-rsid="00d4df5c"/>
    </style:style>
    <style:style style:name="P12" style:family="paragraph" style:parent-style-name="Footer">
      <style:paragraph-properties fo:text-align="start" style:justify-single-word="false"/>
      <style:text-properties officeooo:paragraph-rsid="00d4df5c"/>
    </style:style>
    <style:style style:name="P13" style:family="paragraph" style:parent-style-name="Footer">
      <style:paragraph-properties fo:text-align="start" style:justify-single-word="false"/>
      <style:text-properties officeooo:paragraph-rsid="0211dd7e"/>
    </style:style>
    <style:style style:name="P14" style:family="paragraph" style:parent-style-name="Footer">
      <style:text-properties officeooo:rsid="00178920" officeooo:paragraph-rsid="00178920"/>
    </style:style>
    <style:style style:name="P15" style:family="paragraph" style:parent-style-name="Footer">
      <style:text-properties officeooo:paragraph-rsid="00c384cf"/>
    </style:style>
    <style:style style:name="P16" style:family="paragraph" style:parent-style-name="Footer">
      <style:text-properties officeooo:paragraph-rsid="00d4df5c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30c4d7d"/>
    </style:style>
    <style:style style:name="P52" style:family="paragraph" style:parent-style-name="Footer">
      <style:text-properties officeooo:paragraph-rsid="008d016c"/>
    </style:style>
    <style:style style:name="P53" style:family="paragraph" style:parent-style-name="Footer">
      <style:text-properties officeooo:paragraph-rsid="010f7046"/>
    </style:style>
    <style:style style:name="P54" style:family="paragraph" style:parent-style-name="Footer">
      <style:text-properties officeooo:paragraph-rsid="01120261"/>
    </style:style>
    <style:style style:name="P55" style:family="paragraph" style:parent-style-name="Footer">
      <style:text-properties officeooo:rsid="0242edd8" officeooo:paragraph-rsid="0242edd8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_5f_Header_20_G_20_page_20_impaire_20__28_D_29_">
      <style:text-properties officeooo:paragraph-rsid="01259ec2"/>
    </style:style>
    <style:style style:name="P67" style:family="paragraph" style:parent-style-name="_5f_Header_20_G_20_page_20_impaire_20__28_D_29_">
      <style:text-properties officeooo:paragraph-rsid="00c87b35"/>
    </style:style>
    <style:style style:name="P68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9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0" style:family="paragraph" style:parent-style-name="_5f_Header_20_G_20_page_20_paire_20__28_G_29_">
      <style:text-properties officeooo:paragraph-rsid="00eb2abc"/>
    </style:style>
    <style:style style:name="P71" style:family="paragraph" style:parent-style-name="_5f_Header_20_G_20_page_20_paire_20__28_G_29_">
      <style:paragraph-properties fo:text-align="start" style:justify-single-word="false"/>
    </style:style>
    <style:style style:name="P72" style:family="paragraph" style:parent-style-name="_5f_Header_20_G_20_page_20_paire_20__28_G_29_">
      <style:text-properties officeooo:paragraph-rsid="0334a5be"/>
    </style:style>
    <style:style style:name="P73" style:family="paragraph" style:parent-style-name="_5f_Header_20_N_20_page_20_impaire_20__28_D_29_">
      <style:paragraph-properties fo:text-align="start" style:justify-single-word="false"/>
    </style:style>
    <style:style style:name="P74" style:family="paragraph" style:parent-style-name="_5f_Header_20_N_20_page_20_impaire_20__28_D_29_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P75" style:family="paragraph" style:parent-style-name="_5f_Header_20_N_20_page_20_impaire_20__28_D_29_">
      <style:text-properties officeooo:rsid="027aa87d" officeooo:paragraph-rsid="027aa87d"/>
    </style:style>
    <style:style style:name="P76" style:family="paragraph" style:parent-style-name="_5f_Header_20_N_20_page_20_impaire_20__28_D_29_">
      <style:text-properties officeooo:rsid="0277791e" officeooo:paragraph-rsid="0277791e"/>
    </style:style>
    <style:style style:name="P77" style:family="paragraph" style:parent-style-name="_5f_Header_20_N_20_page_20_paire_20__28_G_29_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8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8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8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8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8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87" style:family="paragraph" style:parent-style-name="Header">
      <style:paragraph-properties fo:text-align="center" style:justify-single-word="false"/>
      <style:text-properties officeooo:paragraph-rsid="00ab054e"/>
    </style:style>
    <style:style style:name="P88" style:family="paragraph" style:parent-style-name="Header">
      <style:paragraph-properties fo:text-align="center" style:justify-single-word="false"/>
      <style:text-properties officeooo:paragraph-rsid="00c10aa6"/>
    </style:style>
    <style:style style:name="P89" style:family="paragraph" style:parent-style-name="Header">
      <style:paragraph-properties fo:text-align="start" style:justify-single-word="false"/>
      <style:text-properties officeooo:paragraph-rsid="0289fb01"/>
    </style:style>
    <style:style style:name="P90" style:family="paragraph" style:parent-style-name="Header">
      <style:paragraph-properties fo:text-align="start" style:justify-single-word="false"/>
      <style:text-properties officeooo:paragraph-rsid="0211dd7e"/>
    </style:style>
    <style:style style:name="P91" style:family="paragraph" style:parent-style-name="Header">
      <style:paragraph-properties fo:text-align="start" style:justify-single-word="false"/>
      <style:text-properties officeooo:paragraph-rsid="02a56131"/>
    </style:style>
    <style:style style:name="P9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9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7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0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Tableau_5f_Centré">
      <style:text-properties officeooo:paragraph-rsid="01cbf139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Footer_20_page_20_paire_20__28_G_29_"/>
    <style:style style:name="P107" style:family="paragraph" style:parent-style-name="_5f_Header_20_N_20_page_20_impaire_20__28_D_29_">
      <style:text-properties officeooo:paragraph-rsid="01daf064"/>
    </style:style>
    <style:style style:name="P108" style:family="paragraph" style:parent-style-name="_5f_Paragraphe_5f_Réponse_5f_Elève" style:list-style-name="_5f_Numérotation_20_des_20_exercices"/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Réponse_5f_Elève" style:list-style-name=""/>
    <style:style style:name="P111" style:family="paragraph" style:parent-style-name="_5f_Paragraphe_5f_Réponse_5f_Elève" style:list-style-name="">
      <style:text-properties officeooo:paragraph-rsid="01d38db8"/>
    </style:style>
    <style:style style:name="P112" style:family="paragraph" style:parent-style-name="_5f_Paragraphe_5f_Réponse_5f_Elève_5f_Droit" style:list-style-name=""/>
    <style:style style:name="P113" style:family="paragraph" style:parent-style-name="_5f_Paragraphe_5f_Réponse_5f_Elève_5f_Droit" style:list-style-name="">
      <style:text-properties officeooo:paragraph-rsid="01cce09c"/>
    </style:style>
    <style:style style:name="P114" style:family="paragraph" style:parent-style-name="_5f_Paragraphe_5f_avec_5f_Num_5f_Question" style:list-style-name="_5f_Numérotation_20_des_20_exercices"/>
    <style:style style:name="P115" style:family="paragraph" style:parent-style-name="_5f_Premier_5f_Titre_5f_Exercices_5f_avec_5f_Num_5f_Exo_5f_sans_5f_Titre" style:list-style-name="_5f_Numérotation_20_des_20_exercices" style:master-page-name="_33__5f_1_5f_SERIE_5f_N_5f_GAUCHE_5f_ET_5f_DROITE_5f_2COL">
      <style:paragraph-properties style:page-number="145" fo:break-before="auto" fo:break-after="auto"/>
    </style:style>
    <style:style style:name="P116" style:family="paragraph" style:parent-style-name="_5f_Premier_5f_Titre_5f_Exercices_5f_avec_5f_Num_5f_Exo_5f_sans_5f_Titre" style:master-page-name="_33__5f_1_5f_SERIE_5f_N_5f_GAUCHE_5f_ET_5f_DROITE_5f_1COL">
      <style:paragraph-properties style:page-number="auto"/>
    </style:style>
    <style:style style:name="P117" style:family="paragraph" style:parent-style-name="_5f_Titre_5f_Exercices_5f_avec_5f_Titre" style:master-page-name="">
      <style:paragraph-properties fo:margin-top="0cm" fo:margin-bottom="0.101cm" style:contextual-spacing="false" style:page-number="auto"/>
    </style:style>
    <style:style style:name="P118" style:family="paragraph" style:parent-style-name="_5f_Titre_5f_Exercices_5f_sans_5f_Titre" style:list-style-name="_5f_Numérotation_20_des_20_exercices"/>
    <style:style style:name="P119" style:family="paragraph">
      <style:paragraph-properties fo:text-align="center"/>
    </style:style>
    <style:style style:name="P12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7e12c"/>
    </style:style>
    <style:style style:name="P1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6" style:family="paragraph">
      <loext:graphic-properties draw:fill="solid" draw:fill-color="#7fb241"/>
    </style:style>
    <style:style style:name="P12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29" style:family="paragraph">
      <loext:graphic-properties draw:fill="solid" draw:fill-color="#1ca2b8"/>
    </style:style>
    <style:style style:name="P1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style:paragraph-properties fo:margin-left="0cm" fo:margin-right="0cm" fo:margin-top="0cm" fo:margin-bottom="0cm" fo:line-height="100%" fo:text-indent="0cm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b6dc57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53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54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55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56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57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58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0b5d2d1"/>
    </style:style>
    <style:style style:name="T149" style:family="text">
      <style:text-properties officeooo:rsid="015f088a"/>
    </style:style>
    <style:style style:name="T150" style:family="text">
      <style:text-properties officeooo:rsid="0160d7ef"/>
    </style:style>
    <style:style style:name="T151" style:family="text">
      <style:text-properties officeooo:rsid="02735980"/>
    </style:style>
    <style:style style:name="T152" style:family="text">
      <style:text-properties officeooo:rsid="02757f12"/>
    </style:style>
    <style:style style:name="T153" style:family="text">
      <style:text-properties officeooo:rsid="0272f9e5"/>
    </style:style>
    <style:style style:name="T154" style:family="text">
      <style:text-properties officeooo:rsid="026ec296"/>
    </style:style>
    <style:style style:name="T155" style:family="text">
      <style:text-properties officeooo:rsid="0268e0aa"/>
    </style:style>
    <style:style style:name="T156" style:family="text">
      <style:text-properties officeooo:rsid="0072f07f"/>
    </style:style>
    <style:style style:name="T157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language="zxx" fo:country="none" style:language-asian="zxx" style:country-asian="none"/>
    </style:style>
    <style:style style:name="T180" style:family="text">
      <style:text-properties fo:color="#000000" loext:opacity="100%" style:font-name="Bitstream Vera Sans" fo:font-size="10pt" officeooo:rsid="01d0499c"/>
    </style:style>
    <style:style style:name="T181" style:family="text"/>
    <style:style style:name="T18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3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8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b3b3b3" loext:opacity="100%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b3b3b3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>
          <style:column style:rel-width="31605*" fo:start-indent="0cm" fo:end-indent="0.025cm"/>
          <style:column style:rel-width="33930*" fo:start-indent="0.02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style:style style:name="Sect4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solid" draw:fill-color="#d7e12c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draw:stroke-dash="Dashed_20__28_var_29__20_2" svg:stroke-width="0.049cm" svg:stroke-color="#000000" draw:marker-start="" draw:marker-start-width="0.42cm" draw:marker-start-center="false" draw:marker-end="" draw:marker-end-width="0.42cm" draw:marker-end-center="false" draw:fill="none" draw:fill-color="#729fcf" draw:textarea-horizontal-align="justify" draw:textarea-vertical-align="middle" draw:auto-grow-height="false" fo:min-height="0.981cm" fo:min-width="0.981cm" fo:padding-top="0.025cm" fo:padding-bottom="0.025cm" fo:padding-left="0.025cm" fo:padding-right="0.0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2" svg:stroke-width="0.049cm" svg:stroke-color="#000000" draw:marker-start="" draw:marker-start-width="0.42cm" draw:marker-start-center="false" draw:marker-end="" draw:marker-end-width="0.42cm" draw:marker-end-center="false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2" svg:stroke-width="0.049cm" svg:stroke-color="#000000" draw:marker-start="" draw:marker-start-width="0.42cm" draw:marker-start-center="false" draw:marker-end="Concave" draw:marker-end-width="0.42cm" draw:marker-end-center="false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2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tyle:run-through="foreground"/>
    </style:style>
    <style:style style:name="gr2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draw:fill="solid" draw:fill-color="#d7e12c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0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377" draw:name="Shape3_4" draw:style-name="gr1" draw:text-style-name="P119" svg:x1="12.786cm" svg:y1="1.388cm" svg:x2="21.956cm" svg:y2="1.388cm">
        <text:p/>
      </draw:line>
      <draw:frame text:anchor-type="page" text:anchor-page-number="3" draw:z-index="235" draw:name="Shape8_7" draw:style-name="gr13" draw:text-style-name="P125" svg:width="2.703cm" svg:height="0.715cm" draw:transform="rotate (0.0872664625997165) translate (1.32644444444444cm 1.21884722222222cm)">
        <draw:text-box>
          <text:p text:style-name="P119"><text:span text:style-name="T182">Série 1</text:span></text:p>
        </draw:text-box>
      </draw:frame>
      <draw:frame text:anchor-type="page" text:anchor-page-number="4" draw:z-index="234" draw:name="Shape8_6" draw:style-name="gr13" draw:text-style-name="P125" svg:width="2.703cm" svg:height="0.715cm" draw:transform="rotate (0.0872664625997165) translate (1.32644444444444cm 1.21884722222222cm)">
        <draw:text-box>
          <text:p text:style-name="P119"><text:span text:style-name="T182">Série 1</text:span></text:p>
        </draw:text-box>
      </draw:frame>
      <draw:frame text:anchor-type="page" text:anchor-page-number="4" draw:z-index="233" draw:name="Shape2_6" draw:style-name="gr14" draw:text-style-name="P128" svg:width="3.918cm" svg:height="1.031cm" draw:transform="rotate (0.0876155284501153) translate (0.137583333333333cm 0.342194444444444cm)">
        <draw:text-box>
          <text:p text:style-name="P119"><text:span text:style-name="T183">Fiche supplémentaire</text:span></text:p>
        </draw:text-box>
      </draw:frame>
      <draw:frame text:anchor-type="page" text:anchor-page-number="3" draw:z-index="232" draw:name="Shape2_5" draw:style-name="gr14" draw:text-style-name="P128" svg:width="3.918cm" svg:height="1.031cm" draw:transform="rotate (0.0876155284501153) translate (0.137583333333333cm 0.342194444444444cm)">
        <draw:text-box>
          <text:p text:style-name="P119"><text:span text:style-name="T183">Fiche supplémentaire</text:span></text:p>
        </draw:text-box>
      </draw:frame>
      <draw:path text:anchor-type="page" text:anchor-page-number="4" draw:z-index="231" draw:name="Shape1_11" draw:style-name="gr15" draw:text-style-name="P124" svg:width="4.329cm" svg:height="2.24cm" svg:x="0cm" svg:y="0cm" svg:viewBox="0 0 4330 2241" svg:d="M0 2241l3984-288c209-15 363-168 345-342l-170-1611h-4159z">
        <text:p/>
      </draw:path>
      <draw:path text:anchor-type="page" text:anchor-page-number="3" draw:z-index="230" draw:name="Shape1_10" draw:style-name="gr16" draw:text-style-name="P124" svg:width="4.329cm" svg:height="2.24cm" svg:x="0cm" svg:y="0cm" svg:viewBox="0 0 4330 2241" svg:d="M0 2241l3984-288c209-15 363-168 345-342l-170-1611h-4159z">
        <text:p/>
      </draw:path>
      <draw:frame text:anchor-type="page" text:anchor-page-number="3" draw:z-index="33" draw:name="Shape8_1" draw:style-name="gr13" draw:text-style-name="P125" svg:width="2.703cm" svg:height="0.715cm" draw:transform="rotate (0.0872664625997165) translate (1.32644444444444cm 1.21884722222222cm)">
        <draw:text-box>
          <text:p text:style-name="P119"><text:span text:style-name="T182">Série 1</text:span></text:p>
        </draw:text-box>
      </draw:frame>
      <draw:frame text:anchor-type="page" text:anchor-page-number="3" draw:z-index="32" draw:name="Shape2_4" draw:style-name="gr14" draw:text-style-name="P128" svg:width="3.918cm" svg:height="1.031cm" draw:transform="rotate (0.0876155284501153) translate (0.137583333333333cm 0.342194444444444cm)">
        <draw:text-box>
          <text:p text:style-name="P119"><text:span text:style-name="T183">Fiche supplémentaire</text:span></text:p>
        </draw:text-box>
      </draw:frame>
      <draw:frame text:anchor-type="page" text:anchor-page-number="4" draw:z-index="31" draw:name="Shape2_2" draw:style-name="gr14" draw:text-style-name="P128" svg:width="3.918cm" svg:height="1.031cm" draw:transform="rotate (0.0876155284501153) translate (0.137583333333333cm 0.342194444444444cm)">
        <draw:text-box>
          <text:p text:style-name="P119"><text:span text:style-name="T183">Fiche supplémentaire</text:span></text:p>
        </draw:text-box>
      </draw:frame>
      <draw:frame text:anchor-type="page" text:anchor-page-number="3" draw:z-index="30" draw:name="Shape2_1" draw:style-name="gr14" draw:text-style-name="P128" svg:width="3.918cm" svg:height="1.031cm" draw:transform="rotate (0.0876155284501153) translate (0.137583333333333cm 0.342194444444444cm)">
        <draw:text-box>
          <text:p text:style-name="P119"><text:span text:style-name="T183">Fiche supplémentaire</text:span></text:p>
        </draw:text-box>
      </draw:frame>
      <draw:frame text:anchor-type="page" text:anchor-page-number="1" draw:z-index="29" draw:name="Shape2_0" draw:style-name="gr14" draw:text-style-name="P128" svg:width="3.918cm" svg:height="1.031cm" draw:transform="rotate (0.0876155284501153) translate (0.137583333333333cm 0.342194444444444cm)">
        <draw:text-box>
          <text:p text:style-name="P119"><text:span text:style-name="T183">Fiche supplémentaire</text:span></text:p>
        </draw:text-box>
      </draw:frame>
      <draw:frame text:anchor-type="page" text:anchor-page-number="2" draw:z-index="28" draw:name="Shape2_3" draw:style-name="gr14" draw:text-style-name="P128" svg:width="3.918cm" svg:height="1.031cm" draw:transform="rotate (0.0876155284501153) translate (0.137583333333333cm 0.342194444444444cm)">
        <draw:text-box>
          <text:p text:style-name="P119"><text:span text:style-name="T183">Fiche supplémentaire</text:span></text:p>
        </draw:text-box>
      </draw:frame>
      <draw:line text:anchor-type="page" text:anchor-page-number="1" draw:z-index="17" draw:name="Shape3_0" draw:style-name="gr1" draw:text-style-name="P119" svg:x1="12.709cm" svg:y1="1.455cm" svg:x2="21.998cm" svg:y2="1.411cm">
        <text:p/>
      </draw:line>
      <draw:line text:anchor-type="page" text:anchor-page-number="2" draw:z-index="12" draw:name="Shape3_1" draw:style-name="gr1" draw:text-style-name="P119" svg:x1="12.786cm" svg:y1="1.388cm" svg:x2="21.956cm" svg:y2="1.388cm">
        <text:p/>
      </draw:line>
      <draw:line text:anchor-type="page" text:anchor-page-number="4" draw:z-index="11" draw:name="Shape9_6" draw:style-name="gr1" draw:text-style-name="P119" svg:x1="12.698cm" svg:y1="1.441cm" svg:x2="21.999cm" svg:y2="1.441cm">
        <text:p/>
      </draw:line>
      <draw:frame text:anchor-type="page" text:anchor-page-number="4" draw:z-index="10" draw:name="Shape8_16" draw:style-name="gr13" draw:text-style-name="P125" svg:width="2.703cm" svg:height="0.715cm" draw:transform="rotate (0.0872664625997165) translate (1.32644444444444cm 1.21884722222222cm)">
        <draw:text-box>
          <text:p text:style-name="P119"><text:span text:style-name="T182">Série 1</text:span></text:p>
        </draw:text-box>
      </draw:frame>
      <draw:path text:anchor-type="page" text:anchor-page-number="4" draw:z-index="9" draw:name="Shape7_33" draw:style-name="gr29" draw:text-style-name="P124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8" draw:name="Shape8_2" draw:style-name="gr13" draw:text-style-name="P125" svg:width="2.703cm" svg:height="0.715cm" draw:transform="rotate (0.0872664625997165) translate (1.32644444444444cm 1.21884722222222cm)">
        <draw:text-box>
          <text:p text:style-name="P119"><text:span text:style-name="T182">Série 3</text:span></text:p>
        </draw:text-box>
      </draw:frame>
      <draw:frame text:anchor-type="page" text:anchor-page-number="1" draw:z-index="7" draw:name="Shape8_0" draw:style-name="gr13" draw:text-style-name="P125" svg:width="2.703cm" svg:height="0.715cm" draw:transform="rotate (0.0872664625997165) translate (1.32644444444444cm 1.21884722222222cm)">
        <draw:text-box>
          <text:p text:style-name="P119"><text:span text:style-name="T182">Série 1</text:span></text:p>
        </draw:text-box>
      </draw:frame>
      <draw:path text:anchor-type="page" text:anchor-page-number="4" draw:z-index="6" draw:name="Shape7_0" draw:style-name="gr30" draw:text-style-name="P129" svg:width="4.329cm" svg:height="2.24cm" svg:x="0cm" svg:y="0cm" svg:viewBox="0 0 4330 2241" svg:d="M0 2241l3984-288c209-15 363-168 345-342l-170-1611h-4159z">
        <text:p/>
      </draw:path>
      <draw:frame text:anchor-type="page" text:anchor-page-number="3" draw:z-index="5" draw:name="Shape8" draw:style-name="gr13" draw:text-style-name="P125" svg:width="2.703cm" svg:height="0.715cm" draw:transform="rotate (0.0872664625997165) translate (1.32644444444444cm 1.21884722222222cm)">
        <draw:text-box>
          <text:p text:style-name="P119"><text:span text:style-name="T182">Série 1</text:span></text:p>
        </draw:text-box>
      </draw:frame>
      <draw:frame text:anchor-type="page" text:anchor-page-number="2" draw:z-index="4" draw:name="Shape8_3" draw:style-name="gr13" draw:text-style-name="P125" svg:width="2.703cm" svg:height="0.715cm" draw:transform="rotate (0.0872664625997165) translate (1.32644444444444cm 1.21884722222222cm)">
        <draw:text-box>
          <text:p text:style-name="P119"><text:span text:style-name="T182">Série 1</text:span></text:p>
        </draw:text-box>
      </draw:frame>
      <draw:path text:anchor-type="page" text:anchor-page-number="3" draw:z-index="3" draw:name="Shape7" draw:style-name="gr29" draw:text-style-name="P124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2" draw:name="Shape1" draw:style-name="gr16" draw:text-style-name="P124" svg:width="4.329cm" svg:height="2.24cm" svg:x="0cm" svg:y="0cm" svg:viewBox="0 0 4330 2241" svg:d="M0 2241l3984-288c209-15 363-168 345-342l-170-1611h-4159z">
        <text:p/>
      </draw:path>
      <draw:path text:anchor-type="page" text:anchor-page-number="2" draw:z-index="1" draw:name="Shape1_0" draw:style-name="gr16" draw:text-style-name="P124" svg:width="4.329cm" svg:height="2.24cm" svg:x="0cm" svg:y="0cm" svg:viewBox="0 0 4330 2241" svg:d="M0 2241l3984-288c209-15 363-168 345-342l-170-1611h-4159z">
        <text:p/>
      </draw:path>
      <draw:path text:anchor-type="page" text:anchor-page-number="3" draw:z-index="0" draw:name="Shape1_2" draw:style-name="gr16" draw:text-style-name="P124" svg:width="4.329cm" svg:height="2.24cm" svg:x="0cm" svg:y="0cm" svg:viewBox="0 0 4330 2241" svg:d="M0 2241l3984-288c209-15 363-168 345-342l-170-1611h-4159z">
        <text:p/>
      </draw:path>
      <text:list xml:id="list3133459075" text:style-name="_5f_Numérotation_20_des_20_exercices">
        <text:list-item text:start-value="1">
          <text:h text:style-name="P115" text:outline-level="1" text:restart-numbering="true" text:start-value="1"><text:span text:style-name="_5f_Caractères">Complète ces additions.</text:span></text:h>
        </text:list-item>
      </text:list>
      <text:section text:style-name="Sect1" text:name="Section6">
        <table:table table:name="Tableau3" table:style-name="Tableau3">
          <table:table-column table:style-name="Tableau3.A" table:number-columns-repeated="2"/>
          <table:table-column table:style-name="Tableau3.C"/>
          <table:table-column table:style-name="Tableau3.D"/>
          <table:table-column table:style-name="Tableau3.E"/>
          <table:table-row table:style-name="Tableau3.1">
            <table:table-cell table:style-name="Tableau3.A1" office:value-type="string">
              <text:list xml:id="list140737903303661" text:continue-numbering="true" text:style-name="_5f_Numérotation_20_des_20_exercices">
                <text:list-item>
                  <text:list>
                    <text:list-item>
                      <text:p text:style-name="_5f_Paragraphe_5f_avec_5f_Num_5f_Question"><text:span text:style-name="_5f_Caractères"/></text:p>
                    </text:list-item>
                  </text:list>
                </text:list-item>
              </text:list>
            </table:table-cell>
            <table:table-cell table:style-name="Tableau3.A1" office:value-type="string">
              <text:h text:style-name="_5f_Tableau_5f_Centré" text:outline-level="1"><text:span text:style-name="_5f_Caractères"/></text:h>
            </table:table-cell>
            <table:table-cell table:style-name="Tableau3.C1" office:value-type="float" office:value="5">
              <text:h text:style-name="_5f_Tableau_5f_Centré" text:outline-level="1"><text:span text:style-name="_5f_Caractères">5</text:span></text:h>
            </table:table-cell>
            <table:table-cell table:style-name="Tableau3.A1" office:value-type="string">
              <text:h text:style-name="_5f_Tableau_5f_Centré" text:outline-level="1"><text:span text:style-name="_5f_Caractères">......</text:span></text:h>
            </table:table-cell>
            <table:table-cell table:style-name="Tableau3.C1" office:value-type="float" office:value="2">
              <text:h text:style-name="_5f_Tableau_5f_Centré" text:outline-level="1"><text:span text:style-name="_5f_Caractères">2</text:span></text:h>
            </table:table-cell>
          </table:table-row>
          <table:table-row table:style-name="Tableau3.1">
            <table:table-cell table:style-name="Tableau3.A1" office:value-type="string">
              <text:h text:style-name="_5f_Tableau_5f_Centré_5f_Gras" text:outline-level="1"><text:span text:style-name="_5f_Caractères"/></text:h>
            </table:table-cell>
            <table:table-cell table:style-name="Tableau3.B2" office:value-type="string">
              <text:h text:style-name="_5f_Tableau_5f_Centré" text:outline-level="1"><text:span text:style-name="_5f_Caractères">+</text:span></text:h>
            </table:table-cell>
            <table:table-cell table:style-name="Tableau3.C2" office:value-type="string">
              <text:h text:style-name="_5f_Tableau_5f_Centré" text:outline-level="1"><text:span text:style-name="_5f_Caractères">......</text:span></text:h>
            </table:table-cell>
            <table:table-cell table:style-name="Tableau3.D2" office:value-type="float" office:value="4">
              <text:h text:style-name="_5f_Tableau_5f_Centré" text:outline-level="1"><text:span text:style-name="_5f_Caractères">4</text:span></text:h>
            </table:table-cell>
            <table:table-cell table:style-name="Tableau3.D2" office:value-type="float" office:value="6">
              <text:h text:style-name="_5f_Tableau_5f_Centré" text:outline-level="1"><text:span text:style-name="_5f_Caractères">6</text:span></text:h>
            </table:table-cell>
          </table:table-row>
          <table:table-row table:style-name="Tableau3.1">
            <table:table-cell table:style-name="Tableau3.A1" office:value-type="string">
              <text:h text:style-name="_5f_Tableau_5f_Centré_5f_Gras" text:outline-level="1"><text:span text:style-name="_5f_Caractères"/></text:h>
            </table:table-cell>
            <table:table-cell table:style-name="Tableau3.A1" office:value-type="string">
              <text:h text:style-name="_5f_Tableau_5f_Centré" text:outline-level="1"><text:span text:style-name="_5f_Caractères"/></text:h>
            </table:table-cell>
            <table:table-cell table:style-name="Tableau3.C1" office:value-type="float" office:value="9">
              <text:h text:style-name="_5f_Tableau_5f_Centré" text:outline-level="1"><text:span text:style-name="_5f_Caractères">9</text:span></text:h>
            </table:table-cell>
            <table:table-cell table:style-name="Tableau3.C1" office:value-type="float" office:value="6">
              <text:h text:style-name="_5f_Tableau_5f_Centré" text:outline-level="1"><text:span text:style-name="_5f_Caractères">6</text:span></text:h>
            </table:table-cell>
            <table:table-cell table:style-name="Tableau3.A1" office:value-type="string">
              <text:h text:style-name="_5f_Tableau_5f_Centré" text:outline-level="1"><text:span text:style-name="_5f_Caractères">......</text:span></text:h>
            </table:table-cell>
          </table:table-row>
        </table:table>
        <text:h text:style-name="_5f_Paragraphe" text:outline-level="1"><text:span text:style-name="_5f_Caractères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list xml:id="list140739285257538" text:continue-numbering="true" text:style-name="_5f_Numérotation_20_des_20_exercices">
                <text:list-item>
                  <text:list>
                    <text:list-item>
                      <text:p text:style-name="_5f_Paragraphe_5f_avec_5f_Num_5f_Question"/>
                    </text:list-item>
                  </text:list>
                </text:list-item>
              </text:list>
            </table:table-cell>
            <table:table-cell table:style-name="Table1.A1" office:value-type="string">
              <text:h text:style-name="_5f_Tableau_5f_Centré" text:outline-level="1"/>
            </table:table-cell>
            <table:table-cell table:style-name="Table1.A1" office:value-type="string">
              <text:h text:style-name="_5f_Tableau_5f_Centré" text:outline-level="1"><text:span text:style-name="_5f_pointillés_20_gris">......</text:span></text:h>
            </table:table-cell>
            <table:table-cell table:style-name="Table1.A1" office:value-type="string">
              <text:h text:style-name="_5f_Tableau_5f_Centré" text:outline-level="1"><text:span text:style-name="_5f_pointillés_20_gris">......</text:span></text:h>
            </table:table-cell>
            <table:table-cell table:style-name="Table1.E1" office:value-type="float" office:value="8">
              <text:h text:style-name="_5f_Tableau_5f_Centré" text:outline-level="1">8</text:h>
            </table:table-cell>
          </table:table-row>
          <table:table-row table:style-name="Table1.1">
            <table:table-cell table:style-name="Table1.A1" office:value-type="string">
              <text:h text:style-name="_5f_Tableau_5f_Centré_5f_Gras" text:outline-level="1"/>
            </table:table-cell>
            <table:table-cell table:style-name="Table1.B2" office:value-type="string">
              <text:h text:style-name="_5f_Tableau_5f_Centré" text:outline-level="1">+</text:h>
            </table:table-cell>
            <table:table-cell table:style-name="Table1.C2" office:value-type="float" office:value="8">
              <text:h text:style-name="_5f_Tableau_5f_Centré" text:outline-level="1">8</text:h>
            </table:table-cell>
            <table:table-cell table:style-name="Table1.C2" office:value-type="float" office:value="5">
              <text:h text:style-name="_5f_Tableau_5f_Centré" text:outline-level="1">5</text:h>
            </table:table-cell>
            <table:table-cell table:style-name="Table1.E2" office:value-type="string">
              <text:h text:style-name="_5f_Tableau_5f_Centré" text:outline-level="1"><text:span text:style-name="_5f_pointillés_20_gris">......</text:span></text:h>
            </table:table-cell>
          </table:table-row>
          <table:table-row table:style-name="Table1.1">
            <table:table-cell table:style-name="Table1.A1" office:value-type="string">
              <text:h text:style-name="_5f_Tableau_5f_Centré_5f_Gras" text:outline-level="1"/>
            </table:table-cell>
            <table:table-cell table:style-name="Table1.A1" office:value-type="string">
              <text:h text:style-name="_5f_Tableau_5f_Centré" text:outline-level="1"/>
            </table:table-cell>
            <table:table-cell table:style-name="Table1.E1" office:value-type="float" office:value="9">
              <text:h text:style-name="_5f_Tableau_5f_Centré" text:outline-level="1">9</text:h>
            </table:table-cell>
            <table:table-cell table:style-name="Table1.E1" office:value-type="float" office:value="2">
              <text:h text:style-name="_5f_Tableau_5f_Centré" text:outline-level="1">2</text:h>
            </table:table-cell>
            <table:table-cell table:style-name="Table1.E1" office:value-type="float" office:value="5">
              <text:h text:style-name="_5f_Tableau_5f_Centré" text:outline-level="1">5</text:h>
            </table:table-cell>
          </table:table-row>
        </table:table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column table:style-name="Tableau9.D"/>
          <table:table-column table:style-name="Tableau9.E"/>
          <table:table-column table:style-name="Tableau9.D"/>
          <table:table-row table:style-name="Tableau9.1">
            <table:table-cell table:style-name="Tableau9.A1" office:value-type="string">
              <text:list xml:id="list140737748892797" text:continue-numbering="true" text:style-name="_5f_Numérotation_20_des_20_exercices">
                <text:list-item>
                  <text:list>
                    <text:list-item>
                      <text:p text:style-name="_5f_Paragraphe_5f_avec_5f_Num_5f_Question"/>
                    </text:list-item>
                  </text:list>
                </text:list-item>
              </text:list>
            </table:table-cell>
            <table:table-cell table:style-name="Tableau9.A1" office:value-type="string">
              <text:h text:style-name="_5f_Tableau_5f_Centré" text:outline-level="1"/>
            </table:table-cell>
            <table:table-cell table:style-name="Tableau9.C1" office:value-type="float" office:value="5">
              <text:h text:style-name="_5f_Tableau_5f_Centré" text:outline-level="1">5</text:h>
            </table:table-cell>
            <table:table-cell table:style-name="Tableau9.D1" office:value-type="string">
              <text:h text:style-name="_5f_Tableau_5f_Centré" text:outline-level="1"><text:span text:style-name="_5f_pointillés_20_gris">......</text:span></text:h>
            </table:table-cell>
            <table:table-cell table:style-name="Tableau9.C1" office:value-type="float" office:value="2">
              <text:h text:style-name="_5f_Tableau_5f_Centré" text:outline-level="1">2</text:h>
            </table:table-cell>
            <table:table-cell table:style-name="Tableau9.C1" office:value-type="float" office:value="4">
              <text:h text:style-name="_5f_Tableau_5f_Centré" text:outline-level="1">4</text:h>
            </table:table-cell>
          </table:table-row>
          <table:table-row table:style-name="Tableau9.1">
            <table:table-cell table:style-name="Tableau9.A2" office:value-type="string">
              <text:h text:style-name="_5f_Tableau_5f_Centré_5f_Gras" text:outline-level="1">+</text:h>
            </table:table-cell>
            <table:table-cell table:style-name="Tableau9.B2" office:value-type="string">
              <text:h text:style-name="_5f_Tableau_5f_Centré" text:outline-level="1"/>
            </table:table-cell>
            <table:table-cell table:style-name="Tableau9.C2" office:value-type="string">
              <text:h text:style-name="_5f_Tableau_5f_Centré" text:outline-level="1"><text:span text:style-name="_5f_pointillés_20_gris">......</text:span></text:h>
            </table:table-cell>
            <table:table-cell table:style-name="Tableau9.D2" office:value-type="float" office:value="7">
              <text:h text:style-name="_5f_Tableau_5f_Centré" text:outline-level="1">7</text:h>
            </table:table-cell>
            <table:table-cell table:style-name="Tableau9.E2" office:value-type="string">
              <text:h text:style-name="_5f_Tableau_5f_Centré" text:outline-level="1"><text:span text:style-name="_5f_pointillés_20_gris">......</text:span></text:h>
            </table:table-cell>
            <table:table-cell table:style-name="Tableau9.D2" office:value-type="float" office:value="2">
              <text:h text:style-name="_5f_Tableau_5f_Centré" text:outline-level="1">2</text:h>
            </table:table-cell>
          </table:table-row>
          <table:table-row table:style-name="Tableau9.1">
            <table:table-cell table:style-name="Tableau9.A1" office:value-type="string">
              <text:h text:style-name="_5f_Tableau_5f_Centré_5f_Gras" text:outline-level="1"/>
            </table:table-cell>
            <table:table-cell table:style-name="Tableau9.B3" office:value-type="float" office:value="1">
              <text:h text:style-name="_5f_Tableau_5f_Centré" text:outline-level="1">1</text:h>
            </table:table-cell>
            <table:table-cell table:style-name="Tableau9.C1" office:value-type="float" office:value="2">
              <text:h text:style-name="_5f_Tableau_5f_Centré" text:outline-level="1">2</text:h>
            </table:table-cell>
            <table:table-cell table:style-name="Tableau9.C1" office:value-type="float" office:value="9">
              <text:h text:style-name="_5f_Tableau_5f_Centré" text:outline-level="1">9</text:h>
            </table:table-cell>
            <table:table-cell table:style-name="Tableau9.C1" office:value-type="float" office:value="7">
              <text:h text:style-name="_5f_Tableau_5f_Centré" text:outline-level="1">7</text:h>
            </table:table-cell>
            <table:table-cell table:style-name="Tableau9.F3" office:value-type="string">
              <text:h text:style-name="_5f_Tableau_5f_Centré" text:outline-level="1"><text:span text:style-name="_5f_pointillés_20_gris">......</text:span></text:h>
            </table:table-cell>
          </table:table-row>
        </table:table>
        <text:h text:style-name="_5f_Paragraphe" text:outline-level="1"/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column table:style-name="Tableau10.D"/>
          <table:table-column table:style-name="Tableau10.E"/>
          <table:table-column table:style-name="Tableau10.F"/>
          <table:table-row table:style-name="Tableau10.1">
            <table:table-cell table:style-name="Tableau10.A1" office:value-type="string">
              <text:list xml:id="list140738919226569" text:continue-numbering="true" text:style-name="_5f_Numérotation_20_des_20_exercices">
                <text:list-item>
                  <text:list>
                    <text:list-item>
                      <text:p text:style-name="_5f_Paragraphe_5f_avec_5f_Num_5f_Question"/>
                    </text:list-item>
                  </text:list>
                </text:list-item>
              </text:list>
            </table:table-cell>
            <table:table-cell table:style-name="Tableau10.A1" office:value-type="string">
              <text:h text:style-name="_5f_Tableau_5f_Centré" text:outline-level="1"/>
            </table:table-cell>
            <table:table-cell table:style-name="Tableau10.A1" office:value-type="string">
              <text:h text:style-name="_5f_Tableau_5f_Centré" text:outline-level="1"><text:span text:style-name="_5f_pointillés_20_gris">......</text:span></text:h>
            </table:table-cell>
            <table:table-cell table:style-name="Tableau10.A1" office:value-type="string">
              <text:h text:style-name="_5f_Tableau_5f_Centré" text:outline-level="1"><text:span text:style-name="_5f_pointillés_20_gris">......</text:span></text:h>
            </table:table-cell>
            <table:table-cell table:style-name="Tableau10.E1" office:value-type="float" office:value="5">
              <text:h text:style-name="_5f_Tableau_5f_Centré" text:outline-level="1">5</text:h>
            </table:table-cell>
            <table:table-cell table:style-name="Tableau10.E1" office:value-type="float" office:value="4">
              <text:h text:style-name="_5f_Tableau_5f_Centré" text:outline-level="1">4</text:h>
            </table:table-cell>
          </table:table-row>
          <table:table-row table:style-name="Tableau10.1">
            <table:table-cell table:style-name="Tableau10.A1" office:value-type="string">
              <text:h text:style-name="_5f_Tableau_5f_Centré_5f_Gras" text:outline-level="1"/>
            </table:table-cell>
            <table:table-cell table:style-name="Tableau10.B2" office:value-type="string">
              <text:h text:style-name="_5f_Tableau_5f_Centré" text:outline-level="1">+</text:h>
            </table:table-cell>
            <table:table-cell table:style-name="Tableau10.C2" office:value-type="float" office:value="6">
              <text:h text:style-name="_5f_Tableau_5f_Centré" text:outline-level="1">6</text:h>
            </table:table-cell>
            <table:table-cell table:style-name="Tableau10.C2" office:value-type="float" office:value="9">
              <text:h text:style-name="_5f_Tableau_5f_Centré" text:outline-level="1">9</text:h>
            </table:table-cell>
            <table:table-cell table:style-name="Tableau10.E2" office:value-type="string">
              <text:h text:style-name="_5f_Tableau_5f_Centré" text:outline-level="1"><text:span text:style-name="_5f_pointillés_20_gris">......</text:span></text:h>
            </table:table-cell>
            <table:table-cell table:style-name="Tableau10.C2" office:value-type="float" office:value="8">
              <text:h text:style-name="_5f_Tableau_5f_Centré" text:outline-level="1">8</text:h>
            </table:table-cell>
          </table:table-row>
          <table:table-row table:style-name="Tableau10.1">
            <table:table-cell table:style-name="Tableau10.A1" office:value-type="string">
              <text:h text:style-name="_5f_Tableau_5f_Centré_5f_Gras" text:outline-level="1"/>
            </table:table-cell>
            <table:table-cell table:style-name="Tableau10.E1">
              <text:h text:style-name="_5f_Tableau_5f_Centré" text:outline-level="1"/>
            </table:table-cell>
            <table:table-cell table:style-name="Tableau10.E1" office:value-type="float" office:value="9">
              <text:h text:style-name="_5f_Tableau_5f_Centré" text:outline-level="1">9</text:h>
            </table:table-cell>
            <table:table-cell table:style-name="Tableau10.E1" office:value-type="float" office:value="5">
              <text:h text:style-name="_5f_Tableau_5f_Centré" text:outline-level="1">5</text:h>
            </table:table-cell>
            <table:table-cell table:style-name="Tableau10.E1" office:value-type="float" office:value="4">
              <text:h text:style-name="_5f_Tableau_5f_Centré" text:outline-level="1">4</text:h>
            </table:table-cell>
            <table:table-cell table:style-name="Tableau10.A1" office:value-type="string">
              <text:h text:style-name="_5f_Tableau_5f_Centré" text:outline-level="1"><text:span text:style-name="_5f_pointillés_20_gris">......</text:span></text:h>
            </table:table-cell>
          </table:table-row>
        </table:table>
      </text:section>
      <text:list xml:id="list140739105059512" text:continue-numbering="true" text:style-name="_5f_Numérotation_20_des_20_exercices">
        <text:list-item>
          <text:h text:style-name="P118" text:outline-level="1"><text:span text:style-name="_5f_Caractères">Soustractions incomplètes</text:span></text:h>
          <text:list>
            <text:list-item text:start-value="1">
              <text:p text:style-name="_5f_Paragraphe_5f_avec_5f_Num_5f_Question"><text:span text:style-name="_5f_Caractères">Complète ces soustractions.</text:span></text:p>
            </text:list-item>
          </text:list>
        </text:list-item>
      </text:list>
      <text:section text:style-name="Sect2" text:name="Section7">
        <text:h text:style-name="_5f_Paragraphe" text:outline-level="1"><text:span text:style-name="_5f_Caractères"/></text:h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column table:style-name="Tableau13.D"/>
          <table:table-row table:style-name="Tableau13.1">
            <table:table-cell table:style-name="Tableau13.A1" office:value-type="string">
              <text:h text:style-name="_5f_Paragraphe" text:outline-level="1"/>
            </table:table-cell>
            <table:table-cell table:style-name="Tableau13.B1" office:value-type="float" office:value="8">
              <text:h text:style-name="_5f_Tableau_5f_Centré" text:outline-level="1">8</text:h>
            </table:table-cell>
            <table:table-cell table:style-name="Tableau13.A1" office:value-type="string">
              <text:h text:style-name="_5f_Tableau_5f_Centré" text:outline-level="1">......</text:h>
            </table:table-cell>
            <table:table-cell table:style-name="Tableau13.B1" office:value-type="float" office:value="5">
              <text:h text:style-name="_5f_Tableau_5f_Centré" text:outline-level="1">5</text:h>
            </table:table-cell>
          </table:table-row>
          <table:table-row table:style-name="Tableau13.1">
            <table:table-cell table:style-name="Tableau13.A2" office:value-type="string">
              <text:h text:style-name="_5f_Tableau_5f_Centré_5f_Gras" text:outline-level="1">−</text:h>
            </table:table-cell>
            <table:table-cell table:style-name="Tableau13.B2" office:value-type="float" office:value="3">
              <text:h text:style-name="_5f_Tableau_5f_Centré" text:outline-level="1">3</text:h>
            </table:table-cell>
            <table:table-cell table:style-name="Tableau13.B2" office:value-type="float" office:value="6">
              <text:h text:style-name="_5f_Tableau_5f_Centré" text:outline-level="1">6</text:h>
            </table:table-cell>
            <table:table-cell table:style-name="Tableau13.A2" office:value-type="string">
              <text:h text:style-name="_5f_Tableau_5f_Centré" text:outline-level="1">......</text:h>
            </table:table-cell>
          </table:table-row>
          <table:table-row table:style-name="Tableau13.1">
            <table:table-cell table:style-name="Tableau13.A1" office:value-type="string">
              <text:h text:style-name="_5f_Tableau_5f_Centré_5f_Gras" text:outline-level="1"/>
            </table:table-cell>
            <table:table-cell table:style-name="Tableau13.A1" office:value-type="string">
              <text:h text:style-name="_5f_Tableau_5f_Centré" text:outline-level="1">......</text:h>
            </table:table-cell>
            <table:table-cell table:style-name="Tableau13.B1" office:value-type="float" office:value="1">
              <text:h text:style-name="_5f_Tableau_5f_Centré" text:outline-level="1">1</text:h>
            </table:table-cell>
            <table:table-cell table:style-name="Tableau13.B1" office:value-type="float" office:value="2">
              <text:h text:style-name="_5f_Tableau_5f_Centré" text:outline-level="1">2</text:h>
            </table:table-cell>
          </table:table-row>
        </table:table>
        <text:h text:style-name="_5f_Paragraphe" text:outline-level="1"/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column table:style-name="Tableau14.D"/>
          <table:table-row table:style-name="Tableau14.1">
            <table:table-cell table:style-name="Tableau14.A1" office:value-type="string">
              <text:h text:style-name="_5f_Paragraphe" text:outline-level="1"/>
            </table:table-cell>
            <table:table-cell table:style-name="Tableau14.B1" office:value-type="float" office:value="6">
              <text:h text:style-name="_5f_Tableau_5f_Centré" text:outline-level="1">6</text:h>
            </table:table-cell>
            <table:table-cell table:style-name="Tableau14.A1" office:value-type="string">
              <text:h text:style-name="_5f_Tableau_5f_Centré" text:outline-level="1">......</text:h>
            </table:table-cell>
            <table:table-cell table:style-name="Tableau14.B1" office:value-type="float" office:value="5">
              <text:h text:style-name="_5f_Tableau_5f_Centré" text:outline-level="1">5</text:h>
            </table:table-cell>
          </table:table-row>
          <table:table-row table:style-name="Tableau14.1">
            <table:table-cell table:style-name="Tableau14.A2" office:value-type="string">
              <text:h text:style-name="_5f_Tableau_5f_Centré_5f_Gras" text:outline-level="1">−</text:h>
            </table:table-cell>
            <table:table-cell table:style-name="Tableau14.B2" office:value-type="float" office:value="1">
              <text:h text:style-name="_5f_Tableau_5f_Centré" text:outline-level="1">1</text:h>
            </table:table-cell>
            <table:table-cell table:style-name="Tableau14.B2" office:value-type="float" office:value="2">
              <text:h text:style-name="_5f_Tableau_5f_Centré" text:outline-level="1">2</text:h>
            </table:table-cell>
            <table:table-cell table:style-name="Tableau14.D2" office:value-type="string">
              <text:h text:style-name="_5f_Tableau_5f_Centré" text:outline-level="1">......</text:h>
            </table:table-cell>
          </table:table-row>
          <table:table-row table:style-name="Tableau14.1">
            <table:table-cell table:style-name="Tableau14.A1" office:value-type="string">
              <text:h text:style-name="_5f_Tableau_5f_Centré_5f_Gras" text:outline-level="1"/>
            </table:table-cell>
            <table:table-cell table:style-name="Tableau14.A1" office:value-type="string">
              <text:h text:style-name="_5f_Tableau_5f_Centré" text:outline-level="1">......</text:h>
            </table:table-cell>
            <table:table-cell table:style-name="Tableau14.B1" office:value-type="float" office:value="5">
              <text:h text:style-name="_5f_Tableau_5f_Centré" text:outline-level="1">5</text:h>
            </table:table-cell>
            <table:table-cell table:style-name="Tableau14.B1" office:value-type="float" office:value="7">
              <text:h text:style-name="_5f_Tableau_5f_Centré" text:outline-level="1">7</text:h>
            </table:table-cell>
          </table:table-row>
        </table:table>
        <text:h text:style-name="_5f_Paragraphe" text:outline-level="1"/>
        <table:table table:name="Tableau15" table:style-name="Tableau15">
          <table:table-column table:style-name="Tableau15.A"/>
          <table:table-column table:style-name="Tableau15.B" table:number-columns-repeated="4"/>
          <table:table-row table:style-name="Tableau15.1">
            <table:table-cell table:style-name="Tableau15.A1" office:value-type="string">
              <text:h text:style-name="_5f_Paragraphe" text:outline-level="1"/>
            </table:table-cell>
            <table:table-cell table:style-name="Tableau15.B1" office:value-type="float" office:value="5">
              <text:h text:style-name="_5f_Tableau_5f_Centré" text:outline-level="1">5</text:h>
            </table:table-cell>
            <table:table-cell table:style-name="Tableau15.B1" office:value-type="float" office:value="7">
              <text:h text:style-name="_5f_Tableau_5f_Centré" text:outline-level="1">7</text:h>
            </table:table-cell>
            <table:table-cell table:style-name="Tableau15.A1" office:value-type="string">
              <text:h text:style-name="_5f_Tableau_5f_Centré" text:outline-level="1">......</text:h>
            </table:table-cell>
            <table:table-cell table:style-name="Tableau15.B1" office:value-type="float" office:value="9">
              <text:h text:style-name="_5f_Tableau_5f_Centré" text:outline-level="1">9</text:h>
            </table:table-cell>
          </table:table-row>
          <table:table-row table:style-name="Tableau15.1">
            <table:table-cell table:style-name="Tableau15.A2" office:value-type="string">
              <text:h text:style-name="_5f_Tableau_5f_Centré_5f_Gras" text:outline-level="1">−</text:h>
            </table:table-cell>
            <table:table-cell table:style-name="Tableau15.C2" office:value-type="string">
              <text:h text:style-name="_5f_Tableau_5f_Centré" text:outline-level="1">......</text:h>
            </table:table-cell>
            <table:table-cell table:style-name="Tableau15.C2" office:value-type="string">
              <text:h text:style-name="_5f_Tableau_5f_Centré" text:outline-level="1">......</text:h>
            </table:table-cell>
            <table:table-cell table:style-name="Tableau15.D2" office:value-type="float" office:value="2">
              <text:h text:style-name="_5f_Tableau_5f_Centré" text:outline-level="1">2</text:h>
            </table:table-cell>
            <table:table-cell table:style-name="Tableau15.D2" office:value-type="float" office:value="7">
              <text:h text:style-name="_5f_Tableau_5f_Centré" text:outline-level="1">7</text:h>
            </table:table-cell>
          </table:table-row>
          <table:table-row table:style-name="Tableau15.1">
            <table:table-cell table:style-name="Tableau15.A1" office:value-type="string">
              <text:h text:style-name="_5f_Tableau_5f_Centré_5f_Gras" text:outline-level="1"/>
            </table:table-cell>
            <table:table-cell table:style-name="Tableau15.B1" office:value-type="float" office:value="3">
              <text:h text:style-name="_5f_Tableau_5f_Centré" text:outline-level="1">3</text:h>
            </table:table-cell>
            <table:table-cell table:style-name="Tableau15.B1" office:value-type="float" office:value="3">
              <text:h text:style-name="_5f_Tableau_5f_Centré" text:outline-level="1">3</text:h>
            </table:table-cell>
            <table:table-cell table:style-name="Tableau15.B1" office:value-type="float" office:value="4">
              <text:h text:style-name="_5f_Tableau_5f_Centré" text:outline-level="1">4</text:h>
            </table:table-cell>
            <table:table-cell table:style-name="Tableau15.A1" office:value-type="string">
              <text:h text:style-name="_5f_Tableau_5f_Centré" text:outline-level="1">......</text:h>
            </table:table-cell>
          </table:table-row>
        </table:table>
        <text:h text:style-name="_5f_Paragraphe" text:outline-level="1"/>
        <table:table table:name="Tableau12" table:style-name="Tableau12">
          <table:table-column table:style-name="Tableau12.A"/>
          <table:table-column table:style-name="Tableau12.B"/>
          <table:table-column table:style-name="Tableau12.C" table:number-columns-repeated="2"/>
          <table:table-column table:style-name="Tableau12.E"/>
          <table:table-row table:style-name="Tableau12.1">
            <table:table-cell table:style-name="Tableau12.A1" office:value-type="string">
              <text:h text:style-name="_5f_Paragraphe" text:outline-level="1"/>
            </table:table-cell>
            <table:table-cell table:style-name="Tableau12.A1" office:value-type="string">
              <text:h text:style-name="_5f_Tableau_5f_Centré" text:outline-level="1">......</text:h>
            </table:table-cell>
            <table:table-cell table:style-name="Tableau12.C1" office:value-type="float" office:value="2">
              <text:h text:style-name="_5f_Tableau_5f_Centré" text:outline-level="1">2</text:h>
            </table:table-cell>
            <table:table-cell table:style-name="Tableau12.C1" office:value-type="float" office:value="5">
              <text:h text:style-name="_5f_Tableau_5f_Centré" text:outline-level="1">5</text:h>
            </table:table-cell>
            <table:table-cell table:style-name="Tableau12.A1" office:value-type="string">
              <text:h text:style-name="_5f_Tableau_5f_Centré" text:outline-level="1">......</text:h>
            </table:table-cell>
          </table:table-row>
          <table:table-row table:style-name="Tableau12.1">
            <table:table-cell table:style-name="Tableau12.A2" office:value-type="string">
              <text:h text:style-name="_5f_Tableau_5f_Centré_5f_Gras" text:outline-level="1">−</text:h>
            </table:table-cell>
            <table:table-cell table:style-name="Tableau12.B2" office:value-type="float" office:value="4">
              <text:h text:style-name="_5f_Tableau_5f_Centré" text:outline-level="1">4</text:h>
            </table:table-cell>
            <table:table-cell table:style-name="Tableau12.C2" office:value-type="string">
              <text:h text:style-name="_5f_Tableau_5f_Centré" text:outline-level="1">......</text:h>
            </table:table-cell>
            <table:table-cell table:style-name="Tableau12.B2" office:value-type="float" office:value="7">
              <text:h text:style-name="_5f_Tableau_5f_Centré" text:outline-level="1">7</text:h>
            </table:table-cell>
            <table:table-cell table:style-name="Tableau12.B2" office:value-type="float" office:value="8">
              <text:h text:style-name="_5f_Tableau_5f_Centré" text:outline-level="1">8</text:h>
            </table:table-cell>
          </table:table-row>
          <table:table-row table:style-name="Tableau12.1">
            <table:table-cell table:style-name="Tableau12.A1" office:value-type="string">
              <text:h text:style-name="_5f_Tableau_5f_Centré_5f_Gras" text:outline-level="1"/>
            </table:table-cell>
            <table:table-cell table:style-name="Tableau12.C1" office:value-type="float" office:value="3">
              <text:h text:style-name="_5f_Tableau_5f_Centré" text:outline-level="1">3</text:h>
            </table:table-cell>
            <table:table-cell table:style-name="Tableau12.C1" office:value-type="float" office:value="0">
              <text:h text:style-name="_5f_Tableau_5f_Centré" text:outline-level="1">0</text:h>
            </table:table-cell>
            <table:table-cell table:style-name="Tableau12.A1" office:value-type="string">
              <text:h text:style-name="_5f_Tableau_5f_Centré" text:outline-level="1">......</text:h>
            </table:table-cell>
            <table:table-cell table:style-name="Tableau12.C1" office:value-type="float" office:value="4">
              <text:h text:style-name="_5f_Tableau_5f_Centré" text:outline-level="1">4</text:h>
            </table:table-cell>
          </table:table-row>
        </table:table>
      </text:section>
      <text:list xml:id="list140738863288541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Vérifie avec des additions :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list xml:id="list140738668723041" text:continue-numbering="true" text:style-name="_5f_Numérotation_20_des_20_exercices">
        <text:list-item>
          <text:h text:style-name="P118" text:outline-level="1"><text:span text:style-name="_5f_Caractères">Pose en colonnes et effectue.</text:span></text:h>
        </text:list-item>
      </text:list>
      <text:section text:style-name="Sect3" text:name="Section14">
        <text:list xml:id="list3212074376" text:style-name="_5f_Numérotation_20_des_20_exercices">
          <text:list-item>
            <text:list>
              <text:list-item>
                <text:p text:style-name="P114"><text:span text:style-name="_5f_Caractères">473,26 + 3</text:span><text:span text:style-name="_5f_Caractères"><text:span text:style-name="T179"> </text:span></text:span><text:span text:style-name="_5f_Caractères">052,4</text:span></text:p>
              </text:list-item>
              <text:list-item>
                <text:p text:style-name="P114"><text:span text:style-name="_5f_Caractères">30 + 9,23 + 121,5</text:span></text:p>
              </text:list-item>
              <text:list-item>
                <text:p text:style-name="P114"><text:span text:style-name="_5f_Caractères">29,4 + 8,328 + 12,4</text:span></text:p>
              </text:list-item>
              <text:list-item>
                <text:p text:style-name="P114"><text:span text:style-name="_5f_Caractères">751,25 − 98,2</text:span></text:p>
              </text:list-item>
              <text:list-item>
                <text:p text:style-name="P114"><text:span text:style-name="_5f_Caractères">8,5 − 0,082</text:span></text:p>
              </text:list-item>
              <text:list-item>
                <text:p text:style-name="P114"><text:span text:style-name="_5f_Caractères">72 − 68,41</text:span></text:p>
              </text:list-item>
            </text:list>
          </text:list-item>
        </text:list>
        <table:table table:name="Table2" table:style-name="Table2">
          <table:table-column table:style-name="Table2.A" table:number-columns-repeated="3"/>
          <table:table-header-rows>
            <table:table-row table:style-name="Table2.1">
              <table:table-cell table:style-name="Table2.A1" office:value-type="string">
                <text:h text:style-name="P102" text:outline-level="1"><text:span text:style-name="_5f_pointillés_20_gris">……………………………………………………...………………………………………………………………………………………………………...……</text:span></text:h>
              </table:table-cell>
              <table:table-cell table:style-name="Table2.A1" office:value-type="string">
                <text:h text:style-name="P102" text:outline-level="1"><text:span text:style-name="_5f_pointillés_20_gris">……………………………………………………...………………………………………………………………………………………………………...……</text:span></text:h>
              </table:table-cell>
              <table:table-cell table:style-name="Table2.C1" office:value-type="string">
                <text:h text:style-name="P102" text:outline-level="1"><text:span text:style-name="_5f_pointillés_20_gris">……………………………………………………...………………………………………………………………………………………………………...……</text:span></text:h>
              </table:table-cell>
            </table:table-row>
          </table:table-header-rows>
          <table:table-row table:style-name="Table2.1">
            <table:table-cell table:style-name="Table2.A2" office:value-type="string">
              <text:h text:style-name="P102" text:outline-level="1"><text:span text:style-name="_5f_pointillés_20_gris">……………………………………………………...………………………………………………………………………………………………………...……</text:span></text:h>
            </table:table-cell>
            <table:table-cell table:style-name="Table2.A2" office:value-type="string">
              <text:h text:style-name="P102" text:outline-level="1"><text:span text:style-name="_5f_pointillés_20_gris">……………………………………………………...………………………………………………………………………………………………………...……</text:span></text:h>
            </table:table-cell>
            <table:table-cell table:style-name="Table2.C2" office:value-type="string">
              <text:h text:style-name="P102" text:outline-level="1"><text:span text:style-name="_5f_pointillés_20_gris">……………………………………………………...………………………………………………………………………………………………………...……</text:span></text:h>
            </table:table-cell>
          </table:table-row>
        </table:table>
        <text:list xml:id="list140738135709831" text:continue-list="list140738668723041" text:style-name="_5f_Numérotation_20_des_20_exercices">
          <text:list-item>
            <text:h text:style-name="_5f_Titre_5f_Exercices_5f_sans_5f_Titre" text:outline-level="1"><text:span text:style-name="_5f_Caractères">Pose en colonnes et effectue.</text:span></text:h>
          </text:list-item>
        </text:list>
        <text:list xml:id="list140738512898316" text:continue-list="list3212074376" text:style-name="_5f_Numérotation_20_des_20_exercices">
          <text:list-item>
            <text:list>
              <text:list-item text:start-value="1">
                <text:p text:style-name="P114"><text:span text:style-name="_5f_Caractères">6,7 + 12,6 + 1,7</text:span></text:p>
              </text:list-item>
              <text:list-item>
                <text:p text:style-name="P114"><text:span text:style-name="_5f_Caractères">36,99 + 45,74 + 2,02</text:span></text:p>
              </text:list-item>
              <text:list-item>
                <text:p text:style-name="P114"><text:span text:style-name="_5f_Caractères">9,25 + 8,7 + 5,5 + 16,8</text:span></text:p>
              </text:list-item>
            </text:list>
          </text:list-item>
        </text:list>
        <table:table table:name="Table3" table:style-name="Table3">
          <table:table-column table:style-name="Table3.A" table:number-columns-repeated="3"/>
          <table:table-header-rows>
            <table:table-row table:style-name="Table3.1">
              <table:table-cell table:style-name="Table3.A1" office:value-type="string">
                <text:h text:style-name="_5f_Tableau_5f_Centré" text:outline-level="1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span></text:h>
              </table:table-cell>
              <table:table-cell table:style-name="Table3.A1" office:value-type="string">
                <text:h text:style-name="_5f_Tableau_5f_Centré" text:outline-level="1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span></text:h>
              </table:table-cell>
              <table:table-cell table:style-name="Table3.C1" office:value-type="string">
                <text:h text:style-name="_5f_Tableau_5f_Centré" text:outline-level="1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span></text:h>
              </table:table-cell>
            </table:table-row>
          </table:table-header-rows>
        </table:table>
        <text:h text:style-name="_5f_Paragraphe" text:outline-level="1"/>
        <text:section text:style-name="Sect4" text:name="Section1">
          <text:list xml:id="list140739579488497" text:continue-list="list140738135709831" text:style-name="_5f_Numérotation_20_des_20_exercices">
            <text:list-item>
              <text:h text:style-name="P116" text:outline-level="1"><text:span text:style-name="_5f_Caractères">Complète.</text:span></text:h>
            </text:list-item>
          </text:list>
          <text:list xml:id="list140738964535541" text:continue-list="list140738512898316" text:style-name="_5f_Numérotation_20_des_20_exercices">
            <text:list-item>
              <text:list>
                <text:list-item text:start-value="1">
                  <text:p text:style-name="P114"><text:span text:style-name="_5f_Caractères">7 + </text:span><text:span text:style-name="_5f_pointillés_20_gris">…… </text:span><text:span text:style-name="_5f_Caractères">= 10</text:span></text:p>
                </text:list-item>
                <text:list-item>
                  <text:p text:style-name="P114"><text:span text:style-name="_5f_Caractères">89 + </text:span><text:span text:style-name="_5f_pointillés_20_gris">.……. </text:span><text:span text:style-name="_5f_Caractères">= 100</text:span></text:p>
                </text:list-item>
                <text:list-item>
                  <text:p text:style-name="P114"><text:span text:style-name="_5f_Caractères">12 + </text:span><text:span text:style-name="_5f_pointillés_20_gris">…….… </text:span><text:span text:style-name="_5f_Caractères">= 100</text:span></text:p>
                </text:list-item>
                <text:list-item>
                  <text:p text:style-name="P114"><text:span text:style-name="_5f_Caractères">33 + </text:span><text:span text:style-name="_5f_pointillés_20_gris">……… </text:span><text:span text:style-name="_5f_Caractères">= 100</text:span></text:p>
                </text:list-item>
                <text:list-item>
                  <text:p text:style-name="P114"><text:span text:style-name="_5f_Caractères">71 + </text:span><text:span text:style-name="_5f_pointillés_20_gris">.....… </text:span><text:span text:style-name="_5f_Caractères">= 100</text:span></text:p>
                </text:list-item>
                <text:list-item>
                  <text:p text:style-name="P114"><text:span text:style-name="_5f_Caractères">870 + </text:span><text:span text:style-name="_5f_pointillés_20_gris">…...… </text:span><text:span text:style-name="_5f_Caractères">= 1 000</text:span></text:p>
                </text:list-item>
                <text:list-item>
                  <text:p text:style-name="P114"><text:span text:style-name="_5f_Caractères">327 + </text:span><text:span text:style-name="_5f_pointillés_20_gris">……... </text:span><text:span text:style-name="_5f_Caractères">= 1 000</text:span></text:p>
                </text:list-item>
                <text:list-item>
                  <text:p text:style-name="P114"><text:span text:style-name="_5f_Caractères">112 + </text:span><text:span text:style-name="_5f_pointillés_20_gris">……… </text:span><text:span text:style-name="_5f_Caractères">= 1 000</text:span></text:p>
                </text:list-item>
              </text:list>
            </text:list-item>
          </text:list>
          <text:list xml:id="list140739629108019" text:continue-list="list140739579488497" text:style-name="_5f_Numérotation_20_des_20_exercices">
            <text:list-item>
              <text:h text:style-name="P118" text:outline-level="1"><text:span text:style-name="_5f_Caractères">Calcule les sommes suivantes en effectuant des regroupements astucieux :</text:span></text:h>
            </text:list-item>
          </text:list>
          <text:list xml:id="list140739100252971" text:continue-list="list140738964535541" text:style-name="_5f_Numérotation_20_des_20_exercices">
            <text:list-item>
              <text:list>
                <text:list-item text:start-value="1">
                  <text:p text:style-name="P108"><text:span text:style-name="_5f_Caractères">1 005 + 123 + 95 + 7 = </text:span><text:span text:style-name="_5f_pointillés_20_gris">……………………………</text:span></text:p>
                </text:list-item>
              </text:list>
            </text:list-item>
          </text:list>
          <text:p text:style-name="P112"><text:span text:style-name="_5f_Caractères">= </text:span><text:span text:style-name="_5f_pointillés_20_gris">……………………………..</text:span></text:p>
          <text:list xml:id="list140737695817878" text:continue-numbering="true" text:style-name="_5f_Numérotation_20_des_20_exercices">
            <text:list-item>
              <text:list>
                <text:list-item>
                  <text:p text:style-name="P108"><text:span text:style-name="_5f_Caractères">9 998 + 4 524 + 2 = </text:span><text:span text:style-name="_5f_pointillés_20_gris">………..……………………….</text:span></text:p>
                </text:list-item>
              </text:list>
            </text:list-item>
          </text:list>
          <text:p text:style-name="P112"><text:span text:style-name="_5f_Caractères">= </text:span><text:span text:style-name="_5f_pointillés_20_gris">……...…………………………..</text:span></text:p>
          <text:list xml:id="list140737491589167" text:continue-numbering="true" text:style-name="_5f_Numérotation_20_des_20_exercices">
            <text:list-item>
              <text:list>
                <text:list-item>
                  <text:p text:style-name="P108"><text:span text:style-name="_5f_Caractères">17 + 1 288 + 83 + 12 = </text:span><text:span text:style-name="_5f_pointillés_20_gris">…...………………………...</text:span></text:p>
                </text:list-item>
              </text:list>
            </text:list-item>
          </text:list>
          <text:p text:style-name="P112"><text:span text:style-name="_5f_Caractères">= </text:span><text:span text:style-name="_5f_pointillés_20_gris">….…………………………..</text:span></text:p>
          <text:list xml:id="list140737821619714" text:continue-numbering="true" text:style-name="_5f_Numérotation_20_des_20_exercices">
            <text:list-item>
              <text:list>
                <text:list-item>
                  <text:p text:style-name="P108"><text:span text:style-name="_5f_Caractères">14 + 191 + 56 + 9 = </text:span><text:span text:style-name="_5f_pointillés_20_gris">…...…………………………..</text:span></text:p>
                </text:list-item>
              </text:list>
            </text:list-item>
          </text:list>
          <text:p text:style-name="P112"><text:span text:style-name="_5f_Caractères">= </text:span><text:span text:style-name="_5f_pointillés_20_gris">……..…………………………</text:span></text:p>
          <text:list xml:id="list140737577843319" text:continue-numbering="true" text:style-name="_5f_Numérotation_20_des_20_exercices">
            <text:list-item>
              <text:list>
                <text:list-item>
                  <text:p text:style-name="P108"><text:span text:style-name="_5f_Caractères">103 + 15 + 6 + 7 + 85 = </text:span><text:span text:style-name="_5f_pointillés_20_gris">…..……………………….</text:span></text:p>
                </text:list-item>
              </text:list>
            </text:list-item>
          </text:list>
          <text:p text:style-name="P112"><text:span text:style-name="_5f_Caractères">= </text:span><text:span text:style-name="_5f_pointillés_20_gris">…..………………………..</text:span></text:p>
          <text:list xml:id="list140738808096576" text:continue-numbering="true" text:style-name="_5f_Numérotation_20_des_20_exercices">
            <text:list-item>
              <text:list>
                <text:list-item>
                  <text:p text:style-name="P108"><text:span text:style-name="_5f_Caractères">125 + 223 + 174 + 75 + 86 =</text:span><text:span text:style-name="_5f_pointillés_20_gris">………………………</text:span></text:p>
                </text:list-item>
              </text:list>
            </text:list-item>
          </text:list>
          <text:p text:style-name="P113"><text:span text:style-name="_5f_Caractères">= </text:span><text:span text:style-name="_5f_pointillés_20_gris">…….………………..</text:span></text:p>
          <text:list xml:id="list140737845541330" text:continue-list="list140739629108019" text:style-name="_5f_Numérotation_20_des_20_exercices">
            <text:list-item>
              <text:h text:style-name="_5f_Titre_5f_Exercices_5f_sans_5f_Titre" text:outline-level="1"><text:span text:style-name="_5f_Caractères">Calcule mentalement les sommes.</text:span></text:h>
            </text:list-item>
          </text:list>
          <text:list xml:id="list140739618219788" text:continue-list="list140738808096576" text:style-name="_5f_Numérotation_20_des_20_exercices">
            <text:list-item>
              <text:list>
                <text:list-item text:start-value="1">
                  <text:p text:style-name="P108"><text:span text:style-name="_5f_Caractères">5,6 </text:span><text:span text:style-name="_5f_Caractères"><text:span text:style-name="T180">+</text:span></text:span><text:span text:style-name="_5f_Caractères"> 7,2 </text:span><text:span text:style-name="_5f_Caractères"><text:span text:style-name="T180">=</text:span></text:span><text:span text:style-name="_5f_Caractères"> </text:span><text:span text:style-name="_5f_pointillés_20_gris">…………</text:span></text:p>
                </text:list-item>
                <text:list-item>
                  <text:p text:style-name="P108"><text:span text:style-name="_5f_Caractères">2,2 </text:span><text:span text:style-name="_5f_Caractères"><text:span text:style-name="T180">+</text:span></text:span><text:span text:style-name="_5f_Caractères"> 6,3 </text:span><text:span text:style-name="_5f_Caractères"><text:span text:style-name="T180">=</text:span></text:span><text:span text:style-name="_5f_Caractères"> </text:span><text:span text:style-name="_5f_pointillés_20_gris">…………</text:span></text:p>
                </text:list-item>
                <text:list-item>
                  <text:p text:style-name="P108"><text:span text:style-name="_5f_Caractères">3,5 </text:span><text:span text:style-name="_5f_Caractères"><text:span text:style-name="T180">+</text:span></text:span><text:span text:style-name="_5f_Caractères"> 7,1 </text:span><text:span text:style-name="_5f_Caractères"><text:span text:style-name="T180">=</text:span></text:span><text:span text:style-name="_5f_Caractères"> </text:span><text:span text:style-name="_5f_pointillés_20_gris">…………</text:span></text:p>
                </text:list-item>
                <text:list-item>
                  <text:p text:style-name="P108"><text:span text:style-name="_5f_Caractères">6,3 </text:span><text:span text:style-name="_5f_Caractères"><text:span text:style-name="T180">+</text:span></text:span><text:span text:style-name="_5f_Caractères"> 7,6 </text:span><text:span text:style-name="_5f_Caractères"><text:span text:style-name="T180">=</text:span></text:span><text:span text:style-name="_5f_Caractères"> </text:span><text:span text:style-name="_5f_pointillés_20_gris">…………</text:span></text:p>
                </text:list-item>
                <text:list-item>
                  <text:p text:style-name="P108"><text:span text:style-name="_5f_Caractères">9 </text:span><text:span text:style-name="_5f_Caractères"><text:span text:style-name="T180">+</text:span></text:span><text:span text:style-name="_5f_Caractères"> 3,5 </text:span><text:span text:style-name="_5f_Caractères"><text:span text:style-name="T180">=</text:span></text:span><text:span text:style-name="_5f_Caractères"> </text:span><text:span text:style-name="_5f_pointillés_20_gris">…………</text:span></text:p>
                </text:list-item>
                <text:list-item>
                  <text:p text:style-name="P108"><text:span text:style-name="_5f_Caractères">7,6 </text:span><text:span text:style-name="_5f_Caractères"><text:span text:style-name="T180">+</text:span></text:span><text:span text:style-name="_5f_Caractères"> 7,9 </text:span><text:span text:style-name="_5f_Caractères"><text:span text:style-name="T180">=</text:span></text:span><text:span text:style-name="_5f_Caractères"> </text:span><text:span text:style-name="_5f_pointillés_20_gris">…………</text:span></text:p>
                </text:list-item>
                <text:list-item>
                  <text:p text:style-name="P108"><text:span text:style-name="_5f_Caractères">2,9 </text:span><text:span text:style-name="_5f_Caractères"><text:span text:style-name="T180">+</text:span></text:span><text:span text:style-name="_5f_Caractères"> 6,5 </text:span><text:span text:style-name="_5f_Caractères"><text:span text:style-name="T180">=</text:span></text:span><text:span text:style-name="_5f_Caractères"> </text:span><text:span text:style-name="_5f_pointillés_20_gris">…………</text:span></text:p>
                </text:list-item>
                <text:list-item>
                  <text:p text:style-name="P108"><text:span text:style-name="_5f_Caractères">4,5 </text:span><text:span text:style-name="_5f_Caractères"><text:span text:style-name="T180">+</text:span></text:span><text:span text:style-name="_5f_Caractères"> 9,7 </text:span><text:span text:style-name="_5f_Caractères"><text:span text:style-name="T180">=</text:span></text:span><text:span text:style-name="_5f_Caractères"> </text:span><text:span text:style-name="_5f_pointillés_20_gris">…………</text:span></text:p>
                </text:list-item>
                <text:list-item>
                  <text:p text:style-name="P108"><text:span text:style-name="_5f_Caractères">5,8 </text:span><text:span text:style-name="_5f_Caractères"><text:span text:style-name="T180">+</text:span></text:span><text:span text:style-name="_5f_Caractères"> 9,3 </text:span><text:span text:style-name="_5f_Caractères"><text:span text:style-name="T180">=</text:span></text:span><text:span text:style-name="_5f_Caractères"> </text:span><text:span text:style-name="_5f_pointillés_20_gris">…………</text:span></text:p>
                </text:list-item>
                <text:list-item>
                  <text:p text:style-name="P108"><text:span text:style-name="_5f_Caractères">3,9 </text:span><text:span text:style-name="_5f_Caractères"><text:span text:style-name="T180">+</text:span></text:span><text:span text:style-name="_5f_Caractères"> 7,6 </text:span><text:span text:style-name="_5f_Caractères"><text:span text:style-name="T180">=</text:span></text:span><text:span text:style-name="_5f_Caractères"> </text:span><text:span text:style-name="_5f_pointillés_20_gris">…………</text:span></text:p>
                </text:list-item>
              </text:list>
            </text:list-item>
          </text:list>
          <text:p text:style-name="P110"><text:span text:style-name="_5f_pointillés_20_gris"/></text:p>
          <text:p text:style-name="P110"><text:span text:style-name="_5f_pointillés_20_gris"/></text:p>
          <text:list xml:id="list140739152645861" text:continue-list="list140737845541330" text:style-name="_5f_Numérotation_20_des_20_exercices">
            <text:list-item>
              <text:h text:style-name="P118" text:outline-level="1"><text:span text:style-name="_5f_Caractères">Complète :</text:span></text:h>
            </text:list-item>
          </text:list>
          <text:list xml:id="list140739491947125" text:continue-list="list140739618219788" text:style-name="_5f_Numérotation_20_des_20_exercices">
            <text:list-item>
              <text:list>
                <text:list-item text:start-value="1">
                  <text:p text:style-name="P114"><text:span text:style-name="_5f_Caractères">8,3 + </text:span><text:span text:style-name="_5f_pointillés_20_gris">…….…… </text:span><text:span text:style-name="_5f_Caractères">= 9</text:span></text:p>
                </text:list-item>
                <text:list-item>
                  <text:p text:style-name="P114"><text:span text:style-name="_5f_Caractères"> </text:span><text:span text:style-name="_5f_pointillés_20_gris">.……… </text:span><text:span text:style-name="_5f_Caractères">+ 89,1 = 90</text:span></text:p>
                </text:list-item>
                <text:list-item>
                  <text:p text:style-name="P114"><text:span text:style-name="_5f_Caractères">1,2 + </text:span><text:span text:style-name="_5f_pointillés_20_gris">……….… </text:span><text:span text:style-name="_5f_Caractères">= 2</text:span></text:p>
                </text:list-item>
                <text:list-item>
                  <text:p text:style-name="P114"><text:span text:style-name="_5f_Caractères">33,7 + </text:span><text:span text:style-name="_5f_pointillés_20_gris">……… </text:span><text:span text:style-name="_5f_Caractères">= 34</text:span></text:p>
                </text:list-item>
                <text:list-item>
                  <text:p text:style-name="P114"><text:span text:style-name="_5f_Caractères">0,36 + </text:span><text:span text:style-name="_5f_pointillés_20_gris">………..… </text:span><text:span text:style-name="_5f_Caractères">= 1</text:span></text:p>
                </text:list-item>
                <text:list-item>
                  <text:p text:style-name="P114"><text:span text:style-name="_5f_pointillés_20_gris">….…… </text:span><text:span text:style-name="_5f_Caractères">+ 8,73 = 9</text:span></text:p>
                </text:list-item>
                <text:list-item>
                  <text:p text:style-name="P114"><text:span text:style-name="_5f_Caractères">2 + </text:span><text:span text:style-name="_5f_pointillés_20_gris">…...… </text:span><text:span text:style-name="_5f_Caractères">= 5,6</text:span></text:p>
                </text:list-item>
                <text:list-item>
                  <text:p text:style-name="P114"><text:span text:style-name="_5f_Caractères">11,4 + </text:span><text:span text:style-name="_5f_pointillés_20_gris">…...… </text:span><text:span text:style-name="_5f_Caractères">= 20</text:span></text:p>
                </text:list-item>
              </text:list>
            </text:list-item>
          </text:list>
        </text:section>
        <text:list xml:id="list140738565190539" text:continue-list="list140739152645861" text:style-name="_5f_Numérotation_20_des_20_exercices">
          <text:list-item>
            <text:h text:style-name="P117" text:outline-level="1"><text:span text:style-name="_5f_Caractères">Par les distances</text:span></text:h>
            <text:list>
              <text:list-item>
                <text:p text:style-name="_5f_Paragraphe_5f_avec_5f_Num_5f_Question"><text:span text:style-name="_5f_Caractères">Complète :</text:span></text:p>
              </text:list-item>
            </text:list>
          </text:list-item>
        </text:list>
        <text:h text:style-name="_5f_Paragraphe" text:outline-level="1"><text:span text:style-name="_5f_Caractères"/></text:h>
        <text:p text:style-name="P110"><text:span text:style-name="_5f_Caractères">5,8 </text:span><text:span text:style-name="_5f_Caractères"><draw:g text:anchor-type="as-char" svg:y="-0.94cm" draw:z-index="22" draw:name="Shape15" draw:style-name="gr19"><draw:custom-shape draw:name="Shape10_3" draw:style-name="gr20" draw:text-style-name="P131" svg:width="1.454cm" svg:height="1.454cm" svg:x="0.646cm" svg:y="0cm"><text:p text:style-name="P130"><text:span text:style-name="T184">+ </text:span><text:span text:style-name="T185">…...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Shape11_0" draw:style-name="gr21" draw:text-style-name="P132" svg:x1="0cm" svg:y1="0.721cm" svg:x2="0.646cm" svg:y2="0.721cm"><text:p/></draw:line><draw:line draw:name="Shape11_1" draw:style-name="gr22" draw:text-style-name="P132" svg:x1="2.099cm" svg:y1="0.723cm" svg:x2="2.909cm" svg:y2="0.732cm"><text:p/></draw:line></draw:g></text:span><text:span text:style-name="_5f_Caractères"><text:s/>6 </text:span><text:span text:style-name="_5f_Caractères"><draw:g text:anchor-type="as-char" svg:y="-0.94cm" draw:z-index="23" draw:name="Shape15_0" draw:style-name="gr19"><draw:custom-shape draw:name="Shape10_8" draw:style-name="gr20" draw:text-style-name="P131" svg:width="1.454cm" svg:height="1.454cm" svg:x="0.646cm" svg:y="0cm"><text:p text:style-name="P130"><text:span text:style-name="T184">+ </text:span><text:span text:style-name="T185">…...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Shape11_4" draw:style-name="gr21" draw:text-style-name="P132" svg:x1="0cm" svg:y1="0.721cm" svg:x2="0.646cm" svg:y2="0.721cm"><text:p/></draw:line><draw:line draw:name="Shape11_5" draw:style-name="gr22" draw:text-style-name="P132" svg:x1="2.099cm" svg:y1="0.723cm" svg:x2="2.909cm" svg:y2="0.732cm"><text:p/></draw:line></draw:g></text:span><text:span text:style-name="_5f_Caractères"><text:s/>12,3</text:span></text:p>
        <text:h text:style-name="_5f_Paragraphe" text:outline-level="1"><text:span text:style-name="_5f_Caractères"/></text:h>
        <text:h text:style-name="_5f_Paragraphe" text:outline-level="1"><text:span text:style-name="_5f_Caractères">L’écart entre 5,8 et 12,3 est donc : </text:span><text:span text:style-name="_5f_pointillés_20_gris">….. </text:span><text:span text:style-name="_5f_Caractères">+ </text:span><text:span text:style-name="_5f_pointillés_20_gris">….. </text:span><text:span text:style-name="_5f_Caractères">= </text:span><text:span text:style-name="_5f_pointillés_20_gris">…..</text:span></text:h>
        <text:h text:style-name="_5f_Paragraphe" text:outline-level="1"><text:span text:style-name="_5f_Caractères">Donc 12,3 – 5,8 = </text:span><text:span text:style-name="_5f_pointillés_20_gris">……</text:span></text:h>
        <text:list xml:id="list140739141573792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Un autre exemple : A = 137,2 – 54,6 </text:span></text:p>
              </text:list-item>
            </text:list>
          </text:list-item>
        </text:list>
        <text:h text:style-name="_5f_Paragraphe" text:outline-level="1"><text:span text:style-name="_5f_Caractères"/></text:h>
        <text:p text:style-name="P111"><text:span text:style-name="_5f_Caractères">54,6 </text:span><text:span text:style-name="_5f_Caractères"><draw:g text:anchor-type="as-char" svg:y="-0.94cm" draw:z-index="24" draw:name="Shape15_1" draw:style-name="gr19"><draw:custom-shape draw:name="Shape10_4" draw:style-name="gr20" draw:text-style-name="P131" svg:width="1.454cm" svg:height="1.454cm" svg:x="0.646cm" svg:y="0cm"><text:p text:style-name="P130"><text:span text:style-name="T184">+ </text:span><text:span text:style-name="T185">…...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Shape11_6" draw:style-name="gr21" draw:text-style-name="P132" svg:x1="0cm" svg:y1="0.721cm" svg:x2="0.646cm" svg:y2="0.721cm"><text:p/></draw:line><draw:line draw:name="Shape11_7" draw:style-name="gr22" draw:text-style-name="P132" svg:x1="2.099cm" svg:y1="0.723cm" svg:x2="2.909cm" svg:y2="0.732cm"><text:p/></draw:line></draw:g></text:span><text:span text:style-name="_5f_Caractères"><text:s/>55 </text:span><text:span text:style-name="_5f_Caractères"><draw:g text:anchor-type="as-char" svg:y="-0.94cm" draw:z-index="25" draw:name="Shape15_2" draw:style-name="gr19"><draw:custom-shape draw:name="Shape10_5" draw:style-name="gr20" draw:text-style-name="P131" svg:width="1.454cm" svg:height="1.454cm" svg:x="0.646cm" svg:y="0cm"><text:p text:style-name="P130"><text:span text:style-name="T184">+ </text:span><text:span text:style-name="T185">…...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Shape11_8" draw:style-name="gr21" draw:text-style-name="P132" svg:x1="0cm" svg:y1="0.721cm" svg:x2="0.646cm" svg:y2="0.721cm"><text:p/></draw:line><draw:line draw:name="Shape11_9" draw:style-name="gr22" draw:text-style-name="P132" svg:x1="2.099cm" svg:y1="0.723cm" svg:x2="2.909cm" svg:y2="0.732cm"><text:p/></draw:line></draw:g></text:span><text:span text:style-name="_5f_Caractères"><text:s/>60 </text:span><text:span text:style-name="_5f_Caractères"><draw:g text:anchor-type="as-char" svg:y="-0.94cm" draw:z-index="26" draw:name="Shape15_3" draw:style-name="gr19"><draw:custom-shape draw:name="Shape10_6" draw:style-name="gr20" draw:text-style-name="P131" svg:width="1.454cm" svg:height="1.454cm" svg:x="0.646cm" svg:y="0cm"><text:p text:style-name="P130"><text:span text:style-name="T184">+ </text:span><text:span text:style-name="T185">…...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Shape11_10" draw:style-name="gr21" draw:text-style-name="P132" svg:x1="0cm" svg:y1="0.721cm" svg:x2="0.646cm" svg:y2="0.721cm"><text:p/></draw:line><draw:line draw:name="Shape11_11" draw:style-name="gr22" draw:text-style-name="P132" svg:x1="2.099cm" svg:y1="0.723cm" svg:x2="2.909cm" svg:y2="0.732cm"><text:p/></draw:line></draw:g></text:span><text:span text:style-name="_5f_Caractères"><text:s/>100 </text:span><text:span text:style-name="_5f_Caractères"><draw:g text:anchor-type="as-char" svg:y="-0.94cm" draw:z-index="27" draw:name="Shape15_4" draw:style-name="gr19"><draw:custom-shape draw:name="Shape10_7" draw:style-name="gr20" draw:text-style-name="P131" svg:width="1.454cm" svg:height="1.454cm" svg:x="0.646cm" svg:y="0cm"><text:p text:style-name="P130"><text:span text:style-name="T184">+ </text:span><text:span text:style-name="T185">…...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Shape11_12" draw:style-name="gr21" draw:text-style-name="P132" svg:x1="0cm" svg:y1="0.721cm" svg:x2="0.646cm" svg:y2="0.721cm"><text:p/></draw:line><draw:line draw:name="Shape11_13" draw:style-name="gr22" draw:text-style-name="P132" svg:x1="2.099cm" svg:y1="0.723cm" svg:x2="2.909cm" svg:y2="0.732cm"><text:p/></draw:line></draw:g></text:span><text:span text:style-name="_5f_Caractères"><text:s/>137,2</text:span></text:p>
        <text:h text:style-name="_5f_Paragraphe" text:outline-level="1"><text:span text:style-name="_5f_Caractères"/></text:h>
        <text:h text:style-name="_5f_Paragraphe" text:outline-level="1"><text:span text:style-name="_5f_Caractères">L’écart entre 54,6 et 137,2 est donc : </text:span><text:span text:style-name="_5f_pointillés_20_gris">….. </text:span><text:span text:style-name="_5f_Caractères">+</text:span><text:span text:style-name="_5f_pointillés_20_gris">….. </text:span><text:span text:style-name="_5f_Caractères">+</text:span><text:span text:style-name="_5f_pointillés_20_gris">….. </text:span><text:span text:style-name="_5f_Caractères">+</text:span><text:span text:style-name="_5f_pointillés_20_gris">….. </text:span><text:span text:style-name="_5f_Caractères">= </text:span><text:span text:style-name="_5f_pointillés_20_gris">….. </text:span></text:h>
        <text:list xml:id="list140738218293345" text:continue-numbering="true" text:style-name="_5f_Numérotation_20_des_20_exercices">
          <text:list-item>
            <text:list>
              <text:list-item>
                <text:p text:style-name="_5f_Paragraphe_5f_avec_5f_Num_5f_Question"><text:soft-page-break/><text:span text:style-name="_5f_Caractères">À toi de jouer, en utilisant la même méthode : B = 9 – 1,8 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span></text:p>
        <text:list xml:id="list140739412393811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Un autre calcul : C = 41,3 – 18,7 :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<text:h text:style-name="_5f_Paragraphe" text:outline-level="1"/>
        <text:section text:style-name="Sect4" text:name="Section2">
          <text:list xml:id="list140739541279703" text:continue-numbering="true" text:style-name="_5f_Numérotation_20_des_20_exercices">
            <text:list-item>
              <text:h text:style-name="_5f_Titre_5f_Exercices_5f_sans_5f_Titre" text:outline-level="1"><text:span text:style-name="_5f_Caractères">Calcule mentalement les soustractions :</text:span></text:h>
            </text:list-item>
          </text:list>
          <table:table table:name="Table4" table:style-name="Table4">
            <table:table-column table:style-name="Table4.A"/>
            <table:table-column table:style-name="Table4.B"/>
            <table:table-row table:style-name="TableLine2707549508000">
              <table:table-cell table:style-name="Table4.A1" office:value-type="string">
                <text:list xml:id="list140739602947520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5,5 – 4,3 = </text:span><text:span text:style-name="_5f_pointillés_20_gris">……….</text:span></text:p>
                      </text:list-item>
                    </text:list>
                  </text:list-item>
                </text:list>
              </table:table-cell>
              <table:table-cell table:style-name="Table4.B1" office:value-type="string">
                <text:list xml:id="list140738724564278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5,2 – 4,3 = </text:span><text:span text:style-name="_5f_pointillés_20_gris">………..</text:span></text:p>
                      </text:list-item>
                    </text:list>
                  </text:list-item>
                </text:list>
              </table:table-cell>
            </table:table-row>
            <table:table-row table:style-name="TableLine2707549498208">
              <table:table-cell table:style-name="Table4.A1" office:value-type="string">
                <text:list xml:id="list140739052335363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4,6 – 0,5 = </text:span><text:span text:style-name="_5f_pointillés_20_gris">………..</text:span></text:p>
                      </text:list-item>
                    </text:list>
                  </text:list-item>
                </text:list>
              </table:table-cell>
              <table:table-cell table:style-name="Table4.B1" office:value-type="string">
                <text:list xml:id="list140737787175144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8 – 7,9 = </text:span><text:span text:style-name="_5f_pointillés_20_gris">………..</text:span></text:p>
                      </text:list-item>
                    </text:list>
                  </text:list-item>
                </text:list>
              </table:table-cell>
            </table:table-row>
            <table:table-row table:style-name="TableLine2707549503104">
              <table:table-cell table:style-name="Table4.A1" office:value-type="string">
                <text:list xml:id="list140737742557989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2,8 – 2,6 = </text:span><text:span text:style-name="_5f_pointillés_20_gris"><text:s/>………..</text:span></text:p>
                      </text:list-item>
                    </text:list>
                  </text:list-item>
                </text:list>
              </table:table-cell>
              <table:table-cell table:style-name="Table4.B1" office:value-type="string">
                <text:list xml:id="list140737834338818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4,6 – 2,5 = </text:span><text:span text:style-name="_5f_pointillés_20_gris">………..</text:span></text:p>
                      </text:list-item>
                    </text:list>
                  </text:list-item>
                </text:list>
              </table:table-cell>
            </table:table-row>
            <table:table-row table:style-name="TableLine2707549500112">
              <table:table-cell table:style-name="Table4.A1" office:value-type="string">
                <text:list xml:id="list140739156786167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6,7 – 0,5 = </text:span><text:span text:style-name="_5f_pointillés_20_gris">………..</text:span></text:p>
                      </text:list-item>
                    </text:list>
                  </text:list-item>
                </text:list>
              </table:table-cell>
              <table:table-cell table:style-name="Table4.B1" office:value-type="string">
                <text:list xml:id="list140739547611612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4,1 – 1,4 = </text:span><text:span text:style-name="_5f_pointillés_20_gris">………..</text:span></text:p>
                      </text:list-item>
                    </text:list>
                  </text:list-item>
                </text:list>
              </table:table-cell>
            </table:table-row>
            <table:table-row table:style-name="TableLine2707549494672">
              <table:table-cell table:style-name="Table4.A1" office:value-type="string">
                <text:list xml:id="list140738613789943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3,8 – 3,5 = </text:span><text:span text:style-name="_5f_pointillés_20_gris">………..</text:span></text:p>
                      </text:list-item>
                    </text:list>
                  </text:list-item>
                </text:list>
              </table:table-cell>
              <table:table-cell table:style-name="Table4.B1" office:value-type="string">
                <text:list xml:id="list140739429421128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Character_5f_20_5f_style">6,7 – 5,9 = </text:span><text:span text:style-name="_5f_pointillés_20_gris">………..</text:span></text:p>
                      </text:list-item>
                    </text:list>
                  </text:list-item>
                </text:list>
              </table:table-cell>
            </table:table-row>
          </table:table>
          <text:list xml:id="list140738483599137" text:continue-numbering="true" text:style-name="_5f_Numérotation_20_des_20_exercices">
            <text:list-item>
              <text:h text:style-name="_5f_Titre_5f_Exercices_5f_sans_5f_Titre" text:outline-level="1"><text:span text:style-name="_5f_Caractères">Complète les pointillés.</text:span></text:h>
            </text:list-item>
          </text:list>
          <table:table table:name="Table5" table:style-name="Table5">
            <table:table-column table:style-name="Table5.A"/>
            <table:table-column table:style-name="Table5.B"/>
            <table:table-row table:style-name="Table5.1">
              <table:table-cell table:style-name="Table5.A1" office:value-type="string">
                <text:list xml:id="list140737590962751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_5f_Caractères">2,2 + </text:span><text:span text:style-name="_5f_pointillés_20_gris">………. </text:span><text:span text:style-name="_5f_Caractères">= 6</text:span></text:p>
                      </text:list-item>
                    </text:list>
                  </text:list-item>
                </text:list>
              </table:table-cell>
              <table:table-cell table:style-name="Table5.B1" office:value-type="string">
                <text:list xml:id="list140739551625859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_5f_Caractères">8,5 + </text:span><text:span text:style-name="_5f_pointillés_20_gris">………..</text:span><text:span text:style-name="_5f_Caractères"> = 10</text:span></text:p>
                      </text:list-item>
                    </text:list>
                  </text:list-item>
                </text:list>
              </table:table-cell>
            </table:table-row>
            <table:table-row table:style-name="Table5.1">
              <table:table-cell table:style-name="Table5.A1" office:value-type="string">
                <text:list xml:id="list140739007718815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_5f_Caractères">0,9 +</text:span><text:span text:style-name="_5f_pointillés_20_gris"> ………..</text:span><text:span text:style-name="_5f_Caractères"> = 12</text:span></text:p>
                      </text:list-item>
                    </text:list>
                  </text:list-item>
                </text:list>
              </table:table-cell>
              <table:table-cell table:style-name="Table5.B1" office:value-type="string">
                <text:list xml:id="list140739200515581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_5f_pointillés_20_gris">……….</text:span><text:span text:style-name="_5f_Caractères"> + 0,3 = 11,5</text:span></text:p>
                      </text:list-item>
                    </text:list>
                  </text:list-item>
                </text:list>
              </table:table-cell>
            </table:table-row>
            <table:table-row table:style-name="Table5.1">
              <table:table-cell table:style-name="Table5.A1" office:value-type="string">
                <text:list xml:id="list140737781607741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_5f_pointillés_20_gris">……….. </text:span><text:span text:style-name="_5f_Caractères">+ 3,8 = 5,7</text:span></text:p>
                      </text:list-item>
                    </text:list>
                  </text:list-item>
                </text:list>
              </table:table-cell>
              <table:table-cell table:style-name="Table5.B1" office:value-type="string">
                <text:list xml:id="list140739418421284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_5f_pointillés_20_gris">………..</text:span><text:span text:style-name="_5f_Caractères"> + 4,9 = 5,8</text:span></text:p>
                      </text:list-item>
                    </text:list>
                  </text:list-item>
                </text:list>
              </table:table-cell>
            </table:table-row>
            <table:table-row table:style-name="Table5.1">
              <table:table-cell table:style-name="Table5.A1" office:value-type="string">
                <text:list xml:id="list140738217690976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_5f_pointillés_20_gris">………..</text:span><text:span text:style-name="_5f_Caractères"> – 2,4 = 2</text:span></text:p>
                      </text:list-item>
                    </text:list>
                  </text:list-item>
                </text:list>
              </table:table-cell>
              <table:table-cell table:style-name="Table5.B1" office:value-type="string">
                <text:list xml:id="list140738776720156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_5f_pointillés_20_gris">……….</text:span><text:span text:style-name="_5f_Caractères"> – 0,8 = 6,5</text:span></text:p>
                      </text:list-item>
                    </text:list>
                  </text:list-item>
                </text:list>
              </table:table-cell>
            </table:table-row>
            <table:table-row table:style-name="Table5.1">
              <table:table-cell table:style-name="Table5.A1" office:value-type="string">
                <text:list xml:id="list140739149154000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_5f_pointillés_20_gris">………..</text:span><text:span text:style-name="_5f_Caractères"> – 3,8 = 3,7</text:span></text:p>
                      </text:list-item>
                    </text:list>
                  </text:list-item>
                </text:list>
              </table:table-cell>
              <table:table-cell table:style-name="Table5.B1" office:value-type="string">
                <text:list xml:id="list140738499766688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_5f_Caractères">6,3 – </text:span><text:span text:style-name="_5f_pointillés_20_gris">………..</text:span><text:span text:style-name="_5f_Caractères"> = 4,5</text:span></text:p>
                      </text:list-item>
                    </text:list>
                  </text:list-item>
                </text:list>
              </table:table-cell>
            </table:table-row>
            <table:table-row table:style-name="Table5.1">
              <table:table-cell table:style-name="Table5.A1" office:value-type="string">
                <text:list xml:id="list140738315652825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_5f_Caractères">9 – </text:span><text:span text:style-name="_5f_pointillés_20_gris">……….. </text:span><text:span text:style-name="_5f_Caractères">= 4,5</text:span></text:p>
                      </text:list-item>
                    </text:list>
                  </text:list-item>
                </text:list>
              </table:table-cell>
              <table:table-cell table:style-name="Table5.B1" office:value-type="string">
                <text:list xml:id="list140738665074730" text:continue-numbering="true" text:style-name="_5f_Numérotation_20_des_20_exercices">
                  <text:list-item>
                    <text:list>
                      <text:list-item>
                        <text:p text:style-name="_5f_Paragraphe_5f_Réponse_5f_Elève"><text:span text:style-name="_5f_Caractères">5,2 – </text:span><text:span text:style-name="_5f_pointillés_20_gris">………..</text:span><text:span text:style-name="_5f_Caractères"> = 4,6</text:span></text:p>
                      </text:list-item>
                    </text:list>
                  </text:list-item>
                </text:list>
              </table:table-cell>
            </table:table-row>
          </table:table>
          <text:list xml:id="list140738922236048" text:continue-numbering="true" text:style-name="_5f_Numérotation_20_des_20_exercices">
            <text:list-item>
              <text:h text:style-name="_5f_Titre_5f_Exercices_5f_sans_5f_Titre" text:outline-level="1"><text:span text:style-name="_5f_Caractères">Calcule les sommes en effectuant des regrou­pements astucieux :</text:span></text:h>
              <text:list>
                <text:list-item>
                  <text:p text:style-name="_5f_Paragraphe_5f_avec_5f_Num_5f_Question"><text:span text:style-name="_5f_Caractères">A = 8,5 + 12,7 + 1,5 </text:span></text:p>
                </text:list-item>
              </text:list>
            </text:list-item>
          </text:list>
          <text:p text:style-name="P110"><text:span text:style-name="_5f_Caractères">A = </text:span><text:span text:style-name="_5f_pointillés_20_gris">……………………………………………………………..</text:span></text:p>
          <text:list xml:id="list140739051323264" text:continue-numbering="true" text:style-name="_5f_Numérotation_20_des_20_exercices">
            <text:list-item>
              <text:list>
                <text:list-item>
                  <text:p text:style-name="_5f_Paragraphe_5f_avec_5f_Num_5f_Question"><text:span text:style-name="_5f_Caractères">B = 18,3 + 1,7 + 6,8</text:span></text:p>
                </text:list-item>
              </text:list>
            </text:list-item>
          </text:list>
          <text:p text:style-name="P110"><text:span text:style-name="_5f_Caractères">B = </text:span><text:span text:style-name="_5f_pointillés_20_gris">……………………………………………………………..</text:span></text:p>
          <text:list xml:id="list140737769102375" text:continue-numbering="true" text:style-name="_5f_Numérotation_20_des_20_exercices">
            <text:list-item>
              <text:list>
                <text:list-item>
                  <text:p text:style-name="_5f_Paragraphe_5f_avec_5f_Num_5f_Question"><text:span text:style-name="_5f_Caractères">C = 3,6 + 7 + 11,4</text:span></text:p>
                </text:list-item>
              </text:list>
            </text:list-item>
          </text:list>
          <text:p text:style-name="P110"><text:span text:style-name="_5f_Caractères">C = </text:span><text:span text:style-name="_5f_pointillés_20_gris">……………………………………………………………..</text:span></text:p>
          <text:list xml:id="list140738293089288" text:continue-numbering="true" text:style-name="_5f_Numérotation_20_des_20_exercices">
            <text:list-item>
              <text:h text:style-name="_5f_Titre_5f_Exercices_5f_avec_5f_Titre" text:outline-level="1"><text:span text:style-name="_5f_Caractères">Calculs astucieux</text:span></text:h>
            </text:list-item>
          </text:list>
          <text:h text:style-name="_5f_Paragraphe" text:outline-level="1"><text:span text:style-name="_5f_Caractères">Calcule les sommes en effectuant des regroupe­ments astucieux :</text:span></text:h>
          <text:list xml:id="list140738102691115" text:continue-numbering="true" text:style-name="_5f_Numérotation_20_des_20_exercices">
            <text:list-item>
              <text:list>
                <text:list-item>
                  <text:p text:style-name="_5f_Paragraphe_5f_avec_5f_Num_5f_Question"><text:span text:style-name="_5f_Caractères">A = 67,99 + 12,7 + 43,73 + 0,01 + 18,27</text:span></text:p>
                </text:list-item>
              </text:list>
            </text:list-item>
          </text:list>
          <text:p text:style-name="P110"><text:span text:style-name="_5f_Caractères">A = </text:span><text:span text:style-name="_5f_pointillés_20_gris">……………………………………………………………..</text:span></text:p>
          <text:list xml:id="list140737847442146" text:continue-numbering="true" text:style-name="_5f_Numérotation_20_des_20_exercices">
            <text:list-item>
              <text:list>
                <text:list-item>
                  <text:p text:style-name="_5f_Paragraphe_5f_avec_5f_Num_5f_Question"><text:span text:style-name="_5f_Caractères">B = 19,25 + 8,1 + 3,3 + 6,35</text:span></text:p>
                </text:list-item>
              </text:list>
            </text:list-item>
          </text:list>
          <text:p text:style-name="P110"><text:span text:style-name="_5f_Caractères">B = </text:span><text:span text:style-name="_5f_pointillés_20_gris">……………………………………………………………..</text:span></text:p>
          <text:list xml:id="list140739520336767" text:continue-numbering="true" text:style-name="_5f_Numérotation_20_des_20_exercices">
            <text:list-item>
              <text:list>
                <text:list-item>
                  <text:p text:style-name="_5f_Paragraphe_5f_avec_5f_Num_5f_Question"><text:span text:style-name="_5f_Caractères">C = 12,75 + 24,5 + 2,3 + 6,25</text:span></text:p>
                </text:list-item>
              </text:list>
            </text:list-item>
          </text:list>
          <text:p text:style-name="P110"><text:span text:style-name="_5f_Caractères">C = </text:span><text:span text:style-name="_5f_pointillés_20_gris">……………………………………………………………..</text:span></text:p>
          <text:list xml:id="list140738692994424" text:continue-numbering="true" text:style-name="_5f_Numérotation_20_des_20_exercices">
            <text:list-item>
              <text:h text:style-name="P118" text:outline-level="1"><text:span text:style-name="_5f_Caractères">Effectue en ligne les calculs suivants :</text:span></text:h>
            </text:list-item>
          </text:list>
          <text:h text:style-name="_5f_Paragraphe" text:outline-level="1"><text:span text:style-name="_5f_Caractères">La somme des termes 1 434 et 5 256.</text:span></text:h>
          <text:p text:style-name="_5f_Paragraphe_5f_Réponse_5f_Pointillés_5f_Grisés"><text:span text:style-name="_5f_pointillés_20_gris">…………………………………………………………………</text:span></text:p>
          <text:h text:style-name="_5f_Paragraphe" text:outline-level="1"><text:span text:style-name="_5f_Caractères">La somme des termes 57,4 ; 33,4 et 18,23.</text:span></text:h>
          <text:p text:style-name="_5f_Paragraphe_5f_Réponse_5f_Pointillés_5f_Grisés"><text:span text:style-name="_5f_pointillés_20_gris">…………………………………………………………………</text:span></text:p>
          <text:h text:style-name="_5f_Paragraphe" text:outline-level="1"><text:span text:style-name="_5f_Caractères">La différence des termes 58 874 et 18 523.</text:span></text:h>
          <text:p text:style-name="_5f_Paragraphe_5f_Réponse_5f_Pointillés_5f_Grisés"><text:span text:style-name="_5f_pointillés_20_gris">…………………………………………………………………</text:span></text:p>
          <text:p text:style-name="_5f_Paragraphe_5f_Réponse_5f_Pointillés_5f_Grisés"><text:span text:style-name="_5f_pointillés_20_gris"/></text:p>
          <text:p text:style-name="_5f_Paragraphe_5f_Réponse_5f_Pointillés_5f_Grisés"><text:span text:style-name="_5f_pointillés_20_gris"/></text:p>
          <text:p text:style-name="_5f_Paragraphe_5f_Réponse_5f_Pointillés_5f_Grisés"><text:span text:style-name="_5f_pointillés_20_gris"/></text:p>
          <text:p text:style-name="_5f_Paragraphe_5f_Réponse_5f_Pointillés_5f_Grisés"><text:span text:style-name="_5f_pointillés_20_gris"/></text:p>
          <text:p text:style-name="_5f_Paragraphe_5f_Réponse_5f_Pointillés_5f_Grisés"><text:span text:style-name="_5f_pointillés_20_gris"/></text:p>
          <text:p text:style-name="_5f_Paragraphe_5f_Réponse_5f_Pointillés_5f_Grisés"><text:span text:style-name="_5f_pointillés_20_gris"/></text:p>
        </text:section>
        <text:h text:style-name="_5f_Paragraphe" text:outline-level="1"/>
        <text:h text:style-name="_5f_Paragraphe" text:outline-level="1"/>
        <text:h text:style-name="_5f_Paragraphe" text:outline-level="1"/>
        <text:list xml:id="list140739268181209" text:continue-numbering="true" text:style-name="_5f_Numérotation_20_des_20_exercices">
          <text:list-item>
            <text:h text:style-name="_5f_Titre_5f_Exercices_5f_sans_5f_Titre" text:outline-level="1"><text:soft-page-break/><text:span text:style-name="_5f_Caractères">Complète le tableau en terminant l’interprétation géométrique et en écrivant l'opération à effectuer pour trouver le nombre manquant.</text:span></text:h>
          </text:list-item>
        </text:list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 table:style-name="TableLine2707549503648">
            <table:table-cell table:style-name="Tableau11.A1" office:value-type="string">
              <text:h text:style-name="_5f_Tableau_5f_Centré_5f_Gras" text:outline-level="1"><text:span text:style-name="_5f_Caractères">Égalité donnée</text:span></text:h>
            </table:table-cell>
            <table:table-cell table:style-name="Tableau11.A1" office:value-type="string">
              <text:h text:style-name="_5f_Tableau_5f_Centré_5f_Gras" text:outline-level="1"><text:span text:style-name="_5f_Caractères">Interprétation géométrique</text:span></text:h>
            </table:table-cell>
            <table:table-cell table:style-name="Tableau11.C1" office:value-type="string">
              <text:h text:style-name="_5f_Tableau_5f_Centré_5f_Gras" text:outline-level="1"><text:span text:style-name="_5f_Caractères">Calcul à effectuer</text:span></text:h>
            </table:table-cell>
          </table:table-row>
          <table:table-row table:style-name="Tableau11.2">
            <table:table-cell table:style-name="Tableau11.A2" office:value-type="string">
              <text:h text:style-name="_5f_Tableau_5f_Centré" text:outline-level="1"><text:span text:style-name="_5f_Caractères">6 + </text:span><text:span text:style-name="_5f_pointillés_20_gris">... </text:span><text:span text:style-name="_5f_Caractères">= 10</text:span></text:h>
            </table:table-cell>
            <table:table-cell table:style-name="Tableau11.B8" office:value-type="string">
              <text:h text:style-name="_5f_Tableau_5f_Centré" text:outline-level="1"><text:span text:style-name="_5f_Caractères"><draw:g text:anchor-type="as-char" draw:z-index="14" draw:name="Shape2" draw:style-name="gr23"><draw:g draw:style-name="gr24"><draw:line draw:style-name="gr25" draw:text-style-name="P133" svg:x1="0.3cm" svg:y1="0.8cm" svg:x2="0.5cm" svg:y2="1cm"><text:p/></draw:line><draw:line draw:style-name="gr25" draw:text-style-name="P133" svg:x1="0.3cm" svg:y1="1cm" svg:x2="0.5cm" svg:y2="0.8cm"><text:p/></draw:line></draw:g><draw:g draw:style-name="gr24"><draw:line draw:style-name="gr25" draw:text-style-name="P133" svg:x1="10.3cm" svg:y1="0.8cm" svg:x2="10.5cm" svg:y2="1cm"><text:p/></draw:line><draw:line draw:style-name="gr25" draw:text-style-name="P133" svg:x1="10.3cm" svg:y1="1cm" svg:x2="10.5cm" svg:y2="0.8cm"><text:p/></draw:line></draw:g><draw:line draw:style-name="gr26" draw:text-style-name="P133" svg:x1="0.4cm" svg:y1="0.901cm" svg:x2="10.4cm" svg:y2="0.901cm"><text:p/></draw:line><draw:frame draw:style-name="gr27" draw:text-style-name="P135" svg:width="0.9cm" svg:height="0.701cm" svg:x="0cm" svg:y="1.3cm"><draw:text-box><text:p text:style-name="P134"><text:span text:style-name="T186">A</text:span></text:p></draw:text-box></draw:frame><draw:frame draw:style-name="gr27" draw:text-style-name="P135" svg:width="0.902cm" svg:height="0.701cm" svg:x="9.999cm" svg:y="1.3cm"><draw:text-box><text:p text:style-name="P134"><text:span text:style-name="T186">B</text:span></text:p></draw:text-box></draw:frame><draw:g draw:style-name="gr24"><draw:line draw:style-name="gr25" draw:text-style-name="P133" svg:x1="6.3cm" svg:y1="0.8cm" svg:x2="6.5cm" svg:y2="1cm"><text:p/></draw:line><draw:line draw:style-name="gr25" draw:text-style-name="P133" svg:x1="6.3cm" svg:y1="1cm" svg:x2="6.5cm" svg:y2="0.8cm"><text:p/></draw:line></draw:g><draw:frame draw:style-name="gr27" draw:text-style-name="P135" svg:width="0.902cm" svg:height="0.701cm" svg:x="6.1cm" svg:y="1.199cm"><draw:text-box><text:p text:style-name="P134"><text:span text:style-name="T186">C</text:span></text:p></draw:text-box></draw:frame><draw:frame draw:style-name="gr27" draw:text-style-name="P135" svg:width="3.001cm" svg:height="0.701cm" svg:x="4.399cm" svg:y="0cm"><draw:text-box><text:p text:style-name="P134"><text:span text:style-name="T186">AB = 10 cm</text:span></text:p></draw:text-box></draw:frame><draw:frame draw:style-name="gr28" draw:text-style-name="P135" svg:width="3.001cm" svg:height="0.699cm" svg:x="2cm" svg:y="1.101cm"><draw:text-box><text:p text:style-name="P134"><text:span text:style-name="T186">AC = 6 cm</text:span></text:p></draw:text-box></draw:frame><draw:frame draw:style-name="gr28" draw:text-style-name="P135" svg:width="3.001cm" svg:height="0.699cm" svg:x="7.1cm" svg:y="1.101cm"><draw:text-box><text:p text:style-name="P134"><text:span text:style-name="T186">BC = </text:span><text:span text:style-name="T187">…...</text:span><text:span text:style-name="T186"> cm</text:span></text:p></draw:text-box></draw:frame></draw:g></text:span></text:h>
            </table:table-cell>
            <table:table-cell table:style-name="Tableau11.C2" office:value-type="string">
              <text:h text:style-name="_5f_Tableau_5f_Centré" text:outline-level="1"><text:span text:style-name="_5f_Caractères"><text:s/>10 − 6</text:span></text:h>
            </table:table-cell>
          </table:table-row>
          <table:table-row table:style-name="Tableau11.2">
            <table:table-cell table:style-name="Tableau11.A8" office:value-type="string">
              <text:h text:style-name="_5f_Tableau_5f_Centré" text:outline-level="1"><text:span text:style-name="_5f_Caractères">45 + </text:span><text:span text:style-name="_5f_pointillés_20_gris">…..</text:span><text:span text:style-name="_5f_Caractères"> = 52</text:span></text:h>
            </table:table-cell>
            <table:table-cell table:style-name="Tableau11.B8" office:value-type="string">
              <text:h text:style-name="_5f_Tableau_5f_Centré" text:outline-level="1"><text:span text:style-name="_5f_Caractères"><draw:g text:anchor-type="as-char" draw:z-index="15" draw:name="Shape12" draw:style-name="gr23"><draw:g draw:style-name="gr24"><draw:line draw:style-name="gr25" draw:text-style-name="P133" svg:x1="0.3cm" svg:y1="0.8cm" svg:x2="0.5cm" svg:y2="1cm"><text:p/></draw:line><draw:line draw:style-name="gr25" draw:text-style-name="P133" svg:x1="0.3cm" svg:y1="1cm" svg:x2="0.5cm" svg:y2="0.8cm"><text:p/></draw:line></draw:g><draw:g draw:style-name="gr24"><draw:line draw:style-name="gr25" draw:text-style-name="P133" svg:x1="10.3cm" svg:y1="0.8cm" svg:x2="10.5cm" svg:y2="1cm"><text:p/></draw:line><draw:line draw:style-name="gr25" draw:text-style-name="P133" svg:x1="10.3cm" svg:y1="1cm" svg:x2="10.5cm" svg:y2="0.8cm"><text:p/></draw:line></draw:g><draw:line draw:style-name="gr26" draw:text-style-name="P133" svg:x1="0.4cm" svg:y1="0.901cm" svg:x2="10.4cm" svg:y2="0.901cm"><text:p/></draw:line><draw:frame draw:style-name="gr27" draw:text-style-name="P135" svg:width="0.9cm" svg:height="0.701cm" svg:x="0cm" svg:y="1.3cm"><draw:text-box><text:p text:style-name="P134"><text:span text:style-name="T186">A</text:span></text:p></draw:text-box></draw:frame><draw:frame draw:style-name="gr27" draw:text-style-name="P135" svg:width="0.902cm" svg:height="0.701cm" svg:x="9.999cm" svg:y="1.3cm"><draw:text-box><text:p text:style-name="P134"><text:span text:style-name="T186">B</text:span></text:p></draw:text-box></draw:frame><draw:g draw:style-name="gr24"><draw:line draw:style-name="gr25" draw:text-style-name="P133" svg:x1="6.3cm" svg:y1="0.8cm" svg:x2="6.5cm" svg:y2="1cm"><text:p/></draw:line><draw:line draw:style-name="gr25" draw:text-style-name="P133" svg:x1="6.3cm" svg:y1="1cm" svg:x2="6.5cm" svg:y2="0.8cm"><text:p/></draw:line></draw:g><draw:frame draw:style-name="gr27" draw:text-style-name="P135" svg:width="0.902cm" svg:height="0.701cm" svg:x="6.1cm" svg:y="1.199cm"><draw:text-box><text:p text:style-name="P134"><text:span text:style-name="T186">C</text:span></text:p></draw:text-box></draw:frame><draw:frame draw:style-name="gr27" draw:text-style-name="P135" svg:width="3.001cm" svg:height="0.701cm" svg:x="4.399cm" svg:y="0cm"><draw:text-box><text:p text:style-name="P134"><text:span text:style-name="T186">AB = 52 cm</text:span></text:p></draw:text-box></draw:frame><draw:frame draw:style-name="gr28" draw:text-style-name="P135" svg:width="3.001cm" svg:height="0.699cm" svg:x="2cm" svg:y="1.101cm"><draw:text-box><text:p text:style-name="P134"><text:span text:style-name="T186">AC = </text:span><text:span text:style-name="T187">…...</text:span><text:span text:style-name="T186"> cm</text:span></text:p></draw:text-box></draw:frame><draw:frame draw:style-name="gr28" draw:text-style-name="P135" svg:width="3.001cm" svg:height="0.699cm" svg:x="7.1cm" svg:y="1.101cm"><draw:text-box><text:p text:style-name="P134"><text:span text:style-name="T186">BC = </text:span><text:span text:style-name="T187">…...</text:span><text:span text:style-name="T186"> cm</text:span></text:p></draw:text-box></draw:frame></draw:g></text:span></text:h>
            </table:table-cell>
            <table:table-cell table:style-name="Tableau11.C5" office:value-type="string">
              <text:h text:style-name="_5f_Tableau_5f_Centré" text:outline-level="1"><text:span text:style-name="_5f_pointillés_20_gris">……</text:span><text:span text:style-name="_5f_Caractères"> – </text:span><text:span text:style-name="_5f_pointillés_20_gris">…...</text:span></text:h>
            </table:table-cell>
          </table:table-row>
          <table:table-row table:style-name="Tableau11.2">
            <table:table-cell table:style-name="Tableau11.A8" office:value-type="string">
              <text:h text:style-name="_5f_Tableau_5f_Centré" text:outline-level="1"><text:span text:style-name="_5f_Caractères">3,92 + </text:span><text:span text:style-name="_5f_pointillés_20_gris">…….</text:span><text:span text:style-name="_5f_Caractères"> = 5</text:span></text:h>
            </table:table-cell>
            <table:table-cell table:style-name="Tableau11.B8" office:value-type="string">
              <text:h text:style-name="_5f_Tableau_5f_Centré" text:outline-level="1"><text:span text:style-name="_5f_Caractères"><draw:g text:anchor-type="as-char" draw:z-index="16" draw:name="Shape13" draw:style-name="gr23"><draw:g draw:style-name="gr24"><draw:line draw:style-name="gr25" draw:text-style-name="P133" svg:x1="0.3cm" svg:y1="0.8cm" svg:x2="0.5cm" svg:y2="1cm"><text:p/></draw:line><draw:line draw:style-name="gr25" draw:text-style-name="P133" svg:x1="0.3cm" svg:y1="1cm" svg:x2="0.5cm" svg:y2="0.8cm"><text:p/></draw:line></draw:g><draw:g draw:style-name="gr24"><draw:line draw:style-name="gr25" draw:text-style-name="P133" svg:x1="10.3cm" svg:y1="0.8cm" svg:x2="10.5cm" svg:y2="1cm"><text:p/></draw:line><draw:line draw:style-name="gr25" draw:text-style-name="P133" svg:x1="10.3cm" svg:y1="1cm" svg:x2="10.5cm" svg:y2="0.8cm"><text:p/></draw:line></draw:g><draw:line draw:style-name="gr26" draw:text-style-name="P133" svg:x1="0.4cm" svg:y1="0.901cm" svg:x2="10.4cm" svg:y2="0.901cm"><text:p/></draw:line><draw:frame draw:style-name="gr27" draw:text-style-name="P135" svg:width="0.9cm" svg:height="0.701cm" svg:x="0cm" svg:y="1.3cm"><draw:text-box><text:p text:style-name="P134"><text:span text:style-name="T186">A</text:span></text:p></draw:text-box></draw:frame><draw:frame draw:style-name="gr27" draw:text-style-name="P135" svg:width="0.902cm" svg:height="0.701cm" svg:x="9.999cm" svg:y="1.3cm"><draw:text-box><text:p text:style-name="P134"><text:span text:style-name="T186">B</text:span></text:p></draw:text-box></draw:frame><draw:g draw:style-name="gr24"><draw:line draw:style-name="gr25" draw:text-style-name="P133" svg:x1="6.3cm" svg:y1="0.8cm" svg:x2="6.5cm" svg:y2="1cm"><text:p/></draw:line><draw:line draw:style-name="gr25" draw:text-style-name="P133" svg:x1="6.3cm" svg:y1="1cm" svg:x2="6.5cm" svg:y2="0.8cm"><text:p/></draw:line></draw:g><draw:frame draw:style-name="gr27" draw:text-style-name="P135" svg:width="0.902cm" svg:height="0.701cm" svg:x="6.1cm" svg:y="1.199cm"><draw:text-box><text:p text:style-name="P134"><text:span text:style-name="T186">C</text:span></text:p></draw:text-box></draw:frame><draw:frame draw:style-name="gr27" draw:text-style-name="P135" svg:width="3.001cm" svg:height="0.701cm" svg:x="4.399cm" svg:y="0cm"><draw:text-box><text:p text:style-name="P134"><text:span text:style-name="T186">AB = </text:span><text:span text:style-name="T187">…...</text:span><text:span text:style-name="T186"> cm</text:span></text:p></draw:text-box></draw:frame><draw:frame draw:style-name="gr28" draw:text-style-name="P135" svg:width="3.001cm" svg:height="0.699cm" svg:x="2cm" svg:y="1.101cm"><draw:text-box><text:p text:style-name="P134"><text:span text:style-name="T186">AC = </text:span><text:span text:style-name="T187">…...</text:span><text:span text:style-name="T186"> cm</text:span></text:p></draw:text-box></draw:frame><draw:frame draw:style-name="gr28" draw:text-style-name="P135" svg:width="3.001cm" svg:height="0.699cm" svg:x="7.1cm" svg:y="1.101cm"><draw:text-box><text:p text:style-name="P134"><text:span text:style-name="T186">BC = </text:span><text:span text:style-name="T187">…...</text:span><text:span text:style-name="T186"> cm</text:span></text:p></draw:text-box></draw:frame><draw:g draw:style-name="gr24"><draw:line draw:style-name="gr25" draw:text-style-name="P133" svg:x1="0.3cm" svg:y1="0.8cm" svg:x2="0.5cm" svg:y2="1cm"><text:p/></draw:line><draw:line draw:style-name="gr25" draw:text-style-name="P133" svg:x1="0.3cm" svg:y1="1cm" svg:x2="0.5cm" svg:y2="0.8cm"><text:p/></draw:line></draw:g><draw:g draw:style-name="gr24"><draw:line draw:style-name="gr25" draw:text-style-name="P133" svg:x1="10.3cm" svg:y1="0.8cm" svg:x2="10.5cm" svg:y2="1cm"><text:p/></draw:line><draw:line draw:style-name="gr25" draw:text-style-name="P133" svg:x1="10.3cm" svg:y1="1cm" svg:x2="10.5cm" svg:y2="0.8cm"><text:p/></draw:line></draw:g><draw:line draw:style-name="gr26" draw:text-style-name="P133" svg:x1="0.4cm" svg:y1="0.901cm" svg:x2="10.4cm" svg:y2="0.901cm"><text:p/></draw:line><draw:g draw:style-name="gr24"><draw:line draw:style-name="gr25" draw:text-style-name="P133" svg:x1="6.3cm" svg:y1="0.8cm" svg:x2="6.5cm" svg:y2="1cm"><text:p/></draw:line><draw:line draw:style-name="gr25" draw:text-style-name="P133" svg:x1="6.3cm" svg:y1="1cm" svg:x2="6.5cm" svg:y2="0.8cm"><text:p/></draw:line></draw:g></draw:g></text:span></text:h>
            </table:table-cell>
            <table:table-cell table:style-name="Tableau11.C5" office:value-type="string">
              <text:h text:style-name="_5f_Tableau_5f_Centré" text:outline-level="1"><text:span text:style-name="_5f_pointillés_20_gris">……</text:span><text:span text:style-name="_5f_Caractères"> – </text:span><text:span text:style-name="_5f_pointillés_20_gris">…...</text:span></text:h>
            </table:table-cell>
          </table:table-row>
          <table:table-row table:style-name="Tableau11.2">
            <table:table-cell table:style-name="Tableau11.A8" office:value-type="string">
              <text:h text:style-name="_5f_Tableau_5f_Centré" text:outline-level="1"><text:span text:style-name="_5f_Caractères">65 − </text:span><text:span text:style-name="_5f_pointillés_20_gris">... </text:span><text:span text:style-name="_5f_Caractères">= 13</text:span></text:h>
            </table:table-cell>
            <table:table-cell table:style-name="Tableau11.B8" office:value-type="string">
              <text:h text:style-name="_5f_Tableau_5f_Centré" text:outline-level="1"><text:span text:style-name="_5f_Caractères"><draw:g text:anchor-type="as-char" draw:z-index="13" draw:name="Shape14" draw:style-name="gr23"><draw:g draw:style-name="gr24"><draw:line draw:style-name="gr25" draw:text-style-name="P133" svg:x1="0.3cm" svg:y1="0.8cm" svg:x2="0.5cm" svg:y2="1cm"><text:p/></draw:line><draw:line draw:style-name="gr25" draw:text-style-name="P133" svg:x1="0.3cm" svg:y1="1cm" svg:x2="0.5cm" svg:y2="0.8cm"><text:p/></draw:line></draw:g><draw:g draw:style-name="gr24"><draw:line draw:style-name="gr25" draw:text-style-name="P133" svg:x1="10.3cm" svg:y1="0.8cm" svg:x2="10.5cm" svg:y2="1cm"><text:p/></draw:line><draw:line draw:style-name="gr25" draw:text-style-name="P133" svg:x1="10.3cm" svg:y1="1cm" svg:x2="10.5cm" svg:y2="0.8cm"><text:p/></draw:line></draw:g><draw:line draw:style-name="gr26" draw:text-style-name="P133" svg:x1="0.4cm" svg:y1="0.901cm" svg:x2="10.4cm" svg:y2="0.901cm"><text:p/></draw:line><draw:frame draw:style-name="gr27" draw:text-style-name="P135" svg:width="0.9cm" svg:height="0.701cm" svg:x="0cm" svg:y="1.3cm"><draw:text-box><text:p text:style-name="P134"><text:span text:style-name="T186">A</text:span></text:p></draw:text-box></draw:frame><draw:frame draw:style-name="gr27" draw:text-style-name="P135" svg:width="0.902cm" svg:height="0.701cm" svg:x="9.999cm" svg:y="1.3cm"><draw:text-box><text:p text:style-name="P134"><text:span text:style-name="T186">B</text:span></text:p></draw:text-box></draw:frame><draw:g draw:style-name="gr24"><draw:line draw:style-name="gr25" draw:text-style-name="P133" svg:x1="6.3cm" svg:y1="0.8cm" svg:x2="6.5cm" svg:y2="1cm"><text:p/></draw:line><draw:line draw:style-name="gr25" draw:text-style-name="P133" svg:x1="6.3cm" svg:y1="1cm" svg:x2="6.5cm" svg:y2="0.8cm"><text:p/></draw:line></draw:g><draw:frame draw:style-name="gr27" draw:text-style-name="P135" svg:width="0.902cm" svg:height="0.701cm" svg:x="6.1cm" svg:y="1.199cm"><draw:text-box><text:p text:style-name="P134"><text:span text:style-name="T186">C</text:span></text:p></draw:text-box></draw:frame><draw:frame draw:style-name="gr27" draw:text-style-name="P135" svg:width="3.001cm" svg:height="0.701cm" svg:x="4.399cm" svg:y="0cm"><draw:text-box><text:p text:style-name="P134"><text:span text:style-name="T186">AB = </text:span><text:span text:style-name="T187">…...</text:span><text:span text:style-name="T186"> cm</text:span></text:p></draw:text-box></draw:frame><draw:frame draw:style-name="gr28" draw:text-style-name="P135" svg:width="3.001cm" svg:height="0.699cm" svg:x="2cm" svg:y="1.101cm"><draw:text-box><text:p text:style-name="P134"><text:span text:style-name="T186">AC = </text:span><text:span text:style-name="T187">…...</text:span><text:span text:style-name="T186"> cm</text:span></text:p></draw:text-box></draw:frame><draw:frame draw:style-name="gr28" draw:text-style-name="P135" svg:width="3.001cm" svg:height="0.699cm" svg:x="7.1cm" svg:y="1.101cm"><draw:text-box><text:p text:style-name="P134"><text:span text:style-name="T186">BC = </text:span><text:span text:style-name="T187">…...</text:span><text:span text:style-name="T186"> cm</text:span></text:p></draw:text-box></draw:frame><draw:g draw:style-name="gr24"><draw:line draw:style-name="gr25" draw:text-style-name="P133" svg:x1="0.3cm" svg:y1="0.8cm" svg:x2="0.5cm" svg:y2="1cm"><text:p/></draw:line><draw:line draw:style-name="gr25" draw:text-style-name="P133" svg:x1="0.3cm" svg:y1="1cm" svg:x2="0.5cm" svg:y2="0.8cm"><text:p/></draw:line></draw:g><draw:g draw:style-name="gr24"><draw:line draw:style-name="gr25" draw:text-style-name="P133" svg:x1="10.3cm" svg:y1="0.8cm" svg:x2="10.5cm" svg:y2="1cm"><text:p/></draw:line><draw:line draw:style-name="gr25" draw:text-style-name="P133" svg:x1="10.3cm" svg:y1="1cm" svg:x2="10.5cm" svg:y2="0.8cm"><text:p/></draw:line></draw:g><draw:line draw:style-name="gr26" draw:text-style-name="P133" svg:x1="0.4cm" svg:y1="0.901cm" svg:x2="10.4cm" svg:y2="0.901cm"><text:p/></draw:line><draw:g draw:style-name="gr24"><draw:line draw:style-name="gr25" draw:text-style-name="P133" svg:x1="6.3cm" svg:y1="0.8cm" svg:x2="6.5cm" svg:y2="1cm"><text:p/></draw:line><draw:line draw:style-name="gr25" draw:text-style-name="P133" svg:x1="6.3cm" svg:y1="1cm" svg:x2="6.5cm" svg:y2="0.8cm"><text:p/></draw:line></draw:g></draw:g></text:span></text:h>
            </table:table-cell>
            <table:table-cell table:style-name="Tableau11.C5" office:value-type="string">
              <text:h text:style-name="_5f_Tableau_5f_Centré" text:outline-level="1"><text:span text:style-name="_5f_Caractères"><text:s/>65 − 13</text:span></text:h>
            </table:table-cell>
          </table:table-row>
          <table:table-row table:style-name="Tableau11.2">
            <table:table-cell table:style-name="Tableau11.A8" office:value-type="string">
              <text:h text:style-name="_5f_Tableau_5f_Centré" text:outline-level="1"><text:span text:style-name="_5f_Caractères">10 − </text:span><text:span text:style-name="_5f_pointillés_20_gris">...</text:span><text:span text:style-name="_5f_Caractères"> = 4</text:span></text:h>
            </table:table-cell>
            <table:table-cell table:style-name="Tableau11.B8" office:value-type="string">
              <text:h text:style-name="_5f_Tableau_5f_Centré" text:outline-level="1"><text:span text:style-name="_5f_Caractères"><draw:g text:anchor-type="as-char" draw:z-index="18" draw:name="Shape14_0" draw:style-name="gr23"><draw:g draw:style-name="gr24"><draw:line draw:style-name="gr25" draw:text-style-name="P133" svg:x1="0.3cm" svg:y1="0.8cm" svg:x2="0.5cm" svg:y2="1cm"><text:p/></draw:line><draw:line draw:style-name="gr25" draw:text-style-name="P133" svg:x1="0.3cm" svg:y1="1cm" svg:x2="0.5cm" svg:y2="0.8cm"><text:p/></draw:line></draw:g><draw:g draw:style-name="gr24"><draw:line draw:style-name="gr25" draw:text-style-name="P133" svg:x1="10.3cm" svg:y1="0.8cm" svg:x2="10.5cm" svg:y2="1cm"><text:p/></draw:line><draw:line draw:style-name="gr25" draw:text-style-name="P133" svg:x1="10.3cm" svg:y1="1cm" svg:x2="10.5cm" svg:y2="0.8cm"><text:p/></draw:line></draw:g><draw:line draw:style-name="gr26" draw:text-style-name="P133" svg:x1="0.4cm" svg:y1="0.901cm" svg:x2="10.4cm" svg:y2="0.901cm"><text:p/></draw:line><draw:frame draw:style-name="gr27" draw:text-style-name="P135" svg:width="0.9cm" svg:height="0.701cm" svg:x="0cm" svg:y="1.3cm"><draw:text-box><text:p text:style-name="P134"><text:span text:style-name="T186">A</text:span></text:p></draw:text-box></draw:frame><draw:frame draw:style-name="gr27" draw:text-style-name="P135" svg:width="0.902cm" svg:height="0.701cm" svg:x="9.999cm" svg:y="1.3cm"><draw:text-box><text:p text:style-name="P134"><text:span text:style-name="T186">B</text:span></text:p></draw:text-box></draw:frame><draw:g draw:style-name="gr24"><draw:line draw:style-name="gr25" draw:text-style-name="P133" svg:x1="6.3cm" svg:y1="0.8cm" svg:x2="6.5cm" svg:y2="1cm"><text:p/></draw:line><draw:line draw:style-name="gr25" draw:text-style-name="P133" svg:x1="6.3cm" svg:y1="1cm" svg:x2="6.5cm" svg:y2="0.8cm"><text:p/></draw:line></draw:g><draw:frame draw:style-name="gr27" draw:text-style-name="P135" svg:width="0.902cm" svg:height="0.701cm" svg:x="6.1cm" svg:y="1.199cm"><draw:text-box><text:p text:style-name="P134"><text:span text:style-name="T186">C</text:span></text:p></draw:text-box></draw:frame><draw:frame draw:style-name="gr27" draw:text-style-name="P135" svg:width="3.001cm" svg:height="0.701cm" svg:x="4.399cm" svg:y="0cm"><draw:text-box><text:p text:style-name="P134"><text:span text:style-name="T186">AB = </text:span><text:span text:style-name="T187">…...</text:span><text:span text:style-name="T186"> cm</text:span></text:p></draw:text-box></draw:frame><draw:frame draw:style-name="gr28" draw:text-style-name="P135" svg:width="3.001cm" svg:height="0.699cm" svg:x="2cm" svg:y="1.101cm"><draw:text-box><text:p text:style-name="P134"><text:span text:style-name="T186">AC = </text:span><text:span text:style-name="T187">…...</text:span><text:span text:style-name="T186"> cm</text:span></text:p></draw:text-box></draw:frame><draw:frame draw:style-name="gr28" draw:text-style-name="P135" svg:width="3.001cm" svg:height="0.699cm" svg:x="7.1cm" svg:y="1.101cm"><draw:text-box><text:p text:style-name="P134"><text:span text:style-name="T186">BC = </text:span><text:span text:style-name="T187">…...</text:span><text:span text:style-name="T186"> cm</text:span></text:p></draw:text-box></draw:frame><draw:g draw:style-name="gr24"><draw:line draw:style-name="gr25" draw:text-style-name="P133" svg:x1="0.3cm" svg:y1="0.8cm" svg:x2="0.5cm" svg:y2="1cm"><text:p/></draw:line><draw:line draw:style-name="gr25" draw:text-style-name="P133" svg:x1="0.3cm" svg:y1="1cm" svg:x2="0.5cm" svg:y2="0.8cm"><text:p/></draw:line></draw:g><draw:g draw:style-name="gr24"><draw:line draw:style-name="gr25" draw:text-style-name="P133" svg:x1="10.3cm" svg:y1="0.8cm" svg:x2="10.5cm" svg:y2="1cm"><text:p/></draw:line><draw:line draw:style-name="gr25" draw:text-style-name="P133" svg:x1="10.3cm" svg:y1="1cm" svg:x2="10.5cm" svg:y2="0.8cm"><text:p/></draw:line></draw:g><draw:line draw:style-name="gr26" draw:text-style-name="P133" svg:x1="0.4cm" svg:y1="0.901cm" svg:x2="10.4cm" svg:y2="0.901cm"><text:p/></draw:line><draw:g draw:style-name="gr24"><draw:line draw:style-name="gr25" draw:text-style-name="P133" svg:x1="6.3cm" svg:y1="0.8cm" svg:x2="6.5cm" svg:y2="1cm"><text:p/></draw:line><draw:line draw:style-name="gr25" draw:text-style-name="P133" svg:x1="6.3cm" svg:y1="1cm" svg:x2="6.5cm" svg:y2="0.8cm"><text:p/></draw:line></draw:g></draw:g></text:span></text:h>
            </table:table-cell>
            <table:table-cell table:style-name="Tableau11.C6" office:value-type="string">
              <text:h text:style-name="_5f_Tableau_5f_Centré" text:outline-level="1"><text:span text:style-name="_5f_pointillés_20_gris">……</text:span><text:span text:style-name="_5f_Caractères"> – </text:span><text:span text:style-name="_5f_pointillés_20_gris">…...</text:span></text:h>
            </table:table-cell>
          </table:table-row>
          <table:table-row table:style-name="Tableau11.2">
            <table:table-cell table:style-name="Tableau11.A7" office:value-type="string">
              <text:h text:style-name="_5f_Tableau_5f_Centré" text:outline-level="1"><text:span text:style-name="_5f_Caractères">29 − </text:span><text:span text:style-name="_5f_pointillés_20_gris">...</text:span><text:span text:style-name="_5f_Caractères"> = 13</text:span></text:h>
            </table:table-cell>
            <table:table-cell table:style-name="Tableau11.B7" office:value-type="string">
              <text:h text:style-name="_5f_Tableau_5f_Centré" text:outline-level="1"><text:span text:style-name="_5f_Caractères"><draw:g text:anchor-type="as-char" draw:z-index="19" draw:name="Shape14_1" draw:style-name="gr23"><draw:g draw:style-name="gr24"><draw:line draw:style-name="gr25" draw:text-style-name="P133" svg:x1="0.3cm" svg:y1="0.8cm" svg:x2="0.5cm" svg:y2="1cm"><text:p/></draw:line><draw:line draw:style-name="gr25" draw:text-style-name="P133" svg:x1="0.3cm" svg:y1="1cm" svg:x2="0.5cm" svg:y2="0.8cm"><text:p/></draw:line></draw:g><draw:g draw:style-name="gr24"><draw:line draw:style-name="gr25" draw:text-style-name="P133" svg:x1="10.3cm" svg:y1="0.8cm" svg:x2="10.5cm" svg:y2="1cm"><text:p/></draw:line><draw:line draw:style-name="gr25" draw:text-style-name="P133" svg:x1="10.3cm" svg:y1="1cm" svg:x2="10.5cm" svg:y2="0.8cm"><text:p/></draw:line></draw:g><draw:line draw:style-name="gr26" draw:text-style-name="P133" svg:x1="0.4cm" svg:y1="0.901cm" svg:x2="10.4cm" svg:y2="0.901cm"><text:p/></draw:line><draw:frame draw:style-name="gr27" draw:text-style-name="P135" svg:width="0.9cm" svg:height="0.701cm" svg:x="0cm" svg:y="1.3cm"><draw:text-box><text:p text:style-name="P134"><text:span text:style-name="T186">A</text:span></text:p></draw:text-box></draw:frame><draw:frame draw:style-name="gr27" draw:text-style-name="P135" svg:width="0.902cm" svg:height="0.701cm" svg:x="9.999cm" svg:y="1.3cm"><draw:text-box><text:p text:style-name="P134"><text:span text:style-name="T186">B</text:span></text:p></draw:text-box></draw:frame><draw:g draw:style-name="gr24"><draw:line draw:style-name="gr25" draw:text-style-name="P133" svg:x1="6.3cm" svg:y1="0.8cm" svg:x2="6.5cm" svg:y2="1cm"><text:p/></draw:line><draw:line draw:style-name="gr25" draw:text-style-name="P133" svg:x1="6.3cm" svg:y1="1cm" svg:x2="6.5cm" svg:y2="0.8cm"><text:p/></draw:line></draw:g><draw:frame draw:style-name="gr27" draw:text-style-name="P135" svg:width="0.902cm" svg:height="0.701cm" svg:x="6.1cm" svg:y="1.199cm"><draw:text-box><text:p text:style-name="P134"><text:span text:style-name="T186">C</text:span></text:p></draw:text-box></draw:frame><draw:frame draw:style-name="gr27" draw:text-style-name="P135" svg:width="3.001cm" svg:height="0.701cm" svg:x="4.399cm" svg:y="0cm"><draw:text-box><text:p text:style-name="P134"><text:span text:style-name="T186">AB = </text:span><text:span text:style-name="T187">…...</text:span><text:span text:style-name="T186"> cm</text:span></text:p></draw:text-box></draw:frame><draw:frame draw:style-name="gr28" draw:text-style-name="P135" svg:width="3.001cm" svg:height="0.699cm" svg:x="2cm" svg:y="1.101cm"><draw:text-box><text:p text:style-name="P134"><text:span text:style-name="T186">AC = </text:span><text:span text:style-name="T187">…...</text:span><text:span text:style-name="T186"> cm</text:span></text:p></draw:text-box></draw:frame><draw:frame draw:style-name="gr28" draw:text-style-name="P135" svg:width="3.001cm" svg:height="0.699cm" svg:x="7.1cm" svg:y="1.101cm"><draw:text-box><text:p text:style-name="P134"><text:span text:style-name="T186">BC = </text:span><text:span text:style-name="T187">…...</text:span><text:span text:style-name="T186"> cm</text:span></text:p></draw:text-box></draw:frame><draw:g draw:style-name="gr24"><draw:line draw:style-name="gr25" draw:text-style-name="P133" svg:x1="0.3cm" svg:y1="0.8cm" svg:x2="0.5cm" svg:y2="1cm"><text:p/></draw:line><draw:line draw:style-name="gr25" draw:text-style-name="P133" svg:x1="0.3cm" svg:y1="1cm" svg:x2="0.5cm" svg:y2="0.8cm"><text:p/></draw:line></draw:g><draw:g draw:style-name="gr24"><draw:line draw:style-name="gr25" draw:text-style-name="P133" svg:x1="10.3cm" svg:y1="0.8cm" svg:x2="10.5cm" svg:y2="1cm"><text:p/></draw:line><draw:line draw:style-name="gr25" draw:text-style-name="P133" svg:x1="10.3cm" svg:y1="1cm" svg:x2="10.5cm" svg:y2="0.8cm"><text:p/></draw:line></draw:g><draw:line draw:style-name="gr26" draw:text-style-name="P133" svg:x1="0.4cm" svg:y1="0.901cm" svg:x2="10.4cm" svg:y2="0.901cm"><text:p/></draw:line><draw:g draw:style-name="gr24"><draw:line draw:style-name="gr25" draw:text-style-name="P133" svg:x1="6.3cm" svg:y1="0.8cm" svg:x2="6.5cm" svg:y2="1cm"><text:p/></draw:line><draw:line draw:style-name="gr25" draw:text-style-name="P133" svg:x1="6.3cm" svg:y1="1cm" svg:x2="6.5cm" svg:y2="0.8cm"><text:p/></draw:line></draw:g></draw:g></text:span></text:h>
            </table:table-cell>
            <table:table-cell table:style-name="Tableau11.C7" office:value-type="string">
              <text:h text:style-name="_5f_Tableau_5f_Centré" text:outline-level="1"><text:span text:style-name="_5f_pointillés_20_gris">……</text:span><text:span text:style-name="_5f_Caractères"> – </text:span><text:span text:style-name="_5f_pointillés_20_gris">…...</text:span></text:h>
            </table:table-cell>
          </table:table-row>
          <table:table-row table:style-name="Tableau11.2">
            <table:table-cell table:style-name="Tableau11.A8" office:value-type="string">
              <text:h text:style-name="_5f_Tableau_5f_Centré" text:outline-level="1"><text:span text:style-name="_5f_pointillés_20_gris">...</text:span><text:span text:style-name="_5f_Caractères"> − 45 = 13</text:span></text:h>
            </table:table-cell>
            <table:table-cell table:style-name="Tableau11.B8" office:value-type="string">
              <text:h text:style-name="_5f_Tableau_5f_Centré" text:outline-level="1"><text:span text:style-name="_5f_Caractères"><draw:g text:anchor-type="as-char" draw:z-index="20" draw:name="Shape14_2" draw:style-name="gr23"><draw:g draw:style-name="gr24"><draw:line draw:style-name="gr25" draw:text-style-name="P133" svg:x1="0.3cm" svg:y1="0.8cm" svg:x2="0.5cm" svg:y2="1cm"><text:p/></draw:line><draw:line draw:style-name="gr25" draw:text-style-name="P133" svg:x1="0.3cm" svg:y1="1cm" svg:x2="0.5cm" svg:y2="0.8cm"><text:p/></draw:line></draw:g><draw:g draw:style-name="gr24"><draw:line draw:style-name="gr25" draw:text-style-name="P133" svg:x1="10.3cm" svg:y1="0.8cm" svg:x2="10.5cm" svg:y2="1cm"><text:p/></draw:line><draw:line draw:style-name="gr25" draw:text-style-name="P133" svg:x1="10.3cm" svg:y1="1cm" svg:x2="10.5cm" svg:y2="0.8cm"><text:p/></draw:line></draw:g><draw:line draw:style-name="gr26" draw:text-style-name="P133" svg:x1="0.4cm" svg:y1="0.901cm" svg:x2="10.4cm" svg:y2="0.901cm"><text:p/></draw:line><draw:frame draw:style-name="gr27" draw:text-style-name="P135" svg:width="0.9cm" svg:height="0.701cm" svg:x="0cm" svg:y="1.3cm"><draw:text-box><text:p text:style-name="P134"><text:span text:style-name="T186">A</text:span></text:p></draw:text-box></draw:frame><draw:frame draw:style-name="gr27" draw:text-style-name="P135" svg:width="0.902cm" svg:height="0.701cm" svg:x="9.999cm" svg:y="1.3cm"><draw:text-box><text:p text:style-name="P134"><text:span text:style-name="T186">B</text:span></text:p></draw:text-box></draw:frame><draw:g draw:style-name="gr24"><draw:line draw:style-name="gr25" draw:text-style-name="P133" svg:x1="6.3cm" svg:y1="0.8cm" svg:x2="6.5cm" svg:y2="1cm"><text:p/></draw:line><draw:line draw:style-name="gr25" draw:text-style-name="P133" svg:x1="6.3cm" svg:y1="1cm" svg:x2="6.5cm" svg:y2="0.8cm"><text:p/></draw:line></draw:g><draw:frame draw:style-name="gr27" draw:text-style-name="P135" svg:width="0.902cm" svg:height="0.701cm" svg:x="6.1cm" svg:y="1.199cm"><draw:text-box><text:p text:style-name="P134"><text:span text:style-name="T186">C</text:span></text:p></draw:text-box></draw:frame><draw:frame draw:style-name="gr27" draw:text-style-name="P135" svg:width="3.001cm" svg:height="0.701cm" svg:x="4.399cm" svg:y="0cm"><draw:text-box><text:p text:style-name="P134"><text:span text:style-name="T186">AB = </text:span><text:span text:style-name="T187">…...</text:span><text:span text:style-name="T186"> cm</text:span></text:p></draw:text-box></draw:frame><draw:frame draw:style-name="gr28" draw:text-style-name="P135" svg:width="3.001cm" svg:height="0.699cm" svg:x="2cm" svg:y="1.101cm"><draw:text-box><text:p text:style-name="P134"><text:span text:style-name="T186">AC = </text:span><text:span text:style-name="T187">…...</text:span><text:span text:style-name="T186"> cm</text:span></text:p></draw:text-box></draw:frame><draw:frame draw:style-name="gr28" draw:text-style-name="P135" svg:width="3.001cm" svg:height="0.699cm" svg:x="7.1cm" svg:y="1.101cm"><draw:text-box><text:p text:style-name="P134"><text:span text:style-name="T186">BC = </text:span><text:span text:style-name="T187">…...</text:span><text:span text:style-name="T186"> cm</text:span></text:p></draw:text-box></draw:frame><draw:g draw:style-name="gr24"><draw:line draw:style-name="gr25" draw:text-style-name="P133" svg:x1="0.3cm" svg:y1="0.8cm" svg:x2="0.5cm" svg:y2="1cm"><text:p/></draw:line><draw:line draw:style-name="gr25" draw:text-style-name="P133" svg:x1="0.3cm" svg:y1="1cm" svg:x2="0.5cm" svg:y2="0.8cm"><text:p/></draw:line></draw:g><draw:g draw:style-name="gr24"><draw:line draw:style-name="gr25" draw:text-style-name="P133" svg:x1="10.3cm" svg:y1="0.8cm" svg:x2="10.5cm" svg:y2="1cm"><text:p/></draw:line><draw:line draw:style-name="gr25" draw:text-style-name="P133" svg:x1="10.3cm" svg:y1="1cm" svg:x2="10.5cm" svg:y2="0.8cm"><text:p/></draw:line></draw:g><draw:line draw:style-name="gr26" draw:text-style-name="P133" svg:x1="0.4cm" svg:y1="0.901cm" svg:x2="10.4cm" svg:y2="0.901cm"><text:p/></draw:line><draw:g draw:style-name="gr24"><draw:line draw:style-name="gr25" draw:text-style-name="P133" svg:x1="6.3cm" svg:y1="0.8cm" svg:x2="6.5cm" svg:y2="1cm"><text:p/></draw:line><draw:line draw:style-name="gr25" draw:text-style-name="P133" svg:x1="6.3cm" svg:y1="1cm" svg:x2="6.5cm" svg:y2="0.8cm"><text:p/></draw:line></draw:g></draw:g></text:span></text:h>
            </table:table-cell>
            <table:table-cell table:style-name="Tableau11.C8" office:value-type="string">
              <text:h text:style-name="_5f_Tableau_5f_Centré" text:outline-level="1"><text:span text:style-name="_5f_pointillés_20_gris">…… </text:span><text:span text:style-name="_5f_Caractères">+ </text:span><text:span text:style-name="_5f_pointillés_20_gris">…...</text:span></text:h>
            </table:table-cell>
          </table:table-row>
          <table:table-row table:style-name="Tableau11.2">
            <table:table-cell table:style-name="Tableau11.A9" office:value-type="string">
              <text:h text:style-name="_5f_Tableau_5f_Centré" text:outline-level="1"><text:span text:style-name="_5f_pointillés_20_gris">…</text:span><text:span text:style-name="_5f_Caractères"> − 84 = 59</text:span></text:h>
            </table:table-cell>
            <table:table-cell table:style-name="Tableau11.B9" office:value-type="string">
              <text:h text:style-name="_5f_Tableau_5f_Centré" text:outline-level="1"><text:span text:style-name="_5f_Caractères"><draw:g text:anchor-type="as-char" draw:z-index="21" draw:name="Shape14_3" draw:style-name="gr23"><draw:g draw:style-name="gr24"><draw:line draw:style-name="gr25" draw:text-style-name="P133" svg:x1="0.3cm" svg:y1="0.8cm" svg:x2="0.5cm" svg:y2="1cm"><text:p/></draw:line><draw:line draw:style-name="gr25" draw:text-style-name="P133" svg:x1="0.3cm" svg:y1="1cm" svg:x2="0.5cm" svg:y2="0.8cm"><text:p/></draw:line></draw:g><draw:g draw:style-name="gr24"><draw:line draw:style-name="gr25" draw:text-style-name="P133" svg:x1="10.3cm" svg:y1="0.8cm" svg:x2="10.5cm" svg:y2="1cm"><text:p/></draw:line><draw:line draw:style-name="gr25" draw:text-style-name="P133" svg:x1="10.3cm" svg:y1="1cm" svg:x2="10.5cm" svg:y2="0.8cm"><text:p/></draw:line></draw:g><draw:line draw:style-name="gr26" draw:text-style-name="P133" svg:x1="0.4cm" svg:y1="0.901cm" svg:x2="10.4cm" svg:y2="0.901cm"><text:p/></draw:line><draw:frame draw:style-name="gr27" draw:text-style-name="P135" svg:width="0.9cm" svg:height="0.701cm" svg:x="0cm" svg:y="1.3cm"><draw:text-box><text:p text:style-name="P134"><text:span text:style-name="T186">A</text:span></text:p></draw:text-box></draw:frame><draw:frame draw:style-name="gr27" draw:text-style-name="P135" svg:width="0.902cm" svg:height="0.701cm" svg:x="9.999cm" svg:y="1.3cm"><draw:text-box><text:p text:style-name="P134"><text:span text:style-name="T186">B</text:span></text:p></draw:text-box></draw:frame><draw:g draw:style-name="gr24"><draw:line draw:style-name="gr25" draw:text-style-name="P133" svg:x1="6.3cm" svg:y1="0.8cm" svg:x2="6.5cm" svg:y2="1cm"><text:p/></draw:line><draw:line draw:style-name="gr25" draw:text-style-name="P133" svg:x1="6.3cm" svg:y1="1cm" svg:x2="6.5cm" svg:y2="0.8cm"><text:p/></draw:line></draw:g><draw:frame draw:style-name="gr27" draw:text-style-name="P135" svg:width="0.902cm" svg:height="0.701cm" svg:x="6.1cm" svg:y="1.199cm"><draw:text-box><text:p text:style-name="P134"><text:span text:style-name="T186">C</text:span></text:p></draw:text-box></draw:frame><draw:frame draw:style-name="gr27" draw:text-style-name="P135" svg:width="3.001cm" svg:height="0.701cm" svg:x="4.399cm" svg:y="0cm"><draw:text-box><text:p text:style-name="P134"><text:span text:style-name="T186">AB = </text:span><text:span text:style-name="T187">…...</text:span><text:span text:style-name="T186"> cm</text:span></text:p></draw:text-box></draw:frame><draw:frame draw:style-name="gr28" draw:text-style-name="P135" svg:width="3.001cm" svg:height="0.699cm" svg:x="2cm" svg:y="1.101cm"><draw:text-box><text:p text:style-name="P134"><text:span text:style-name="T186">AC = </text:span><text:span text:style-name="T187">…...</text:span><text:span text:style-name="T186"> cm</text:span></text:p></draw:text-box></draw:frame><draw:frame draw:style-name="gr28" draw:text-style-name="P135" svg:width="3.001cm" svg:height="0.699cm" svg:x="7.1cm" svg:y="1.101cm"><draw:text-box><text:p text:style-name="P134"><text:span text:style-name="T186">BC = </text:span><text:span text:style-name="T187">…...</text:span><text:span text:style-name="T186"> cm</text:span></text:p></draw:text-box></draw:frame><draw:g draw:style-name="gr24"><draw:line draw:style-name="gr25" draw:text-style-name="P133" svg:x1="0.3cm" svg:y1="0.8cm" svg:x2="0.5cm" svg:y2="1cm"><text:p/></draw:line><draw:line draw:style-name="gr25" draw:text-style-name="P133" svg:x1="0.3cm" svg:y1="1cm" svg:x2="0.5cm" svg:y2="0.8cm"><text:p/></draw:line></draw:g><draw:g draw:style-name="gr24"><draw:line draw:style-name="gr25" draw:text-style-name="P133" svg:x1="10.3cm" svg:y1="0.8cm" svg:x2="10.5cm" svg:y2="1cm"><text:p/></draw:line><draw:line draw:style-name="gr25" draw:text-style-name="P133" svg:x1="10.3cm" svg:y1="1cm" svg:x2="10.5cm" svg:y2="0.8cm"><text:p/></draw:line></draw:g><draw:line draw:style-name="gr26" draw:text-style-name="P133" svg:x1="0.4cm" svg:y1="0.901cm" svg:x2="10.4cm" svg:y2="0.901cm"><text:p/></draw:line><draw:g draw:style-name="gr24"><draw:line draw:style-name="gr25" draw:text-style-name="P133" svg:x1="6.3cm" svg:y1="0.8cm" svg:x2="6.5cm" svg:y2="1cm"><text:p/></draw:line><draw:line draw:style-name="gr25" draw:text-style-name="P133" svg:x1="6.3cm" svg:y1="1cm" svg:x2="6.5cm" svg:y2="0.8cm"><text:p/></draw:line></draw:g></draw:g></text:span></text:h>
            </table:table-cell>
            <table:table-cell table:style-name="Tableau11.C9" office:value-type="string">
              <text:h text:style-name="_5f_Tableau_5f_Centré" text:outline-level="1"><text:span text:style-name="_5f_pointillés_20_gris">……</text:span><text:span text:style-name="_5f_Caractères"> + </text:span><text:span text:style-name="_5f_pointillés_20_gris">…...</text:span></text:h>
            </table:table-cell>
          </table:table-row>
        </table:table>
        <text:p text:style-name="Standard"><text:span text:style-name="_5f_Caractères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0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end" style:justify-single-word="false"/>
      <style:text-properties officeooo:paragraph-rsid="00d4df5c"/>
    </style:style>
    <style:style style:name="MP5" style:family="paragraph" style:parent-style-name="Footer">
      <style:paragraph-properties fo:text-align="start" style:justify-single-word="false"/>
      <style:text-properties officeooo:paragraph-rsid="00d4df5c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impaire_20__28_D_29_">
      <style:text-properties officeooo:paragraph-rsid="01259ec2"/>
    </style:style>
    <style:style style:name="MP10" style:family="paragraph" style:parent-style-name="_5f_Header_20_G_20_page_20_paire_20__28_G_29_">
      <style:text-properties officeooo:paragraph-rsid="00eb2abc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text-properties fo:font-size="9pt" style:font-size-asian="9pt" style:font-size-complex="9pt"/>
    </style:style>
    <style:style style:name="MP13" style:family="paragraph" style:parent-style-name="_5f_Header_20_N_20_page_20_impaire_20__28_D_29_">
      <style:paragraph-properties fo:text-align="start" style:justify-single-word="false"/>
    </style:style>
    <style:style style:name="MP14" style:family="paragraph" style:parent-style-name="Footer">
      <style:text-properties officeooo:paragraph-rsid="00d4df5c"/>
    </style:style>
    <style:style style:name="MP15" style:family="paragraph" style:parent-style-name="_5f_Header_20_N_20_page_20_impaire_20__28_D_29_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P16" style:family="paragraph" style:parent-style-name="_5f_Header_20_N_20_page_20_paire_20__28_G_29_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P1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18" style:family="paragraph">
      <style:paragraph-properties fo:text-align="center"/>
    </style:style>
    <style:style style:name="MP19" style:family="paragraph">
      <loext:graphic-properties draw:fill="solid" draw:fill-color="#d7e12c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35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36" style:family="paragraph" style:parent-style-name="Footer">
      <style:text-properties officeooo:paragraph-rsid="00863005"/>
    </style:style>
    <style:style style:name="MP3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0" style:family="paragraph" style:parent-style-name="Header">
      <style:paragraph-properties fo:text-align="center" style:justify-single-word="false"/>
      <style:text-properties officeooo:paragraph-rsid="00ab054e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2" style:family="paragraph" style:parent-style-name="_5f_Header_20_G_20_page_20_paire_20__28_G_29_">
      <style:paragraph-properties fo:text-align="start" style:justify-single-word="false"/>
    </style:style>
    <style:style style:name="MP43" style:family="paragraph" style:parent-style-name="Footer">
      <style:text-properties officeooo:paragraph-rsid="030c4d7d"/>
    </style:style>
    <style:style style:name="MP44" style:family="paragraph" style:parent-style-name="_5f_Header_20_G_20_page_20_paire_20__28_G_29_">
      <style:text-properties officeooo:paragraph-rsid="0334a5be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6" style:family="paragraph" style:parent-style-name="Header">
      <style:paragraph-properties fo:text-align="start" style:justify-single-word="false"/>
      <style:text-properties officeooo:paragraph-rsid="0289fb01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T1" style:family="text">
      <style:text-properties officeooo:rsid="01b6dc57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11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4" style:family="text">
      <style:text-properties officeooo:rsid="00b5d2d1"/>
    </style:style>
    <style:style style:name="MT15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1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1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20" style:family="text">
      <style:text-properties officeooo:rsid="015f088a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3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5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26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27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28" style:family="text">
      <style:text-properties officeooo:rsid="0160d7ef"/>
    </style:style>
    <style:style style:name="MT29" style:family="text">
      <style:text-properties officeooo:rsid="02735980"/>
    </style:style>
    <style:style style:name="MT30" style:family="text">
      <style:text-properties officeooo:rsid="02757f12"/>
    </style:style>
    <style:style style:name="MT31" style:family="text">
      <style:text-properties officeooo:rsid="0272f9e5"/>
    </style:style>
    <style:style style:name="MT32" style:family="text">
      <style:text-properties officeooo:rsid="026ec296"/>
    </style:style>
    <style:style style:name="MT33" style:family="text">
      <style:text-properties officeooo:rsid="0268e0aa"/>
    </style:style>
    <style:style style:name="MT34" style:family="text">
      <style:text-properties officeooo:rsid="0072f07f"/>
    </style:style>
    <style:style style:name="MT35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36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3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3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4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9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">Priorités opératoires</text:span><text:span text:style-name="MT1"> </text:span></text:p>
      </style:header-left>
      <style:footer>
        <text:p text:style-name="MP1"><draw:frame draw:style-name="Mfr1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50" draw:name="Shape4_6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5">priorités opératoires</text:span></text:p></draw:text-box></draw:frame></text:p>
      </style:footer>
      <style:footer-left>
        <text:p text:style-name="MP1"><draw:frame draw:style-name="Mfr1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5">priorités opératoires</text:span></text:p></draw:text-box></draw:frame><draw:g text:anchor-type="paragraph" draw:z-index="252" draw:name="Shape4_69" draw:style-name="Mgr1"><draw:path draw:style-name="Mgr2" draw:text-style-name="MP3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69" draw:name="Shape4_8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70" draw:name="Shape4_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71" draw:name="Shape4_8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">Calculer : </text:span><text:span text:style-name="MT9">Distributiv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9">Distributivité</text:span><text:span text:style-name="MT1"> </text:span></text:p>
      </style:header-left>
      <style:footer>
        <text:p text:style-name="MP1"><draw:frame draw:style-name="Mfr1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2"><draw:g text:anchor-type="paragraph" draw:z-index="269" draw:name="Shape4_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0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72" draw:name="Shape4_6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77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8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1">Calculer : </text:span><text:span text:style-name="MT11">Critères de divisibil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11">Critères de divisibilité</text:span><text:span text:style-name="MT1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86" draw:name="Shape4_6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2">Critères de divisibilités</text:span></text:p></draw:text-box></draw:frame></text:h>
      </style:footer>
      <style:footer-left>
        <text:h text:style-name="_5f_Footer_20_page_20_impaire_20__28_D_29_" text:outline-level="1"><draw:frame draw:style-name="Mfr1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12">critères de divisibilité</text:span></text:p></draw:text-box></draw:frame><draw:g text:anchor-type="paragraph" draw:z-index="289" draw:name="Shape4_65" draw:style-name="Mgr1"><draw:path draw:style-name="Mgr2" draw:text-style-name="MP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9"><text:span text:style-name="MT13">G</text:span>éométrie plane : Parallèles, perpendiculaires,<text:line-break/> distances</text:p>
      </style:header>
      <style:header-left>
        <text:p text:style-name="MP10"><text:s/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7">Géométrie plane : </text:span><text:span text:style-name="MT18">parallèles, perpendiculaires, </text:span><text:span text:style-name="MT19">distances</text:span></text:h></draw:text-box></draw:frame><draw:g text:anchor-type="paragraph" draw:z-index="293" draw:name="Shape4_59" draw:style-name="Mgr1"><draw:path draw:style-name="Mgr4" draw:text-style-name="MP11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12" text:outline-level="1"><text:span text:style-name="MT20">G</text:span>éométrie plane : Parallèles, perpendiculaires, distances</text:h></draw:text-box></draw:frame><draw:g text:anchor-type="paragraph" draw:z-index="296" draw:name="Shape4_62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1">Calculer : </text:span><text:span text:style-name="MT21">Diviser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1">Diviser</text:span><text:span text:style-name="MT1"> </text:span></text:p>
      </style:header-left>
      <style:footer>
        <text:p text:style-name="MP1"><draw:frame draw:style-name="Mfr1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draw:g text:anchor-type="paragraph" draw:z-index="34" draw:name="Shape4_5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22">diviser</text:span></text:p></draw:text-box></draw:frame></text:p>
      </style:footer>
      <style:footer-left>
        <text:p text:style-name="MP1"><draw:frame draw:style-name="Mfr1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22">diviser</text:span></text:p></draw:text-box></draw:frame><draw:g text:anchor-type="paragraph" draw:z-index="35" draw:name="Shape4_60" draw:style-name="Mgr1"><draw:path draw:style-name="Mgr2" draw:text-style-name="MP3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6" draw:name="Shape4_5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7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0" draw:name="Shape4_5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3">Calculer : <text:span text:style-name="MT23">Multiplier</text:span> </text:p>
      </style:header>
      <style:header-left>
        <text:p text:style-name="MP13">Calculer : <text:span text:style-name="MT23">Multiplier</text:span> </text:p>
      </style:header-left>
      <style:footer>
        <text:p text:style-name="MP1"><draw:frame draw:style-name="Mfr1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draw:g text:anchor-type="paragraph" draw:z-index="308" draw:name="Shape4_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24">Multiplier</text:span></text:p></draw:text-box></draw:frame></text:p>
      </style:footer>
      <style:footer-left>
        <text:p text:style-name="MP1"><draw:frame draw:style-name="Mfr1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">calculer</text:span><text:span text:style-name="MT4"> : </text:span><text:span text:style-name="MT24">Multiplier</text:span></text:p></draw:text-box></draw:frame><draw:g text:anchor-type="paragraph" draw:z-index="310" draw:name="Shape4_55" draw:style-name="Mgr1"><draw:path draw:style-name="Mgr2" draw:text-style-name="MP3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15" draw:name="Shape4_5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8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9" draw:name="Shape4_5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3" draw:name="Frame9111113" text:anchor-type="paragraph" svg:y="-0.06cm" draw:z-index="46"><draw:text-box fo:min-height="0.499cm" fo:min-width="7.096cm"><draw:frame draw:style-name="Mfr2" draw:name="Frame233" text:anchor-type="frame" svg:x="0.45cm" svg:y="0.079cm" svg:width="0.817cm" draw:z-index="47"><draw:text-box fo:min-height="0.355cm"><text:p text:style-name="MP2"><text:page-number text:select-page="current">145</text:page-number></text:p></draw:text-box></draw:frame><text:p text:style-name="MP14"><text:span text:style-name="MT3">calculer</text:span><text:span text:style-name="MT4"> : </text:span><text:span text:style-name="MT3">additionner et soustraire</text:span></text:p></draw:text-box></draw:frame><draw:g text:anchor-type="paragraph" draw:z-index="376" draw:name="Shape4_47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MP15">Additionner et soustraire</text:p>
      </style:header>
      <style:header-left>
        <text:p text:style-name="MP16">Additionner et soustraire</text:p>
      </style:header-left>
      <style:footer>
        <text:p text:style-name="MP6"><draw:frame draw:style-name="Mfr3" draw:name="Frame83" text:anchor-type="paragraph" svg:y="-0.06cm" draw:z-index="40"><draw:text-box fo:min-height="0.499cm" fo:min-width="3cm"><draw:frame draw:style-name="Mfr2" draw:name="Frame881" text:anchor-type="frame" svg:x="0.45cm" svg:y="0.079cm" svg:width="0.817cm" draw:z-index="41"><draw:text-box fo:min-height="0.355cm"><text:p text:style-name="MP2"><text:page-number text:select-page="current">147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84" draw:name="Shape4_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91" text:anchor-type="paragraph" svg:y="-0.06cm" draw:z-index="43"><draw:text-box fo:min-height="0.499cm" fo:min-width="3cm"><draw:frame draw:style-name="Mfr2" draw:name="Frame80" text:anchor-type="frame" svg:x="0.45cm" svg:y="0.079cm" svg:width="0.817cm" draw:z-index="45"><draw:text-box fo:min-height="0.355cm"><text:p text:style-name="MP2"><text:page-number text:select-page="current">148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59" draw:name="Shape4_48" draw:style-name="Mgr1"><draw:path draw:style-name="Mgr2" draw:text-style-name="MP3" svg:width="0.855cm" svg:height="1.172cm" svg:x="-0.27cm" svg:y="-0.168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17"><draw:line text:anchor-type="paragraph" draw:z-index="48" draw:name="Shape3_10" draw:style-name="Mgr5" draw:text-style-name="MP18" svg:x1="10.308cm" svg:y1="0.388cm" svg:x2="20.496cm" svg:y2="0.36cm"><text:p/></draw:line><draw:path text:anchor-type="paragraph" draw:z-index="49" draw:name="Shape1_6" draw:style-name="Mgr6" draw:text-style-name="MP19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>
      <style:header-left>
        <text:p text:style-name="MP17"><draw:line text:anchor-type="paragraph" draw:z-index="363" draw:name="Shape3_27" draw:style-name="Mgr5" draw:text-style-name="MP18" svg:x1="10.308cm" svg:y1="0.388cm" svg:x2="20.496cm" svg:y2="0.36cm"><text:p/></draw:line><draw:path text:anchor-type="paragraph" draw:z-index="187" draw:name="Shape1_9" draw:style-name="Mgr6" draw:text-style-name="MP19" svg:width="4.329cm" svg:height="2.238cm" svg:x="-1.5cm" svg:y="-1.001cm" svg:viewBox="0 0 4330 2239" svg:d="M0 2239l3984-288c209-15 363-167 345-342l-170-1609h-4159z"><text:p/></draw:path><text:span text:style-name="MT25">Fractions</text:span><text:span text:style-name="MT26"> : </text:span><text:span text:style-name="MT27">Problèmes</text:span><text:span text:style-name="MT26"> </text:span></text:p>
      </style:header-left>
      <style:footer>
        <text:p text:style-name="MP1"><draw:frame draw:style-name="Mfr3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190" draw:name="Shape4_4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8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98" draw:name="Shape4_4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5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92" draw:name="Shape4_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50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1"><draw:path text:anchor-type="paragraph" draw:z-index="322" draw:name="Shape1_4" draw:style-name="Mgr6" draw:text-style-name="MP19" svg:width="4.329cm" svg:height="2.238cm" svg:x="-1.5cm" svg:y="-7.4cm" svg:viewBox="0 0 4330 2239" svg:d="M0 2239l3984-288c209-15 363-167 345-342l-170-1609h-4159z"><text:p/></draw:path><draw:line text:anchor-type="paragraph" draw:z-index="201" draw:name="Shape3_9" draw:style-name="Mgr5" draw:text-style-name="MP18" svg:x1="10.37cm" svg:y1="0.365cm" svg:x2="20.496cm" svg:y2="0.36cm"><text:p/></draw:line><text:span text:style-name="MT29">Fractions</text:span> : <text:span text:style-name="MT29">Opérations</text:span> </text:p>
      </style:header>
      <style:header-left>
        <text:p text:style-name="MP21"><draw:path text:anchor-type="paragraph" draw:z-index="202" draw:name="Shape1_8" draw:style-name="Mgr6" draw:text-style-name="MP19" svg:width="4.329cm" svg:height="2.238cm" svg:x="-1.5cm" svg:y="-7.4cm" svg:viewBox="0 0 4330 2239" svg:d="M0 2239l3984-288c209-15 363-167 345-342l-170-1609h-4159z"><text:p/></draw:path><draw:line text:anchor-type="paragraph" draw:z-index="194" draw:name="Shape3_26" draw:style-name="Mgr5" draw:text-style-name="MP18" svg:x1="10.37cm" svg:y1="0.365cm" svg:x2="20.496cm" svg:y2="0.36cm"><text:p/></draw:line><text:span text:style-name="MT29">Fractions</text:span> : <text:span text:style-name="MT29">Opérations</text:span> </text:p>
      </style:header-left>
      <style:footer>
        <text:p text:style-name="MP1"><draw:frame draw:style-name="Mfr3" draw:name="Frame5111111112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196" draw:name="Shape4_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8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04" draw:name="Shape4_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00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4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3"><draw:line text:anchor-type="paragraph" draw:z-index="354" draw:name="Shape3_8" draw:style-name="Mgr5" draw:text-style-name="MP18" svg:x1="17.736cm" svg:y1="0.376cm" svg:x2="20.496cm" svg:y2="0.36cm"><text:p/></draw:line><text:span text:style-name="MT30">Fractions</text:span> : <text:span text:style-name="MT30">Fractions, décimaux et comparaison</text:span></text:p>
      </style:header>
      <style:header-left>
        <text:p text:style-name="MP23"><draw:line text:anchor-type="paragraph" draw:z-index="208" draw:name="Shape3_25" draw:style-name="Mgr5" draw:text-style-name="MP18" svg:x1="17.736cm" svg:y1="0.376cm" svg:x2="20.496cm" svg:y2="0.36cm"><text:p/></draw:line><text:span text:style-name="MT30">Fractions</text:span> : <text:span text:style-name="MT30">Fractions, décimaux et comparaison</text:span></text:p>
      </style:header-left>
      <style:footer>
        <text:p text:style-name="MP1"><draw:frame draw:style-name="Mfr3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03" draw:name="Shape4_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63" draw:name="Shape4_3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06" draw:name="Shape4_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53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62" draw:name="Shape3_24" draw:style-name="Mgr5" draw:text-style-name="MP18" svg:x1="11.52cm" svg:y1="0.376cm" svg:x2="20.496cm" svg:y2="0.36cm"><text:p/></draw:line><text:span text:style-name="MT31">Fractions</text:span> : <text:span text:style-name="MT31">Droite graduée</text:span></text:p>
      </style:header>
      <style:header-left>
        <text:p text:style-name="MP25"><draw:line text:anchor-type="paragraph" draw:z-index="63" draw:name="Shape3_28" draw:style-name="Mgr5" draw:text-style-name="MP18" svg:x1="11.52cm" svg:y1="0.376cm" svg:x2="20.496cm" svg:y2="0.36cm"><text:p/></draw:line><text:span text:style-name="MT31">Fractions</text:span> : <text:span text:style-name="MT31">Droite graduée</text:span></text:p>
      </style:header-left>
      <style:footer>
        <text:p text:style-name="MP1"><draw:frame draw:style-name="Mfr3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162" draw:name="Shape4_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8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70" draw:name="Shape4_2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1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3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7"><draw:path text:anchor-type="paragraph" draw:z-index="66" draw:name="Shape1_3" draw:style-name="Mgr6" draw:text-style-name="MP19" svg:width="4.329cm" svg:height="2.238cm" svg:x="-1.8cm" svg:y="-8.982cm" svg:viewBox="0 0 4330 2239" svg:d="M0 2239l3984-288c209-15 363-167 345-342l-170-1609h-4159z"><text:p/></draw:path><draw:line text:anchor-type="paragraph" draw:z-index="60" draw:name="Shape3_14" draw:style-name="Mgr5" draw:text-style-name="MP18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7"><draw:path text:anchor-type="paragraph" draw:z-index="172" draw:name="Shape1_7" draw:style-name="Mgr6" draw:text-style-name="MP19" svg:width="4.329cm" svg:height="2.238cm" svg:x="-1.8cm" svg:y="-8.982cm" svg:viewBox="0 0 4330 2239" svg:d="M0 2239l3984-288c209-15 363-167 345-342l-170-1609h-4159z"><text:p/></draw:path><draw:line text:anchor-type="paragraph" draw:z-index="64" draw:name="Shape3_23" draw:style-name="Mgr5" draw:text-style-name="MP18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1"><draw:frame draw:style-name="Mfr3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2"><draw:g text:anchor-type="paragraph" draw:z-index="168" draw:name="Shape4_2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8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75" draw:name="Shape4_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5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9"><draw:path text:anchor-type="paragraph" draw:z-index="71" draw:name="Shape1_1" draw:style-name="Mgr6" draw:text-style-name="MP19" svg:width="4.329cm" svg:height="2.238cm" svg:x="-1.8cm" svg:y="-8.982cm" svg:viewBox="0 0 4330 2239" svg:d="M0 2239l3984-288c209-15 363-167 345-342l-170-1609h-4159z"><text:p/></draw:path><draw:line text:anchor-type="paragraph" draw:z-index="72" draw:name="Shape3_13" draw:style-name="Mgr5" draw:text-style-name="MP18" svg:x1="15.337cm" svg:y1="0.36cm" svg:x2="20.496cm" svg:y2="0.36cm"><text:p/></draw:line><text:span text:style-name="MT33">Fractions</text:span> : <text:span text:style-name="MT33">Représentation géométrique</text:span></text:p>
      </style:header>
      <style:header-left>
        <text:p text:style-name="MP29"><draw:path text:anchor-type="paragraph" draw:z-index="57" draw:name="Shape1_5" draw:style-name="Mgr6" draw:text-style-name="MP19" svg:width="4.329cm" svg:height="2.238cm" svg:x="-1.8cm" svg:y="-8.982cm" svg:viewBox="0 0 4330 2239" svg:d="M0 2239l3984-288c209-15 363-167 345-342l-170-1609h-4159z"><text:p/></draw:path><draw:line text:anchor-type="paragraph" draw:z-index="68" draw:name="Shape3_21" draw:style-name="Mgr5" draw:text-style-name="MP18" svg:x1="15.337cm" svg:y1="0.36cm" svg:x2="20.496cm" svg:y2="0.36cm"><text:p/></draw:line><text:span text:style-name="MT33">Fractions</text:span> : <text:span text:style-name="MT33">Représentation géométrique</text:span></text:p>
      </style:header-left>
      <style:footer>
        <text:p text:style-name="MP1"><draw:frame draw:style-name="Mfr3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0"><text:span text:style-name="MT28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76" draw:name="Shape4_2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69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8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31"><draw:line text:anchor-type="paragraph" draw:z-index="56" draw:name="Shape3_6" draw:style-name="Mgr5" draw:text-style-name="MP18" svg:x1="18.701cm" svg:y1="0.36cm" svg:x2="20.497cm" svg:y2="0.36cm"><text:p/></draw:line><text:span text:style-name="MT34">Nombres entiers et décimaux</text:span> : <text:span text:style-name="MT34">Comparer, encadrer</text:span></text:p>
      </style:header>
      <style:header-left>
        <text:p text:style-name="MP31"><draw:line text:anchor-type="paragraph" draw:z-index="179" draw:name="Shape3_5" draw:style-name="Mgr5" draw:text-style-name="MP18" svg:x1="18.701cm" svg:y1="0.36cm" svg:x2="20.497cm" svg:y2="0.36cm"><text:p/></draw:line><text:span text:style-name="MT34">Nombres entiers et décimaux</text:span> : <text:span text:style-name="MT34">Comparer, encadrer</text:span></text:p>
      </style:header-left>
      <style:footer>
        <text:p text:style-name="MP1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73" draw:name="Shape4_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8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16" draw:name="Shape4_1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77" draw:name="Shape4_2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55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3"><draw:line text:anchor-type="paragraph" draw:z-index="67" draw:name="Shape3_2" draw:style-name="Mgr5" draw:text-style-name="MP18" svg:x1="16.083cm" svg:y1="0.383cm" svg:x2="20.496cm" svg:y2="0.36cm"><text:p/></draw:line>Nombres entiers et décimaux : Numération</text:p>
      </style:header>
      <style:header-left>
        <text:p text:style-name="MP33"><draw:line text:anchor-type="paragraph" draw:z-index="220" draw:name="Shape3_3" draw:style-name="Mgr5" draw:text-style-name="MP18" svg:x1="16.083cm" svg:y1="0.383cm" svg:x2="20.496cm" svg:y2="0.36cm"><text:p/></draw:line>Nombres entiers et décimaux : Numération</text:p>
      </style:header-left>
      <style:footer>
        <text:p text:style-name="MP1"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28">N</text:span>ombres entiers et décimaux : numération</text:p></draw:text-box></draw:frame><draw:g text:anchor-type="paragraph" draw:z-index="181" draw:name="Shape4_4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421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28">N</text:span>ombres entiers et décimaux : numération</text:p></draw:text-box></draw:frame><draw:g text:anchor-type="paragraph" draw:z-index="183" draw:name="Shape4_8" draw:style-name="Mgr1"><draw:path draw:style-name="Mgr2" draw:text-style-name="MP3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621" text:anchor-type="paragraph" svg:y="-0.06cm" draw:z-index="0"><draw:text-box fo:min-height="0.499cm" fo:min-width="3cm"><draw:frame draw:style-name="Mfr2" draw:name="Frame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24" draw:name="Shape4_7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18" draw:name="Shape4_9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9" draw:name="Shape4_11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35"><draw:line text:anchor-type="paragraph" draw:z-index="77" draw:name="Shape3_15" draw:style-name="Mgr5" draw:text-style-name="MP18" svg:x1="17.597cm" svg:y1="0.383cm" svg:x2="19.595cm" svg:y2="0.383cm"><text:p/></draw:line><text:span text:style-name="MT26">Nombres entiers et décimaux : </text:span><text:span text:style-name="Character_5f_20_5f_style"><text:span text:style-name="MT35">×</text:span></text:span><text:span text:style-name="MT36"> 10, 100, 1000</text:span></text:p>
      </style:header>
      <style:header-left>
        <text:p text:style-name="MP35"><draw:line text:anchor-type="paragraph" draw:z-index="227" draw:name="Shape3_19" draw:style-name="Mgr5" draw:text-style-name="MP18" svg:x1="17.597cm" svg:y1="0.383cm" svg:x2="19.595cm" svg:y2="0.383cm"><text:p/></draw:line><text:span text:style-name="MT26">Nombres entiers et décimaux : </text:span><text:span text:style-name="Character_5f_20_5f_style"><text:span text:style-name="MT35">×</text:span></text:span><text:span text:style-name="MT36"> 10, 100, 1000</text:span></text:p>
      </style:header-left>
      <style:footer>
        <text:p text:style-name="MP1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221" draw:name="Shape4_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3">N</text:span><text:span text:style-name="MT37">ombres entiers et décimaux : </text:span><text:span text:style-name="Character_5f_20_5f_style"><text:span text:style-name="MT35">×</text:span></text:span><text:span text:style-name="MT38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39" draw:name="Shape4_1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25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8" draw:name="Shape4_10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43" draw:name="Shape4_1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2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37" draw:name="Shape4_1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11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5"><draw:line text:anchor-type="paragraph" draw:z-index="51" draw:name="Shape3_1" draw:style-name="Mgr7" draw:text-style-name="MP18" svg:x1="16.575cm" svg:y1="0cm" svg:x2="19.073cm" svg:y2="0cm"><text:p/></draw:line><text:span text:style-name="MT26">Nombres entiers et décimaux : </text:span><text:span text:style-name="MT39">La droite graduée</text:span></text:p>
      </style:header>
      <style:header-left>
        <text:p text:style-name="MP35"><draw:line text:anchor-type="paragraph" draw:z-index="53" draw:name="Shape3_22" draw:style-name="Mgr5" draw:text-style-name="MP18" svg:x1="17.999cm" svg:y1="0.36cm" svg:x2="20.497cm" svg:y2="0.36cm"><text:p/></draw:line><text:span text:style-name="MT26">Nombres entiers et décimaux : </text:span><text:span text:style-name="MT39">La droite graduée</text:span></text:p>
      </style:header-left>
      <style:footer>
        <text:p text:style-name="MP1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240" draw:name="Shape4_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3">N</text:span><text:span text:style-name="MT37">ombres entiers et décimaux : </text:span><text:span text:style-name="MT40">la droite graduée</text:span></text:p></draw:text-box></draw:frame></text:p>
      </style:footer>
      <style:footer-left>
        <text:p text:style-name="MP1"><draw:frame draw:style-name="Mfr3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241" draw:name="Shape4_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3">N</text:span><text:span text:style-name="MT37">ombres entiers et décimaux : </text:span><text:span text:style-name="MT40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44" draw:name="Shape4_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46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7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56" draw:name="Shape4_6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60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8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49" draw:name="Shape4_8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8">Résoudre des problèmes</text:p></draw:text-box></draw:frame><draw:g text:anchor-type="paragraph" draw:z-index="253" draw:name="Shape4_97" draw:style-name="Mgr1"><draw:path draw:style-name="Mgr2" draw:text-style-name="MP3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6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38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42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91" draw:style-name="Mgr1"><draw:path draw:style-name="Mgr3" draw:text-style-name="MP39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0"><text:span text:style-name="MT50">Repères du plan : Se repérer</text:span> </text:p>
      </style:header>
      <style:header-left>
        <text:p text:style-name="MP40"><text:span text:style-name="MT50">Repères du plan : Se repérer</text:span> </text:p>
      </style:header-left>
      <style:footer>
        <text:p text:style-name="MP1"><draw:frame draw:style-name="Mfr3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2"><draw:g text:anchor-type="paragraph" draw:z-index="226" draw:name="Shape4_11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6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28" draw:name="Shape4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6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19" draw:name="Shape4_8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22" draw:name="Shape4_7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75" draw:style-name="Mgr1"><draw:path draw:style-name="Mgr3" draw:text-style-name="MP39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0"><text:span text:style-name="MT50">Repères du plan : Se repérer</text:span> </text:p>
      </style:header>
      <style:header-left>
        <text:p text:style-name="MP40"><text:span text:style-name="MT50">Repères du plan : Se repérer</text:span> </text:p>
      </style:header-left>
      <style:footer>
        <text:p text:style-name="MP1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4" draw:name="Shape4_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6"><draw:frame draw:style-name="Mfr3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"><draw:g text:anchor-type="paragraph" draw:z-index="217" draw:name="Shape4_7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39" draw:name="Shape3_7" draw:style-name="Mgr8" draw:text-style-name="MP18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2"><draw:line text:anchor-type="paragraph" draw:z-index="341" draw:name="Shape3_29" draw:style-name="Mgr8" draw:text-style-name="MP18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8">Comprendre la notion d’angle</text:span></text:h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4"><draw:line text:anchor-type="paragraph" draw:z-index="79" draw:name="Shape3_33" draw:style-name="Mgr8" draw:text-style-name="MP18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6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/text:p>
      </style:footer>
      <style:footer-left>
        <text:p text:style-name="MP6"><draw:frame draw:style-name="Mfr3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75" draw:name="Shape3_35" draw:style-name="Mgr8" draw:text-style-name="MP18" svg:x1="11.344cm" svg:y1="0.358cm" svg:x2="20.497cm" svg:y2="0.36cm"><text:p/></draw:line><text:span text:style-name="MT62">Angles </text:span>: Nommer un angle</text:p>
      </style:header>
      <style:footer>
        <text:p text:style-name="MP1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64" draw:name="Shape4_1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42" draw:name="Shape4_18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58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54" draw:name="Shape3_30" draw:style-name="Mgr8" draw:text-style-name="MP18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6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47" draw:name="Shape4_17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8" draw:name="Shape3_31" draw:style-name="Mgr8" draw:text-style-name="MP1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211" draw:name="Shape3_32" draw:style-name="Mgr8" draw:text-style-name="MP1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52" draw:name="Shape4_18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49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62" draw:name="Shape4_18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60" draw:name="Shape3_34" draw:style-name="Mgr8" draw:text-style-name="MP18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350" draw:name="Shape3_36" draw:style-name="Mgr8" draw:text-style-name="MP18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56">Angles : </text:span><text:span text:style-name="MT70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6"><draw:path text:anchor-type="paragraph" draw:z-index="355" draw:name="Shape1_3" draw:style-name="Mgr6" draw:text-style-name="MP19" svg:width="4.329cm" svg:height="2.238cm" svg:x="-1.5cm" svg:y="-1.001cm" svg:viewBox="0 0 4330 2239" svg:d="M0 2239l3984-288c209-15 363-167 345-342l-170-1609h-4159z"><text:p/></draw:path><draw:line text:anchor-type="paragraph" draw:z-index="193" draw:name="Shape3_15" draw:style-name="Mgr5" draw:text-style-name="MP18" svg:x1="10.308cm" svg:y1="0.388cm" svg:x2="20.496cm" svg:y2="0.36cm"><text:p/></draw:line><text:span text:style-name="MT25">Fractions</text:span><text:span text:style-name="MT26"> : </text:span><text:span text:style-name="MT27">Problèmes</text:span><text:span text:style-name="MT26"> </text:span></text:p>
      </style:header>
      <style:footer>
        <text:p text:style-name="MP1"><draw:frame draw:style-name="Mfr3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2"><draw:g text:anchor-type="paragraph" draw:z-index="361" draw:name="Shape4_6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8">F</text:span>ractions : Problèmes</text:p></draw:text-box></draw:frame></text:p>
      </style:footer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65" draw:name="Shape3_0" draw:style-name="Mgr9" draw:text-style-name="MP18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67" draw:name="Shape3_18" draw:style-name="Mgr9" draw:text-style-name="MP18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1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70" draw:name="Shape4_103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61" draw:name="Shape4_7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62" draw:name="Shape4_10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9"/>
      </style:header-left>
      <style:footer>
        <text:p text:style-name="MP6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Proportionnalité et pourcentages : proportionalité</text:p></draw:text-box></draw:frame><draw:g text:anchor-type="paragraph" draw:z-index="257" draw:name="Shape4_2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: </text:p></draw:text-box></draw:frame><draw:g text:anchor-type="paragraph" draw:z-index="259" draw:name="Shape4_8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1"><draw:frame draw:style-name="Mfr3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254" draw:name="Shape4_73" draw:style-name="Mgr1"><draw:path draw:style-name="Mgr3" draw:text-style-name="MP39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55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9"/>
      </style:header-left>
      <style:footer>
        <text:p text:style-name="MP6"><draw:frame draw:style-name="Mfr3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Proportionnalité et pourcentages : proportionalité</text:p></draw:text-box></draw:frame><draw:g text:anchor-type="paragraph" draw:z-index="332" draw:name="Shape4_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: </text:p></draw:text-box></draw:frame><draw:g text:anchor-type="paragraph" draw:z-index="357" draw:name="Shape4_9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1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09" draw:name="Shape4_9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6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321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99" draw:name="Shape4_9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84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0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1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80" draw:name="Shape4_94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31" draw:name="Shape4_95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30" draw:name="Shape4_96" draw:style-name="Mgr1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34" draw:name="Shape4_1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33" draw:name="Shape4_1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37" draw:name="Shape3_11" draw:style-name="Mgr9" draw:text-style-name="MP18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29" draw:name="Shape3_20" draw:style-name="Mgr9" draw:text-style-name="MP18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1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74" draw:name="Shape4_113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40" draw:name="Shape4_1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39" draw:name="Shape4_11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1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43" draw:name="Shape3_16" draw:style-name="Mgr9" draw:text-style-name="MP18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142" draw:name="Shape3_17" draw:style-name="Mgr9" draw:text-style-name="MP18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1"><draw:frame draw:style-name="Mfr3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64" draw:name="Shape4_107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22" draw:name="Shape4_10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44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2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89" draw:name="Shape4_109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123" draw:name="Shape4_122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87">Volume</text:span><text:span text:style-name="MT8"> </text:span></text:p></draw:text-box></draw:frame><draw:g text:anchor-type="paragraph" draw:z-index="280" draw:name="Shape4_145" draw:style-name="Mgr1"><draw:path draw:style-name="Mgr2" draw:text-style-name="MP3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1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0">Conversions d’unités : longueurs</text:p></draw:text-box></draw:frame><draw:g text:anchor-type="paragraph" draw:z-index="275" draw:name="Shape4_1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78" draw:name="Shape4_13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279" draw:name="Shape4_177" draw:style-name="Mgr1"><draw:path draw:style-name="Mgr2" draw:text-style-name="MP3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6"><draw:frame draw:style-name="Mfr3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longueurs</text:span><text:span text:style-name="MT8"> </text:span></text:p></draw:text-box></draw:frame><draw:g text:anchor-type="paragraph" draw:z-index="271" draw:name="Shape4_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73" draw:name="Shape4_12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6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0">masses</text:span><text:span text:style-name="MT8"> </text:span></text:p></draw:text-box></draw:frame><draw:g text:anchor-type="paragraph" draw:z-index="125" draw:name="Shape4_1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24" draw:name="Shape4_12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3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1">Masses</text:span><text:span text:style-name="MT8"> </text:span></text:p></draw:text-box></draw:frame><draw:g text:anchor-type="paragraph" draw:z-index="302" draw:name="Shape4_1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draw:g text:anchor-type="paragraph" draw:z-index="313" draw:name="Shape4_1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1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85" draw:name="Shape4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6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5">capacités</text:span><text:span text:style-name="MT8"> </text:span></text:p></draw:text-box></draw:frame><draw:g text:anchor-type="paragraph" draw:z-index="128" draw:name="Shape4_1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27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1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1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97">Capacités</text:span><text:span text:style-name="MT8"> </text:span></text:p></draw:text-box></draw:frame><draw:g text:anchor-type="paragraph" draw:z-index="268" draw:name="Shape4_14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6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153" draw:name="Shape4_13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51" draw:name="Shape4_13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1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23" draw:name="Shape4_1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45" draw:name="Shape4_1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6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149" draw:name="Shape4_1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46" draw:name="Shape4_14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15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1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6">vitesse</text:span><text:span text:style-name="MT8"> </text:span></text:p></draw:text-box></draw:frame><draw:g text:anchor-type="paragraph" draw:z-index="312" draw:name="Shape4_14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48" draw:name="Shape4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6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08">aires</text:span></text:p></draw:text-box></draw:frame><draw:g text:anchor-type="paragraph" draw:z-index="91" draw:name="Shape4_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152" draw:name="Shape4_1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7" draw:name="Shape4_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1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93" draw:name="Shape4_1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6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10">problèmes</text:span></text:p></draw:text-box></draw:frame><draw:g text:anchor-type="paragraph" draw:z-index="96" draw:name="Shape4_1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11">Conversions d’unités </text:span><text:span text:style-name="MT8">: </text:span><text:span text:style-name="MT111">problèmes</text:span></text:p></draw:text-box></draw:frame><draw:g text:anchor-type="paragraph" draw:z-index="95" draw:name="Shape4_63" draw:style-name="Mgr1"><draw:path draw:style-name="Mgr2" draw:text-style-name="MP3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1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6">Conversions d’unités : </text:span><text:span text:style-name="MT110">problèmes</text:span></text:p></draw:text-box></draw:frame><draw:g text:anchor-type="paragraph" draw:z-index="165" draw:name="Shape4_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98" draw:name="Shape4_142" draw:style-name="Mgr1"><draw:path draw:style-name="Mgr2" draw:text-style-name="MP3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6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100" draw:name="Shape4_1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99" draw:name="Shape4_15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1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356" draw:name="Shape4_157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3">partie 1</text:span> : <text:span text:style-name="MT114">Assembler et décomposer</text:span></text:p>
      </style:header>
      <style:footer>
        <text:p text:style-name="MP1"><draw:frame draw:style-name="Mfr3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345" draw:name="Shape4_216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"><draw:g text:anchor-type="paragraph" draw:z-index="346" draw:name="Shape4_21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7">Géométrie plane, </text:span><text:span text:style-name="MT116">partie 1</text:span><text:span text:style-name="MT17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6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343" draw:name="Shape4_21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344" draw:name="Shape4_21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3">Géométrie plane, </text:span><text:span text:style-name="MT113">partie 1</text:span> : <text:span text:style-name="MT122">coder</text:span></text:p>
      </style:header>
      <style:footer>
        <text:p text:style-name="MP1"><draw:g text:anchor-type="paragraph" draw:z-index="207" draw:name="Shape4_211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/text:p>
      </style:footer>
      <style:footer-left>
        <text:p text:style-name="MP6"><draw:g text:anchor-type="paragraph" draw:z-index="182" draw:name="Shape4_212" draw:style-name="Mgr1"><draw:path draw:style-name="Mgr4" draw:text-style-name="MP11" svg:width="0.855cm" svg:height="1.172cm" svg:x="-0.287cm" svg:y="-0.174cm" svg:viewBox="0 0 856 1173" svg:d="M856 1173h-856v-991c0-100 79-182 175-182h505c97 0 176 82 176 182z"><text:p/></draw:path></draw:g><draw:frame draw:style-name="Mfr3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7">Géométrie plane, </text:span><text:span text:style-name="MT116">partie 1</text:span><text:span text:style-name="MT17"> : </text:span><text:span text:style-name="MT123">coder</text:span></text:p></draw:text-box></draw:frame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6"><draw:frame draw:style-name="Mfr3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251" draw:name="Shape4_20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17">Géométrie plane : </text:span><text:span text:style-name="MT121">vocabulaire</text:span></text:p></draw:text-box></draw:frame><draw:g text:anchor-type="paragraph" draw:z-index="229" draw:name="Shape4_21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3">Géométrie plane</text:span> : <text:span text:style-name="MT14">P</text:span><text:span text:style-name="MT15">arallèles, perpendiculaires,<text:line-break/> </text:span><text:span text:style-name="MT16">distances</text:span></text:p>
      </style:header>
      <style:footer>
        <text:p text:style-name="MP1"><draw:frame draw:style-name="Mfr3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draw:g text:anchor-type="paragraph" draw:z-index="197" draw:name="Shape4_20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18">Parallèles, perpendiculaires, </text:span><text:span text:style-name="MT19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7">Géométrie plane : </text:span><text:span text:style-name="MT18">parallèles, perpendiculaires, </text:span><text:span text:style-name="MT19">distances</text:span></text:p></draw:text-box></draw:frame><draw:g text:anchor-type="paragraph" draw:z-index="329" draw:name="Shape4_206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3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236" draw:name="Shape4_20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73" draw:name="Shape4_1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3">Géométrie plane</text:span> : <text:span text:style-name="MT125">Milieu, alignement, </text:span><text:span text:style-name="MT126">appartenance</text:span></text:p>
      </style:header>
      <style:footer>
        <text:p text:style-name="MP1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336" draw:name="Shape4_1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6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276" draw:name="Shape4_1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7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6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solides : Vocabulaire, NatuRE</text:p></draw:text-box></draw:frame><draw:g text:anchor-type="paragraph" draw:z-index="195" draw:name="Shape4_14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solides : Vocabulaire, NatuRE</text:p></draw:text-box></draw:frame><draw:g text:anchor-type="paragraph" draw:z-index="186" draw:name="Shape4_15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3">Géométrie plane</text:span> : <text:span text:style-name="MT13">Points, droites </text:span><text:span text:style-name="MT131">et cercles</text:span></text:p>
      </style:header>
      <style:footer>
        <text:p text:style-name="MP6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67" draw:name="Shape4_20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6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210" draw:name="Shape4_2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6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solides : Vocabulaire, NatuRE</text:p></draw:text-box></draw:frame><draw:g text:anchor-type="paragraph" draw:z-index="248" draw:name="Shape4_2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solides : Vocabulaire, NatuRE</text:p></draw:text-box></draw:frame><draw:g text:anchor-type="paragraph" draw:z-index="213" draw:name="Shape4_20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0"><text:span text:style-name="MT50">Repères du plan : Se repérer</text:span> </text:p>
      </style:header>
      <style:footer>
        <text:p text:style-name="MP1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284" draw:name="Shape4_1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6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263" draw:name="Shape4_1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6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8">Repères du plan : Se </text:span><text:span text:style-name="MT136">déplacer</text:span></text:p></draw:text-box></draw:frame><draw:g text:anchor-type="paragraph" draw:z-index="337" draw:name="Shape4_192" draw:style-name="Mgr1"><draw:path draw:style-name="Mgr4" draw:text-style-name="MP11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text:span text:style-name="MT8">Repères du plan : se </text:span><text:span text:style-name="MT136">déplacer</text:span></text:p></draw:text-box></draw:frame><draw:g text:anchor-type="paragraph" draw:z-index="306" draw:name="Shape4_19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0"><text:span text:style-name="MT50">Repères du plan : Se repérer</text:span> </text:p>
      </style:header>
      <style:footer>
        <text:p text:style-name="MP1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58" draw:name="Shape4_19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6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59" draw:name="Shape4_19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6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Repères du plan : Se repérer</text:p></draw:text-box></draw:frame><draw:g text:anchor-type="paragraph" draw:z-index="351" draw:name="Shape4_11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Repères du plan : se repérer</text:p></draw:text-box></draw:frame><draw:g text:anchor-type="paragraph" draw:z-index="352" draw:name="Shape4_18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6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340" draw:name="Shape4_179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328" draw:name="Shape7_8" draw:style-name="Mgr9" draw:text-style-name="MP18" svg:x1="9.042cm" svg:y1="0.36cm" svg:x2="20.461cm" svg:y2="0.36cm"><text:p/></draw:line><draw:path text:anchor-type="paragraph" draw:z-index="330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331" draw:name="Shape6_2" draw:style-name="Mgr12" draw:text-style-name="MP81" svg:width="2.703cm" svg:height="0.715cm" draw:transform="rotate (0.0872664625997165) translate (-0.172861111111111cm 0.218722222222222cm)"><draw:text-box><text:p text:style-name="MP18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333" draw:name="Shape7_9" draw:style-name="Mgr9" draw:text-style-name="MP18" svg:x1="9.042cm" svg:y1="0.36cm" svg:x2="20.461cm" svg:y2="0.36cm"><text:p/></draw:line><draw:path text:anchor-type="paragraph" draw:z-index="334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335" draw:name="Shape6_5" draw:style-name="Mgr12" draw:text-style-name="MP81" svg:width="2.703cm" svg:height="0.715cm" draw:transform="rotate (0.0872664625997165) translate (-0.172861111111111cm 0.218722222222222cm)"><draw:text-box><text:p text:style-name="MP18"><text:span text:style-name="MT138">Série 1</text:span></text:p></draw:text-box></draw:frame>T<text:span text:style-name="MT139">itre de la série</text:span></text:p>
      </style:header-left>
      <style:footer>
        <text:p text:style-name="MP6"><draw:frame draw:style-name="Mfr3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338" draw:name="Shape8_5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1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327" draw:name="Shape4_178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2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24" draw:name="Shape4_18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25" draw:name="Shape4_18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1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323" draw:name="Shape4_169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18" draw:name="Shape4_1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19" draw:name="Shape4_1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314" draw:name="Shape4_17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316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17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1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311" draw:name="Shape4_173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299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301" draw:name="Shape6_3" draw:style-name="Mgr12" draw:text-style-name="MP81" svg:width="2.703cm" svg:height="0.715cm" draw:transform="rotate (0.0872664625997165) translate (-0.172861111111111cm 0.218722222222222cm)"><draw:text-box><text:p text:style-name="MP18"><text:span text:style-name="MT138">Série 1</text:span></text:p></draw:text-box></draw:frame><draw:line text:anchor-type="paragraph" draw:z-index="303" draw:name="Shape7_6" draw:style-name="Mgr9" draw:text-style-name="MP18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304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305" draw:name="Shape6_4" draw:style-name="Mgr12" draw:text-style-name="MP81" svg:width="2.703cm" svg:height="0.715cm" draw:transform="rotate (0.0872664625997165) translate (-0.172861111111111cm 0.218722222222222cm)"><draw:text-box><text:p text:style-name="MP18"><text:span text:style-name="MT138">Série 1</text:span></text:p></draw:text-box></draw:frame><draw:line text:anchor-type="paragraph" draw:z-index="307" draw:name="Shape7_3" draw:style-name="Mgr9" draw:text-style-name="MP18" svg:x1="9.042cm" svg:y1="0.36cm" svg:x2="20.461cm" svg:y2="0.36cm"><text:p/></draw:line>T<text:span text:style-name="MT139">itre de la série</text:span></text:p>
      </style:header-left>
      <style:footer>
        <text:p text:style-name="MP6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309" draw:name="Shape8_4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133459075" text:style-name="_5f_Numérotation_20_des_20_exercices">
          <text:list-item>
            <text:list>
              <text:list-item>
                <text:p text:style-name="MP88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297" draw:name="Shape4_174" draw:style-name="Mgr1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40737358859790" text:continue-numbering="true" text:style-name="_5f_Numérotation_20_des_20_exercices">
          <text:list-item>
            <text:list>
              <text:list-item>
                <text:p text:style-name="MP88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298" draw:name="Shape4_175" draw:style-name="Mgr1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6"><draw:frame draw:style-name="Mfr3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solides : Vocabulaire, NatuRE</text:p></draw:text-box></draw:frame><draw:g text:anchor-type="paragraph" draw:z-index="294" draw:name="Shape4_19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solides : Vocabulaire, NatuRE</text:p></draw:text-box></draw:frame><draw:g text:anchor-type="paragraph" draw:z-index="295" draw:name="Shape4_19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13">Géométrie plane</text:span> : <text:span text:style-name="MT145">D</text:span><text:span text:style-name="MT13">roites, </text:span><text:span text:style-name="MT146">demi-droites </text:span><text:span text:style-name="MT147">&amp; </text:span><text:span text:style-name="MT146">segments</text:span></text:p>
      </style:header>
      <style:footer>
        <text:p text:style-name="MP6"><draw:frame draw:style-name="Mfr3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"><draw:g text:anchor-type="paragraph" draw:z-index="291" draw:name="Shape4_19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7">droites, </text:span><text:span text:style-name="MT148">DEMI-droites et segments</text:span></text:p></draw:text-box></draw:frame></text:p>
      </style:footer>
      <style:footer-left>
        <text:p text:style-name="MP6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292" draw:name="Shape4_19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7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1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288" draw:name="Shape4_165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282" draw:name="Shape4_16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283" draw:name="Shape4_16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6"><draw:frame draw:style-name="Mfr3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 : additionner et soustraire</text:span><text:span text:style-name="MT8"> </text:span></text:p></draw:text-box></draw:frame><draw:g text:anchor-type="paragraph" draw:z-index="82" draw:name="Shape4_15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7">Calculer</text:span><text:span text:style-name="MT8"> : </text:span><text:span text:style-name="MT7">additionner et soustraire</text:span></text:p></draw:text-box></draw:frame><draw:g text:anchor-type="paragraph" draw:z-index="81" draw:name="Shape4_15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375" draw:name="Shape4_1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1"><draw:frame draw:style-name="Mfr3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"><draw:g text:anchor-type="paragraph" draw:z-index="83" draw:name="Shape4_161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6"><draw:frame draw:style-name="Mfr3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"><draw:g text:anchor-type="paragraph" draw:z-index="87" draw:name="Shape10_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6"><draw:frame draw:style-name="Mfr3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"><draw:g text:anchor-type="paragraph" draw:z-index="85" draw:name="Shape10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6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111" draw:name="Shape4_20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6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90" draw:name="Shape4_20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path text:anchor-type="paragraph" draw:z-index="118" draw:name="Shape7" draw:style-name="Mgr13" draw:text-style-name="MP100" svg:width="4.329cm" svg:height="2.24cm" svg:x="-1.499cm" svg:y="-1cm" svg:viewBox="0 0 4330 2241" svg:d="M0 2241l3984-288c209-15 363-168 345-342l-170-1611h-4159z"><text:p/></draw:path><draw:frame text:anchor-type="paragraph" draw:z-index="117" draw:name="Shape8" draw:style-name="Mgr12" draw:text-style-name="MP81" svg:width="2.703cm" svg:height="0.715cm" draw:transform="rotate (0.0872664625997165) translate (-0.172861111111111cm 0.218722222222222cm)"><draw:text-box><text:p text:style-name="MP18"><text:span text:style-name="MT138">Série 1</text:span></text:p></draw:text-box></draw:frame><draw:line text:anchor-type="paragraph" draw:z-index="114" draw:name="Shape9" draw:style-name="Mgr8" draw:text-style-name="MP18" svg:x1="11.559cm" svg:y1="0.36cm" svg:x2="20.5cm" svg:y2="0.36cm"><text:p/></draw:line>T<text:span text:style-name="MT158">itre de la série</text:span></text:p>
      </style:header>
      <style:footer>
        <text:p text:style-name="MP6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160" draw:name="Shape1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3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"><draw:g text:anchor-type="paragraph" draw:z-index="119" draw:name="Shape4_21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6"><draw:frame draw:style-name="Mfr3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21" draw:name="Shape4_218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6"><draw:frame draw:style-name="Mfr3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"><draw:g text:anchor-type="paragraph" draw:z-index="102" draw:name="Shape4_2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6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101" draw:name="Shape4_22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6"><draw:frame draw:style-name="Mfr3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"><draw:g text:anchor-type="paragraph" draw:z-index="104" draw:name="Shape10_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6"><draw:frame draw:style-name="Mfr3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"><draw:g text:anchor-type="paragraph" draw:z-index="103" draw:name="Shape10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6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106" draw:name="Shape4_22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3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"><draw:g text:anchor-type="paragraph" draw:z-index="108" draw:name="Shape4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6"><draw:frame draw:style-name="Mfr3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5">solides : Vocabulaire, NatuRE</text:p></draw:text-box></draw:frame><draw:g text:anchor-type="paragraph" draw:z-index="107" draw:name="Shape4_0" draw:style-name="Mgr1"><draw:path draw:style-name="Mgr4" draw:text-style-name="MP1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6"><draw:g text:anchor-type="paragraph" draw:z-index="374" draw:name="Shape4_22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draw:frame draw:style-name="Mfr3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solides : Vocabulaire, NatuRE</text:p></draw:text-box></draw:frame></text:p>
      </style:footer>
      <style:footer-left>
        <text:p text:style-name="MP6"><draw:frame draw:style-name="Mfr3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solides : Vocabulaire, NatuRE</text:p></draw:text-box></draw:frame><draw:g text:anchor-type="paragraph" draw:z-index="109" draw:name="Shape4_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6"><draw:frame draw:style-name="Mfr3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"><draw:g text:anchor-type="paragraph" draw:z-index="105" draw:name="Shape4_22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6"><draw:frame draw:style-name="Mfr3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"><draw:g text:anchor-type="paragraph" draw:z-index="110" draw:name="Shape4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g text:anchor-type="paragraph" draw:z-index="373" draw:name="Shape4_2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draw:frame draw:style-name="Mfr3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solides : <text:span text:style-name="MT169">patrons</text:span></text:p></draw:text-box></draw:frame></text:h>
      </style:footer>
      <style:footer-left>
        <text:p text:style-name="MP6"><draw:frame draw:style-name="Mfr3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120" draw:name="Shape4_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6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draw:g text:anchor-type="paragraph" draw:z-index="113" draw:name="Shape4_22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6"><draw:frame draw:style-name="Mfr3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2"><draw:g text:anchor-type="paragraph" draw:z-index="115" draw:name="Shape4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6"><draw:g text:anchor-type="paragraph" draw:z-index="154" draw:name="Shape4_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solides : Vocabulaire, NatuRE</text:p></draw:text-box></draw:frame></text:p>
      </style:footer>
      <style:footer-left>
        <text:p text:style-name="MP6"><draw:frame draw:style-name="Mfr3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solides : Vocabulaire, NatuRE</text:p></draw:text-box></draw:frame><draw:g text:anchor-type="paragraph" draw:z-index="112" draw:name="Shape4_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88" draw:name="Shape4_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89" draw:name="Shape4_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6"> : </text:span><text:span text:style-name="MT176">Reconnaissance et axes</text:span></text:p>
      </style:header>
      <style:footer>
        <text:p text:style-name="MP1"><draw:frame draw:style-name="Mfr3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"><draw:g text:anchor-type="paragraph" draw:z-index="80" draw:name="Shape4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6"><draw:frame draw:style-name="Mfr3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"><draw:g text:anchor-type="paragraph" draw:z-index="86" draw:name="Shape4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16" draw:name="Shape4_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97" draw:name="Shape4_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6"> : </text:span><text:span text:style-name="MT175">Médiatrice d’un segment</text:span></text:p>
      </style:header>
      <style:footer>
        <text:p text:style-name="MP1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92" draw:name="Shape4_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6"><draw:frame draw:style-name="Mfr3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"><draw:g text:anchor-type="paragraph" draw:z-index="94" draw:name="Shape4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g text:anchor-type="paragraph" draw:z-index="156" draw:name="Shape4_2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draw:frame draw:style-name="Mfr3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text:span text:style-name="MT124">Géométrie plane : </text:span><text:span text:style-name="MT14">parallèles, perpendiculaires, </text:span><text:span text:style-name="MT51">distances</text:span></text:p></draw:text-box></draw:frame></text:p>
      </style:footer>
      <style:footer-left>
        <text:p text:style-name="MP6"><draw:frame draw:style-name="Mfr3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8">Symétrie axiale : constructions</text:p></draw:text-box></draw:frame><draw:g text:anchor-type="paragraph" draw:z-index="136" draw:name="Shape4_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16">ymétrie axiale : Constructions</text:span></text:p>
      </style:header>
      <style:footer>
        <text:p text:style-name="MP1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150" draw:name="Shape4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51">S</text:span>ymétrie axiale : Constructions</text:h></draw:text-box></draw:frame></text:p>
      </style:footer>
      <style:footer-left>
        <text:p text:style-name="MP6"><draw:frame draw:style-name="Mfr3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"><draw:g text:anchor-type="paragraph" draw:z-index="147" draw:name="Shape4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6"><draw:g text:anchor-type="paragraph" draw:z-index="157" draw:name="Shape4_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text:span text:style-name="MT124">Géométrie plane : </text:span><text:span text:style-name="MT14">parallèles, perpendiculaires, </text:span><text:span text:style-name="MT51">distances</text:span></text:p></draw:text-box></draw:frame></text:p>
      </style:footer>
      <style:footer-left>
        <text:p text:style-name="MP6"><draw:frame draw:style-name="Mfr3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26" draw:name="Shape4_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16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16"> : </text:span><text:span text:style-name="MT180">Axes de symétrie de figures</text:span></text:p>
      </style:header-left>
      <style:footer>
        <text:p text:style-name="MP1"><draw:frame draw:style-name="Mfr3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"><draw:g text:anchor-type="paragraph" draw:z-index="138" draw:name="Shape4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1">S</text:span>ymétrie axiale : axes de symétrie de figures</text:p></draw:text-box></draw:frame></text:p>
      </style:footer>
      <style:footer-left>
        <text:p text:style-name="MP6"><draw:frame draw:style-name="Mfr3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"><draw:g text:anchor-type="paragraph" draw:z-index="141" draw:name="Shape4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32" draw:name="Shape4_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135" draw:name="Shape4_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1"><draw:frame draw:style-name="Mfr3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"><draw:g text:anchor-type="paragraph" draw:z-index="372" draw:name="Shape4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1">S</text:span>ymétrie axiale : propriétés</text:p></draw:text-box></draw:frame></text:p>
      </style:footer>
      <style:footer-left>
        <text:p text:style-name="MP6"><draw:frame draw:style-name="Mfr3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55" draw:name="Shape4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367" draw:name="Shape4_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<text:span text:style-name="MT124">Géométrie plane : </text:span><text:span text:style-name="MT14">parallèles, perpendiculaires, </text:span><text:span text:style-name="MT51">distances</text:span></text:p></draw:text-box></draw:frame><draw:g text:anchor-type="paragraph" draw:z-index="368" draw:name="Shape4_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51">S</text:span>ymétrie axiale : pour aller plus loin</text:p>
      </style:header>
      <style:footer>
        <text:p text:style-name="MP1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365" draw:name="Shape4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51">S</text:span>ymétrie axiale : pour aller plus loin</text:p></draw:text-box></draw:frame></text:p>
      </style:footer>
      <style:footer-left>
        <text:p text:style-name="MP6"><draw:frame draw:style-name="Mfr3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366" draw:name="Shape4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7">Géométrie plane : </text:span><text:span text:style-name="MT18">parallèles, perpendiculaires, </text:span><text:span text:style-name="MT19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6T14:07:34.529000000</dc:date>
    <meta:editing-duration>P3DT1H22M7S</meta:editing-duration>
    <meta:editing-cycles>360</meta:editing-cycles>
    <meta:generator>LibreOffice/7.1.1.2$Windows_X86_64 LibreOffice_project/fe0b08f4af1bacafe4c7ecc87ce55bb426164676</meta:generator>
    <meta:document-statistic meta:table-count="13" meta:image-count="0" meta:object-count="0" meta:page-count="4" meta:paragraph-count="975" meta:word-count="3463" meta:character-count="21905" meta:non-whitespace-character-count="19072"/>
    <meta:template xlink:type="simple" xlink:actuate="onRequest" xlink:title="Modele_cahier_numerique" xlink:href="../Modele_cahier_numerique.ott" meta:date="2021-06-26T11:37:57.266475964"/>
  </office:meta>
</office:document-meta>
</file>